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4811in"/>
    </style:style>
    <style:style style:name="co4" style:family="table-column">
      <style:table-column-properties fo:break-before="auto" style:column-width="2.5354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5.7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7071in" fo:break-before="auto" style:use-optimal-row-height="true"/>
    </style:style>
    <style:style style:name="ro3" style:family="table-row">
      <style:table-row-properties style:row-height="1.0484in" fo:break-before="auto" style:use-optimal-row-height="true"/>
    </style:style>
    <style:style style:name="ro4" style:family="table-row">
      <style:table-row-properties style:row-height="0.6827in" fo:break-before="auto" style:use-optimal-row-height="true"/>
    </style:style>
    <style:style style:name="ro5" style:family="table-row">
      <style:table-row-properties style:row-height="0.878in" fo:break-before="auto" style:use-optimal-row-height="true"/>
    </style:style>
    <style:style style:name="ro6" style:family="table-row">
      <style:table-row-properties style:row-height="0.5362in" fo:break-before="auto" style:use-optimal-row-height="true"/>
    </style:style>
    <style:style style:name="ro7" style:family="table-row">
      <style:table-row-properties style:row-height="1.5602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 style:data-style-name="N70">
      <style:table-cell-properties style:text-align-source="fix" style:repeat-content="false" fo:wrap-option="wrap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Phone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ddress</text:p>
          </table:table-cell>
          <table:table-cell table:style-name="ce6" office:value-type="string">
            <text:p>Email</text:p>
          </table:table-cell>
          <table:table-cell table:style-name="ce6" office:value-type="string">
            <text:p>desc</text:p>
          </table:table-cell>
          <table:table-cell table:style-name="ce6" table:number-columns-repeated="1018"/>
        </table:table-row>
        <table:table-row table:style-name="ro2">
          <table:table-cell office:value-type="string">
            <text:p>3E IT Solutions P Ltd</text:p>
          </table:table-cell>
          <table:table-cell office:value-type="string">
            <text:p>(0471) 6456457, 2700300</text:p>
          </table:table-cell>
          <table:table-cell office:value-type="string">
            <text:p>http://www.3esolutions.net</text:p>
          </table:table-cell>
          <table:table-cell office:value-type="string">
            <text:p/>
            <text:p><text:s/>Module No.L-17, Lower Ground Floor, Thejaswini Technopark Campus Trivandrum 695 581 ,</text:p>
          </table:table-cell>
          <table:table-cell/>
          <table:table-cell office:value-type="string">
            <text:p/>
            <text:p><text:s/>Module No.L-17, Lower Ground Floor, Thejaswini Technopark Campus Trivandrum 695 581 ,</text:p>
            <text:p><text:s/>Phone: (0471) 6456457, 2700300</text:p>
            <text:p><text:s/>Website: www.3esolutions.net , www.3esolutions.net/careers , </text:p>
          </table:table-cell>
          <table:table-cell table:number-columns-repeated="1018"/>
        </table:table-row>
        <table:table-row table:style-name="ro3">
          <table:table-cell office:value-type="string">
            <text:p>Aadans Infotech Solutions India Pvt Ltd</text:p>
          </table:table-cell>
          <table:table-cell office:value-type="string">
            <text:p>0471- 4099970, 4099971</text:p>
          </table:table-cell>
          <table:table-cell office:value-type="string">
            <text:p>http://www.aadansinfotech.com</text:p>
          </table:table-cell>
          <table:table-cell office:value-type="string">
            <text:p/>
            <text:p><text:s/>Plot No:5, 1st Floor , Amstor,</text:p>
            <text:p><text:s/>Technopark Campus </text:p>
            <text:p><text:s/></text:p>
          </table:table-cell>
          <table:table-cell office:value-type="string">
            <text:p>hr@aadansinfotech.com</text:p>
          </table:table-cell>
          <table:table-cell office:value-type="string">
            <text:p/>
            <text:p><text:s/>Plot No:5, 1st Floor , Amstor,</text:p>
            <text:p><text:s/>Technopark Campus </text:p>
            <text:p><text:s/>Phone: 0471- 4099970, 4099971</text:p>
            <text:p><text:s/>Email: hr@aadansinfotech.com</text:p>
            <text:p><text:s/>Website: www.aadansinfotech.com </text:p>
          </table:table-cell>
          <table:table-cell table:number-columns-repeated="1018"/>
        </table:table-row>
        <table:table-row table:style-name="ro3">
          <table:table-cell office:value-type="string">
            <text:p>Aaric Technologies Pvt.Ltd.</text:p>
          </table:table-cell>
          <table:table-cell office:value-type="string">
            <text:p>0471 4068585</text:p>
          </table:table-cell>
          <table:table-cell office:value-type="string">
            <text:p>http://www.aarictechnologies.com</text:p>
          </table:table-cell>
          <table:table-cell office:value-type="string">
            <text:p/>
            <text:p><text:s/>C-24 ,Thejaswini,</text:p>
            <text:p><text:s/>Technopark Campus </text:p>
            <text:p><text:s/></text:p>
          </table:table-cell>
          <table:table-cell office:value-type="string">
            <text:p>info@aarictpl.com</text:p>
          </table:table-cell>
          <table:table-cell office:value-type="string">
            <text:p/>
            <text:p><text:s/>C-24 ,Thejaswini,</text:p>
            <text:p><text:s/>Technopark Campus </text:p>
            <text:p><text:s/>Phone: 0471 4068585</text:p>
            <text:p><text:s/>Email: info@aarictpl.com</text:p>
            <text:p><text:s/>Website: www.aarictechnologies.com </text:p>
          </table:table-cell>
          <table:table-cell table:number-columns-repeated="1018"/>
        </table:table-row>
        <table:table-row table:style-name="ro3">
          <table:table-cell office:value-type="string">
            <text:p>Accel Frontline Limited</text:p>
          </table:table-cell>
          <table:table-cell office:value-type="string">
            <text:p>0471-3061234,3061235</text:p>
          </table:table-cell>
          <table:table-cell office:value-type="string">
            <text:p>http://www.ushustech.com</text:p>
          </table:table-cell>
          <table:table-cell office:value-type="string">
            <text:p/>
            <text:p><text:s/>311, Nila.,</text:p>
            <text:p><text:s/>Technopark Campus </text:p>
            <text:p><text:s/></text:p>
          </table:table-cell>
          <table:table-cell office:value-type="string">
            <text:p>business@ushustech.com</text:p>
          </table:table-cell>
          <table:table-cell office:value-type="string">
            <text:p/>
            <text:p><text:s/>311, Nila.,</text:p>
            <text:p><text:s/>Technopark Campus </text:p>
            <text:p><text:s/>Phone: 0471-3061234,3061235</text:p>
            <text:p><text:s/>Email: business@ushustech.com</text:p>
            <text:p><text:s/>Website: www.ushustech.com </text:p>
          </table:table-cell>
          <table:table-cell table:number-columns-repeated="1018"/>
        </table:table-row>
        <table:table-row table:style-name="ro3">
          <table:table-cell office:value-type="string">
            <text:p>Accentia Technologies Limited</text:p>
          </table:table-cell>
          <table:table-cell office:value-type="string">
            <text:p>471-2700964 </text:p>
          </table:table-cell>
          <table:table-cell office:value-type="string">
            <text:p>http://www.accentiatech.com</text:p>
          </table:table-cell>
          <table:table-cell office:value-type="string">
            <text:p/>
            <text:p><text:s/>233-241, NILA, Technopark Campus ,</text:p>
            <text:p><text:s/>Thiruvananthapuram - 695 581 </text:p>
            <text:p><text:s/></text:p>
          </table:table-cell>
          <table:table-cell office:value-type="string">
            <text:p>info@accentiatech.com</text:p>
          </table:table-cell>
          <table:table-cell office:value-type="string">
            <text:p/>
            <text:p><text:s/>233-241, NILA, Technopark Campus ,</text:p>
            <text:p><text:s/>Thiruvananthapuram - 695 581 </text:p>
            <text:p><text:s/>Phone: 471-2700964 </text:p>
            <text:p><text:s/>Email: info@accentiatech.com </text:p>
            <text:p><text:s/>Website: www.accentiatech.com </text:p>
          </table:table-cell>
          <table:table-cell table:number-columns-repeated="1018"/>
        </table:table-row>
        <table:table-row table:style-name="ro4">
          <table:table-cell office:value-type="string">
            <text:p>Accenture Services <text:s/>Pvt. Ltd</text:p>
          </table:table-cell>
          <table:table-cell table:number-columns-repeated="2"/>
          <table:table-cell office:value-type="string">
            <text:p/>
            <text:p><text:s/>SBC Module No.08 , Thejawini Building,</text:p>
            <text:p><text:s/>Technopark Campus </text:p>
          </table:table-cell>
          <table:table-cell/>
          <table:table-cell office:value-type="string">
            <text:p/>
            <text:p><text:s/>SBC Module No.08 , Thejawini Building,</text:p>
            <text:p><text:s/>Technopark Campus </text:p>
          </table:table-cell>
          <table:table-cell table:number-columns-repeated="1018"/>
        </table:table-row>
        <table:table-row table:style-name="ro3">
          <table:table-cell office:value-type="string">
            <text:p>ACIS-A Company of Allianz</text:p>
          </table:table-cell>
          <table:table-cell office:value-type="string">
            <text:p>+91 (0) 471 2335550</text:p>
          </table:table-cell>
          <table:table-cell office:value-type="string">
            <text:p>http://www.acis.co.in</text:p>
          </table:table-cell>
          <table:table-cell office:value-type="string">
            <text:p/>
            <text:p><text:s/>2 nd Floor, Bhavani,</text:p>
            <text:p><text:s/>Technopark Campus </text:p>
            <text:p><text:s/></text:p>
          </table:table-cell>
          <table:table-cell office:value-type="string">
            <text:p>careers@allianzcornhill.co.in (HR recruitment), rani.sasikumar@allianzcornhill.co.in (PR, Media, Communication</text:p>
          </table:table-cell>
          <table:table-cell office:value-type="string">
            <text:p/>
            <text:p><text:s/>2 nd Floor, Bhavani,</text:p>
            <text:p><text:s/>Technopark Campus </text:p>
            <text:p><text:s/>Phone: +91 (0) 471 2335550</text:p>
            <text:p><text:s/>Email: careers@allianzcornhill.co.in (HR recruitment), rani.sasikumar@allianzcornhill.co.in (PR, Media, Communication)</text:p>
            <text:p><text:s/>Website: www.acis.co.in </text:p>
          </table:table-cell>
          <table:table-cell table:number-columns-repeated="1018"/>
        </table:table-row>
        <table:table-row table:style-name="ro3">
          <table:table-cell office:value-type="string">
            <text:p>Addant Systems (P) Ltd</text:p>
          </table:table-cell>
          <table:table-cell office:value-type="string">
            <text:p>+91 471 2700155</text:p>
          </table:table-cell>
          <table:table-cell office:value-type="string">
            <text:p>http://www.addant.com</text:p>
          </table:table-cell>
          <table:table-cell office:value-type="string">
            <text:p/>
            <text:p><text:s/>C1, Gayatri ,</text:p>
            <text:p><text:s/>Technopark Campus </text:p>
            <text:p><text:s/></text:p>
          </table:table-cell>
          <table:table-cell office:value-type="string">
            <text:p>info@addant.com</text:p>
          </table:table-cell>
          <table:table-cell office:value-type="string">
            <text:p/>
            <text:p><text:s/>C1, Gayatri ,</text:p>
            <text:p><text:s/>Technopark Campus </text:p>
            <text:p><text:s/>Phone: +91 471 2700155</text:p>
            <text:p><text:s/>Email: info@addant.com </text:p>
            <text:p><text:s/>Website: www.addant.com </text:p>
          </table:table-cell>
          <table:table-cell table:number-columns-repeated="1018"/>
        </table:table-row>
        <table:table-row table:style-name="ro3">
          <table:table-cell office:value-type="string">
            <text:p>Advanced Media Technologies Pvt. Ltd (AMTEC)</text:p>
          </table:table-cell>
          <table:table-cell office:value-type="string">
            <text:p>+ 91-471-2700786 / +91 9567595681</text:p>
          </table:table-cell>
          <table:table-cell office:value-type="string">
            <text:p>http://www.amtec.in</text:p>
          </table:table-cell>
          <table:table-cell office:value-type="string">
            <text:p/>
            <text:p><text:s/>GF-011, Ground Floor, NILA Building,</text:p>
            <text:p><text:s/>Technopark Campus </text:p>
            <text:p><text:s/></text:p>
          </table:table-cell>
          <table:table-cell office:value-type="string">
            <text:p>info@amtec.in</text:p>
          </table:table-cell>
          <table:table-cell office:value-type="string">
            <text:p/>
            <text:p><text:s/>GF-011, Ground Floor, NILA Building,</text:p>
            <text:p><text:s/>Technopark Campus </text:p>
            <text:p><text:s/>Phone: + 91-471-2700786 / +91 9567595681</text:p>
            <text:p><text:s/>Email: info@amtec.in</text:p>
            <text:p><text:s/>Website: www.amtec.in , www.amtecanimation.com , </text:p>
          </table:table-cell>
          <table:table-cell table:number-columns-repeated="1018"/>
        </table:table-row>
        <table:table-row table:style-name="ro5">
          <table:table-cell office:value-type="string">
            <text:p>AES Solutions Pvt. Ltd.</text:p>
          </table:table-cell>
          <table:table-cell office:value-type="string">
            <text:p>+91 471 4060462, 4060463</text:p>
          </table:table-cell>
          <table:table-cell office:value-type="string">
            <text:p>http://www.aes-solutions.com</text:p>
          </table:table-cell>
          <table:table-cell office:value-type="string">
            <text:p/>
            <text:p><text:s/>Gayatri Building, Technopark Campus Trivandrum 695 581 ,</text:p>
            <text:p><text:s/></text:p>
          </table:table-cell>
          <table:table-cell office:value-type="string">
            <text:p>info@aes-solutions.com</text:p>
          </table:table-cell>
          <table:table-cell office:value-type="string">
            <text:p/>
            <text:p><text:s/>Gayatri Building, Technopark Campus Trivandrum 695 581 ,</text:p>
            <text:p><text:s/>Phone: +91 471 4060462, 4060463</text:p>
            <text:p><text:s/>Email: info@aes-solutions.com </text:p>
            <text:p><text:s/>Website: www.aes-solutions.com </text:p>
          </table:table-cell>
          <table:table-cell table:number-columns-repeated="1018"/>
        </table:table-row>
        <table:table-row table:style-name="ro3">
          <table:table-cell office:value-type="string">
            <text:p>Afras Academy for Business Communication(AABC) (Academic Institution)</text:p>
          </table:table-cell>
          <table:table-cell office:value-type="string">
            <text:p>+91-471-3217654,+91-471-3227654</text:p>
          </table:table-cell>
          <table:table-cell office:value-type="string">
            <text:p>http://www.aabc.in</text:p>
          </table:table-cell>
          <table:table-cell office:value-type="string">
            <text:p/>
            <text:p><text:s/>Thejaswini Annexe, Technopark Campus,</text:p>
            <text:p><text:s/>Trivandrum 695 581 </text:p>
            <text:p><text:s/></text:p>
          </table:table-cell>
          <table:table-cell office:value-type="string">
            <text:p>aabc@aabc.in</text:p>
          </table:table-cell>
          <table:table-cell office:value-type="string">
            <text:p/>
            <text:p><text:s/>Thejaswini Annexe, Technopark Campus,</text:p>
            <text:p><text:s/>Trivandrum 695 581 </text:p>
            <text:p><text:s/>Phone: +91-471-3217654,+91-471-3227654</text:p>
            <text:p><text:s/>Email: aabc@aabc.in</text:p>
            <text:p><text:s/>Website: www.aabc.in </text:p>
          </table:table-cell>
          <table:table-cell table:number-columns-repeated="1018"/>
        </table:table-row>
        <table:table-row table:style-name="ro3">
          <table:table-cell office:value-type="string">
            <text:p>AIR Event services Pvt Ltd</text:p>
          </table:table-cell>
          <table:table-cell office:value-type="string">
            <text:p>+91 33 24471261</text:p>
          </table:table-cell>
          <table:table-cell office:value-type="string">
            <text:p>http://www.asiainsurancereview.com</text:p>
          </table:table-cell>
          <table:table-cell office:value-type="string">
            <text:p/>
            <text:p><text:s/>5th Floor, Amstor Annex Building,</text:p>
            <text:p><text:s/>Technopark Campus </text:p>
            <text:p><text:s/></text:p>
          </table:table-cell>
          <table:table-cell office:value-type="string">
            <text:p>jimmy@asiainsurancereview.com</text:p>
          </table:table-cell>
          <table:table-cell office:value-type="string">
            <text:p/>
            <text:p><text:s/>5th Floor, Amstor Annex Building,</text:p>
            <text:p><text:s/>Technopark Campus </text:p>
            <text:p><text:s/>Phone: +91 33 24471261</text:p>
            <text:p><text:s/>Email: jimmy@asiainsurancereview.com</text:p>
            <text:p><text:s/>Website: www.asiainsurancereview.com </text:p>
          </table:table-cell>
          <table:table-cell table:number-columns-repeated="1018"/>
        </table:table-row>
        <table:table-row table:style-name="ro5">
          <table:table-cell office:value-type="string">
            <text:p>Aisthis Media Creations Pvt. Ltd.</text:p>
          </table:table-cell>
          <table:table-cell office:value-type="string">
            <text:p>+91 9496005999 / +91 93493 76562</text:p>
          </table:table-cell>
          <table:table-cell/>
          <table:table-cell office:value-type="string">
            <text:p/>
            <text:p><text:s/>NO. 5, Amstor Building,</text:p>
            <text:p><text:s/>Technopark Campus </text:p>
            <text:p><text:s/></text:p>
          </table:table-cell>
          <table:table-cell office:value-type="string">
            <text:p>media@aisthis.com</text:p>
          </table:table-cell>
          <table:table-cell office:value-type="string">
            <text:p/>
            <text:p><text:s/>NO. 5, Amstor Building,</text:p>
            <text:p><text:s/>Technopark Campus </text:p>
            <text:p><text:s/>Phone: +91 9496005999 / +91 93493 76562</text:p>
            <text:p><text:s/>Email: media@aisthis.com</text:p>
          </table:table-cell>
          <table:table-cell table:number-columns-repeated="1018"/>
        </table:table-row>
        <table:table-row table:style-name="ro3">
          <table:table-cell office:value-type="string">
            <text:p>Akira Software Solutions Pvt Ltd</text:p>
          </table:table-cell>
          <table:table-cell office:value-type="string">
            <text:p>+91-471-3047775</text:p>
          </table:table-cell>
          <table:table-cell office:value-type="string">
            <text:p>http://www.akiraplc.com</text:p>
          </table:table-cell>
          <table:table-cell office:value-type="string">
            <text:p/>
            <text:p><text:s/>A - 6, T-TBI, Nila, ,</text:p>
            <text:p><text:s/>Technopark Campus </text:p>
            <text:p><text:s/></text:p>
          </table:table-cell>
          <table:table-cell office:value-type="string">
            <text:p>info@akiraplc.com</text:p>
          </table:table-cell>
          <table:table-cell office:value-type="string">
            <text:p/>
            <text:p><text:s/>A - 6, T-TBI, Nila, ,</text:p>
            <text:p><text:s/>Technopark Campus </text:p>
            <text:p><text:s/>Phone: +91-471-3047775</text:p>
            <text:p><text:s/>Email: info@akiraplc.com</text:p>
            <text:p><text:s/>Website: www.akiraplc.com </text:p>
          </table:table-cell>
          <table:table-cell table:number-columns-repeated="1018"/>
        </table:table-row>
        <table:table-row table:style-name="ro2">
          <table:table-cell office:value-type="string">
            <text:p>Alamy Images India Pvt Ltd</text:p>
          </table:table-cell>
          <table:table-cell office:value-type="string">
            <text:p>2527641/2 </text:p>
          </table:table-cell>
          <table:table-cell office:value-type="string">
            <text:p>http://www.alamy.com</text:p>
          </table:table-cell>
          <table:table-cell office:value-type="string">
            <text:p/>
            <text:p><text:s/>Gayatri, Technopark Campus Trivandrum 695 581,</text:p>
            <text:p><text:s/></text:p>
          </table:table-cell>
          <table:table-cell/>
          <table:table-cell office:value-type="string">
            <text:p/>
            <text:p><text:s/>Gayatri, Technopark Campus Trivandrum 695 581,</text:p>
            <text:p><text:s/>Phone: 2527641/2 </text:p>
            <text:p><text:s/>Website: www.alamy.com </text:p>
          </table:table-cell>
          <table:table-cell table:number-columns-repeated="1018"/>
        </table:table-row>
        <table:table-row table:style-name="ro3">
          <table:table-cell office:value-type="string">
            <text:p>Alif Technologies India Pvt Ltd</text:p>
          </table:table-cell>
          <table:table-cell office:value-type="string">
            <text:p>0471-6587905</text:p>
          </table:table-cell>
          <table:table-cell office:value-type="string">
            <text:p>http://www.aliftechnologies.co.in</text:p>
          </table:table-cell>
          <table:table-cell office:value-type="string">
            <text:p/>
            <text:p><text:s/>Fourth Floor, Amstor Building,</text:p>
            <text:p><text:s/>Technopark Campus </text:p>
            <text:p><text:s/></text:p>
          </table:table-cell>
          <table:table-cell office:value-type="string">
            <text:p>info@aliftechnologies.co.in</text:p>
          </table:table-cell>
          <table:table-cell office:value-type="string">
            <text:p/>
            <text:p><text:s/>Fourth Floor, Amstor Building,</text:p>
            <text:p><text:s/>Technopark Campus </text:p>
            <text:p><text:s/>Phone: 0471-6587905</text:p>
            <text:p><text:s/>Email: info@aliftechnologies.co.in</text:p>
            <text:p><text:s/>Website: www.aliftechnologies.co.in , www.aliftechnologies.com , </text:p>
          </table:table-cell>
          <table:table-cell table:number-columns-repeated="1018"/>
        </table:table-row>
        <table:table-row table:style-name="ro5">
          <table:table-cell office:value-type="string">
            <text:p>Alokin Software Pvt. Ltd.</text:p>
          </table:table-cell>
          <table:table-cell office:value-type="string">
            <text:p>+91-9846088898, +91-471-6588898</text:p>
          </table:table-cell>
          <table:table-cell office:value-type="string">
            <text:p>http://www.alokin.in</text:p>
          </table:table-cell>
          <table:table-cell office:value-type="string">
            <text:p/>
            <text:p><text:s/>TBIC 17, Thejaswini Building,</text:p>
            <text:p><text:s/>Technopark Campus, Technopark </text:p>
            <text:p><text:s/></text:p>
          </table:table-cell>
          <table:table-cell/>
          <table:table-cell office:value-type="string">
            <text:p/>
            <text:p><text:s/>TBIC 17, Thejaswini Building,</text:p>
            <text:p><text:s/>Technopark Campus, Technopark </text:p>
            <text:p><text:s/>Phone: +91-9846088898, +91-471-6588898</text:p>
            <text:p><text:s/>Website: http://www.alokin.in </text:p>
          </table:table-cell>
          <table:table-cell table:number-columns-repeated="1018"/>
        </table:table-row>
        <table:table-row table:style-name="ro3">
          <table:table-cell office:value-type="string">
            <text:p>Amedisoft Technologies Pvt. Ltd.</text:p>
          </table:table-cell>
          <table:table-cell office:value-type="string">
            <text:p>0471-4062219</text:p>
          </table:table-cell>
          <table:table-cell office:value-type="string">
            <text:p>http://www.amedisoft.com</text:p>
          </table:table-cell>
          <table:table-cell office:value-type="string">
            <text:p/>
            <text:p><text:s/>TBIC-12, Level -2, Thejaswini,,</text:p>
            <text:p><text:s/>Technopark Campus </text:p>
            <text:p><text:s/></text:p>
          </table:table-cell>
          <table:table-cell office:value-type="string">
            <text:p>tvm@amedisoft.com</text:p>
          </table:table-cell>
          <table:table-cell office:value-type="string">
            <text:p/>
            <text:p><text:s/>TBIC-12, Level -2, Thejaswini,,</text:p>
            <text:p><text:s/>Technopark Campus </text:p>
            <text:p><text:s/>Phone: 0471-4062219</text:p>
            <text:p><text:s/>Email: tvm@amedisoft.com</text:p>
            <text:p><text:s/>Website: www.amedisoft.com </text:p>
          </table:table-cell>
          <table:table-cell table:number-columns-repeated="1018"/>
        </table:table-row>
        <table:table-row table:style-name="ro5">
          <table:table-cell office:value-type="string">
            <text:p>Amstor Information Technology India Pvt Ltd</text:p>
          </table:table-cell>
          <table:table-cell office:value-type="string">
            <text:p>471-2700153 ,471 - 2527400</text:p>
          </table:table-cell>
          <table:table-cell office:value-type="string">
            <text:p>http://www.amstorindia.com</text:p>
          </table:table-cell>
          <table:table-cell office:value-type="string">
            <text:p/>
            <text:p><text:s/>Amstor House, Technopark Campus, Trivandrum 695 581 ,</text:p>
            <text:p><text:s/></text:p>
          </table:table-cell>
          <table:table-cell office:value-type="string">
            <text:p>info@amstorindia.com</text:p>
          </table:table-cell>
          <table:table-cell office:value-type="string">
            <text:p/>
            <text:p><text:s/>Amstor House, Technopark Campus, Trivandrum 695 581 ,</text:p>
            <text:p><text:s/>Phone: 471-2700153 ,471 - 2527400</text:p>
            <text:p><text:s/>Email: info@amstorindia.com </text:p>
            <text:p><text:s/>Website: www.amstorindia.com </text:p>
          </table:table-cell>
          <table:table-cell table:number-columns-repeated="1018"/>
        </table:table-row>
        <table:table-row table:style-name="ro5">
          <table:table-cell office:value-type="string">
            <text:p>Amstor Softech (India) Pvt. Ltd</text:p>
          </table:table-cell>
          <table:table-cell office:value-type="string">
            <text:p>471- 2700153, 471 - 2527400</text:p>
          </table:table-cell>
          <table:table-cell office:value-type="string">
            <text:p>http://www.amstorglobal.com</text:p>
          </table:table-cell>
          <table:table-cell office:value-type="string">
            <text:p/>
            <text:p><text:s/>Amstor House, Technopark Campus Trivandrum 695 581 ,</text:p>
            <text:p><text:s/></text:p>
          </table:table-cell>
          <table:table-cell office:value-type="string">
            <text:p>info@amstorglobal.com</text:p>
          </table:table-cell>
          <table:table-cell office:value-type="string">
            <text:p/>
            <text:p><text:s/>Amstor House, Technopark Campus Trivandrum 695 581 ,</text:p>
            <text:p><text:s/>Phone: 471- 2700153, 471 - 2527400</text:p>
            <text:p><text:s/>Email: info@amstorglobal.com </text:p>
            <text:p><text:s/>Website: www.amstorglobal.com </text:p>
          </table:table-cell>
          <table:table-cell table:number-columns-repeated="1018"/>
        </table:table-row>
        <table:table-row table:style-name="ro3">
          <table:table-cell office:value-type="string">
            <text:p>Applexus Technologies (P) Ltd</text:p>
          </table:table-cell>
          <table:table-cell office:value-type="string">
            <text:p>+91(471) 270-0900</text:p>
          </table:table-cell>
          <table:table-cell office:value-type="string">
            <text:p>http://www.applexus.com</text:p>
          </table:table-cell>
          <table:table-cell office:value-type="string">
            <text:p/>
            <text:p><text:s/>3rd Floor, Amstor Building,</text:p>
            <text:p><text:s/>Technopark Campus </text:p>
            <text:p><text:s/></text:p>
          </table:table-cell>
          <table:table-cell office:value-type="string">
            <text:p>contactindia@applexus.com</text:p>
          </table:table-cell>
          <table:table-cell office:value-type="string">
            <text:p/>
            <text:p><text:s/>3rd Floor, Amstor Building,</text:p>
            <text:p><text:s/>Technopark Campus </text:p>
            <text:p><text:s/>Phone: +91(471) 270-0900</text:p>
            <text:p><text:s/>Email: contactindia@applexus.com</text:p>
            <text:p><text:s/>Website: www.applexus.com </text:p>
          </table:table-cell>
          <table:table-cell table:number-columns-repeated="1018"/>
        </table:table-row>
        <table:table-row table:style-name="ro3">
          <table:table-cell office:value-type="string">
            <text:p>Apsalt Technologies Pvt Ltd</text:p>
          </table:table-cell>
          <table:table-cell office:value-type="string">
            <text:p>0471 2700009</text:p>
          </table:table-cell>
          <table:table-cell office:value-type="string">
            <text:p>http://www.apsalt.com</text:p>
          </table:table-cell>
          <table:table-cell office:value-type="string">
            <text:p/>
            <text:p><text:s/>Basement Floor, Park Centre,</text:p>
            <text:p><text:s/>Technopark Campus </text:p>
            <text:p><text:s/></text:p>
          </table:table-cell>
          <table:table-cell office:value-type="string">
            <text:p>info@apsalt.com</text:p>
          </table:table-cell>
          <table:table-cell office:value-type="string">
            <text:p/>
            <text:p><text:s/>Basement Floor, Park Centre,</text:p>
            <text:p><text:s/>Technopark Campus </text:p>
            <text:p><text:s/>Phone: 0471 2700009</text:p>
            <text:p><text:s/>Email: info@apsalt.com</text:p>
            <text:p><text:s/>Website: www.apsalt.com </text:p>
          </table:table-cell>
          <table:table-cell table:number-columns-repeated="1018"/>
        </table:table-row>
        <table:table-row table:style-name="ro5">
          <table:table-cell office:value-type="string">
            <text:p>Aptara Learning Private Limited</text:p>
          </table:table-cell>
          <table:table-cell office:value-type="string">
            <text:p>+91 471 4063370 </text:p>
          </table:table-cell>
          <table:table-cell office:value-type="string">
            <text:p>http://www.aptaracorp.com/</text:p>
          </table:table-cell>
          <table:table-cell office:value-type="string">
            <text:p/>
            <text:p><text:s/>222-223, 2nd Floor, Nila Building &amp;amp; C1-Thejaswini Building,</text:p>
            <text:p><text:s/>Technopark Campus </text:p>
            <text:p><text:s/></text:p>
          </table:table-cell>
          <table:table-cell/>
          <table:table-cell office:value-type="string">
            <text:p/>
            <text:p><text:s/>222-223, 2nd Floor, Nila Building &amp;amp; C1-Thejaswini Building,</text:p>
            <text:p><text:s/>Technopark Campus </text:p>
            <text:p><text:s/>Phone: +91 471 4063370 </text:p>
            <text:p><text:s/>Website: http://www.aptaracorp.com/ </text:p>
          </table:table-cell>
          <table:table-cell table:number-columns-repeated="1018"/>
        </table:table-row>
        <table:table-row table:style-name="ro3">
          <table:table-cell office:value-type="string">
            <text:p>Aqlanza Software Consultancy Pvt. Ltd.</text:p>
          </table:table-cell>
          <table:table-cell office:value-type="string">
            <text:p>0471 3049191 - 96</text:p>
          </table:table-cell>
          <table:table-cell office:value-type="string">
            <text:p>http://www.aqlanza.com</text:p>
          </table:table-cell>
          <table:table-cell office:value-type="string">
            <text:p/>
            <text:p><text:s/>L-12 C, -1 Floor, Thejaswini Building,</text:p>
            <text:p><text:s/>Technopark Campus </text:p>
            <text:p><text:s/></text:p>
          </table:table-cell>
          <table:table-cell office:value-type="string">
            <text:p>info@aqlanza.com</text:p>
          </table:table-cell>
          <table:table-cell office:value-type="string">
            <text:p/>
            <text:p><text:s/>L-12 C, -1 Floor, Thejaswini Building,</text:p>
            <text:p><text:s/>Technopark Campus </text:p>
            <text:p><text:s/>Phone: 0471 3049191 - 96</text:p>
            <text:p><text:s/>Email: info@aqlanza.com</text:p>
            <text:p><text:s/>Website: www.aqlanza.com </text:p>
          </table:table-cell>
          <table:table-cell table:number-columns-repeated="1018"/>
        </table:table-row>
        <table:table-row table:style-name="ro5">
          <table:table-cell office:value-type="string">
            <text:p>Arackal Digital Solutions</text:p>
          </table:table-cell>
          <table:table-cell office:value-type="string">
            <text:p>471-2527501 </text:p>
          </table:table-cell>
          <table:table-cell office:value-type="string">
            <text:p>http://www.arackal.com</text:p>
          </table:table-cell>
          <table:table-cell office:value-type="string">
            <text:p/>
            <text:p><text:s/>231 &amp;amp; 232 Nila, Technopark Campus Trivandrum,</text:p>
            <text:p><text:s/></text:p>
          </table:table-cell>
          <table:table-cell office:value-type="string">
            <text:p>info@arackal.com</text:p>
          </table:table-cell>
          <table:table-cell office:value-type="string">
            <text:p/>
            <text:p><text:s/>231 &amp;amp; 232 Nila, Technopark Campus Trivandrum,</text:p>
            <text:p><text:s/>Phone: 471-2527501 </text:p>
            <text:p><text:s/>Email: info@arackal.com </text:p>
            <text:p><text:s/>Website: www.arackal.com </text:p>
          </table:table-cell>
          <table:table-cell table:number-columns-repeated="1018"/>
        </table:table-row>
        <table:table-row table:style-name="ro3">
          <table:table-cell office:value-type="string">
            <text:p>Ariva Med Data Infotech Pvt. Ltd.</text:p>
          </table:table-cell>
          <table:table-cell office:value-type="string">
            <text:p>0471 2700880</text:p>
          </table:table-cell>
          <table:table-cell office:value-type="string">
            <text:p>http://www.arivameddata.com</text:p>
          </table:table-cell>
          <table:table-cell office:value-type="string">
            <text:p/>
            <text:p><text:s/>L-1, Thejaswini Building,</text:p>
            <text:p><text:s/>Technopark Campus </text:p>
            <text:p><text:s/></text:p>
          </table:table-cell>
          <table:table-cell office:value-type="string">
            <text:p>info@arivameddata.com</text:p>
          </table:table-cell>
          <table:table-cell office:value-type="string">
            <text:p/>
            <text:p><text:s/>L-1, Thejaswini Building,</text:p>
            <text:p><text:s/>Technopark Campus </text:p>
            <text:p><text:s/>Phone: 0471 2700880</text:p>
            <text:p><text:s/>Email: info@arivameddata.com</text:p>
            <text:p><text:s/>Website: www.arivameddata.com </text:p>
          </table:table-cell>
          <table:table-cell table:number-columns-repeated="1018"/>
        </table:table-row>
        <table:table-row table:style-name="ro3">
          <table:table-cell office:value-type="string">
            <text:p>Armtech Solutions Private Limited</text:p>
          </table:table-cell>
          <table:table-cell office:value-type="string">
            <text:p>0471 3106688</text:p>
          </table:table-cell>
          <table:table-cell office:value-type="string">
            <text:p>http://www.armtechsolutions.net</text:p>
          </table:table-cell>
          <table:table-cell office:value-type="string">
            <text:p/>
            <text:p><text:s/>B-6, T-TBI, NILA,</text:p>
            <text:p><text:s/>Technopark Campus </text:p>
            <text:p><text:s/></text:p>
          </table:table-cell>
          <table:table-cell office:value-type="string">
            <text:p>info@armtechsolutions.net</text:p>
          </table:table-cell>
          <table:table-cell office:value-type="string">
            <text:p/>
            <text:p><text:s/>B-6, T-TBI, NILA,</text:p>
            <text:p><text:s/>Technopark Campus </text:p>
            <text:p><text:s/>Phone: 0471 3106688</text:p>
            <text:p><text:s/>Email: info@armtechsolutions.net</text:p>
            <text:p><text:s/>Website: www.armtechsolutions.net </text:p>
          </table:table-cell>
          <table:table-cell table:number-columns-repeated="1018"/>
        </table:table-row>
        <table:table-row table:style-name="ro3">
          <table:table-cell office:value-type="string">
            <text:p>ARS Traffic and Transport Technology (India) Pvt. Ltd</text:p>
          </table:table-cell>
          <table:table-cell office:value-type="string">
            <text:p>471-2527444, 2527155</text:p>
          </table:table-cell>
          <table:table-cell office:value-type="string">
            <text:p>http://www.arssoftware.com</text:p>
          </table:table-cell>
          <table:table-cell office:value-type="string">
            <text:p/>
            <text:p><text:s/>131-135, 1st Floor, Nila,,</text:p>
            <text:p><text:s/>Technopark Campus </text:p>
            <text:p><text:s/></text:p>
          </table:table-cell>
          <table:table-cell office:value-type="string">
            <text:p>info@arssoftware.com</text:p>
          </table:table-cell>
          <table:table-cell office:value-type="string">
            <text:p/>
            <text:p><text:s/>131-135, 1st Floor, Nila,,</text:p>
            <text:p><text:s/>Technopark Campus </text:p>
            <text:p><text:s/>Phone: 471-2527444, 2527155</text:p>
            <text:p><text:s/>Email: info@arssoftware.com</text:p>
            <text:p><text:s/>Website: www.arssoftware.com </text:p>
          </table:table-cell>
          <table:table-cell table:number-columns-repeated="1018"/>
        </table:table-row>
        <table:table-row table:style-name="ro5">
          <table:table-cell office:value-type="string">
            <text:p>Assuretech Business Solutions Pvt. Ltd</text:p>
          </table:table-cell>
          <table:table-cell office:value-type="string">
            <text:p>+91-471-3013440 </text:p>
          </table:table-cell>
          <table:table-cell office:value-type="string">
            <text:p>http://www.assuretech.in</text:p>
          </table:table-cell>
          <table:table-cell office:value-type="string">
            <text:p/>
            <text:p><text:s/>L-10(A), Thejaswini, Technopark Campus Trivandrum ,</text:p>
            <text:p><text:s/></text:p>
          </table:table-cell>
          <table:table-cell office:value-type="string">
            <text:p>info@assuretech.in</text:p>
          </table:table-cell>
          <table:table-cell office:value-type="string">
            <text:p/>
            <text:p><text:s/>L-10(A), Thejaswini, Technopark Campus Trivandrum ,</text:p>
            <text:p><text:s/>Phone: +91-471-3013440 </text:p>
            <text:p><text:s/>Email: info@assuretech.in </text:p>
            <text:p><text:s/>Website: www.assuretech.in </text:p>
          </table:table-cell>
          <table:table-cell table:number-columns-repeated="1018"/>
        </table:table-row>
        <table:table-row table:style-name="ro3">
          <table:table-cell office:value-type="string">
            <text:p>Ateliertech IT Services Pvt. Ltd.</text:p>
          </table:table-cell>
          <table:table-cell/>
          <table:table-cell office:value-type="string">
            <text:p>http://www.atelier-tech.com</text:p>
          </table:table-cell>
          <table:table-cell office:value-type="string">
            <text:p/>
            <text:p><text:s/>TBIC 6, TBIC, -2, Thejaswini,</text:p>
            <text:p><text:s/>Technopark Campus </text:p>
            <text:p><text:s/>Email: info@atelier-tech.com</text:p>
            <text:p><text:s/>Website: www.atelier-tech.com , www.ateliercg.com , </text:p>
          </table:table-cell>
          <table:table-cell office:value-type="string">
            <text:p>info@atelier-tech.com</text:p>
          </table:table-cell>
          <table:table-cell office:value-type="string">
            <text:p/>
            <text:p><text:s/>TBIC 6, TBIC, -2, Thejaswini,</text:p>
            <text:p><text:s/>Technopark Campus </text:p>
            <text:p><text:s/>Email: info@atelier-tech.com</text:p>
            <text:p><text:s/>Website: www.atelier-tech.com , www.ateliercg.com , </text:p>
          </table:table-cell>
          <table:table-cell table:number-columns-repeated="1018"/>
        </table:table-row>
        <table:table-row table:style-name="ro5">
          <table:table-cell office:value-type="string">
            <text:p>Aten India Software Solutions Pvt. Ltd</text:p>
          </table:table-cell>
          <table:table-cell office:value-type="string">
            <text:p>471-2700115</text:p>
          </table:table-cell>
          <table:table-cell/>
          <table:table-cell office:value-type="string">
            <text:p/>
            <text:p><text:s/>NO: B-3, T-TBI, NILA,</text:p>
            <text:p><text:s/>Technopark Campus, Trivandrum </text:p>
            <text:p><text:s/></text:p>
          </table:table-cell>
          <table:table-cell office:value-type="string">
            <text:p>hr@atenindia.com</text:p>
          </table:table-cell>
          <table:table-cell office:value-type="string">
            <text:p/>
            <text:p><text:s/>NO: B-3, T-TBI, NILA,</text:p>
            <text:p><text:s/>Technopark Campus, Trivandrum </text:p>
            <text:p><text:s/>Phone: 471-2700115</text:p>
            <text:p><text:s/>Email: hr@atenindia.com</text:p>
          </table:table-cell>
          <table:table-cell table:number-columns-repeated="1018"/>
        </table:table-row>
        <table:table-row table:style-name="ro6">
          <table:table-cell office:value-type="string">
            <text:p>ATHIYA TECHNOLOGIES PVT. LTD</text:p>
          </table:table-cell>
          <table:table-cell table:number-columns-repeated="2"/>
          <table:table-cell office:value-type="string">
            <text:p/>
            <text:p><text:s/>A - 5, T-TBI, Nila,</text:p>
            <text:p><text:s/>Technopark Campus, Technopark </text:p>
          </table:table-cell>
          <table:table-cell/>
          <table:table-cell office:value-type="string">
            <text:p/>
            <text:p><text:s/>A - 5, T-TBI, Nila,</text:p>
            <text:p><text:s/>Technopark Campus, Technopark </text:p>
          </table:table-cell>
          <table:table-cell table:number-columns-repeated="1018"/>
        </table:table-row>
        <table:table-row table:style-name="ro5">
          <table:table-cell office:value-type="string">
            <text:p>Attinad Software Pvt Ltd</text:p>
          </table:table-cell>
          <table:table-cell/>
          <table:table-cell office:value-type="string">
            <text:p>http://www.attinadsoftware.com</text:p>
          </table:table-cell>
          <table:table-cell office:value-type="string">
            <text:p/>
            <text:p><text:s/>Module- 335, III Floor, Nila Building, Technopark Campus,</text:p>
            <text:p><text:s/>Trivandrum 695 581 </text:p>
            <text:p><text:s/>Website: www.attinadsoftware.com </text:p>
          </table:table-cell>
          <table:table-cell/>
          <table:table-cell office:value-type="string">
            <text:p/>
            <text:p><text:s/>Module- 335, III Floor, Nila Building, Technopark Campus,</text:p>
            <text:p><text:s/>Trivandrum 695 581 </text:p>
            <text:p><text:s/>Website: www.attinadsoftware.com </text:p>
          </table:table-cell>
          <table:table-cell table:number-columns-repeated="1018"/>
        </table:table-row>
        <table:table-row table:style-name="ro5">
          <table:table-cell office:value-type="string">
            <text:p>Aushim Soft Pvt. Ltd</text:p>
          </table:table-cell>
          <table:table-cell office:value-type="string">
            <text:p>0471 2430391</text:p>
          </table:table-cell>
          <table:table-cell/>
          <table:table-cell office:value-type="string">
            <text:p/>
            <text:p><text:s/>Leela Info Park,</text:p>
            <text:p><text:s/>Technopark Campus </text:p>
            <text:p><text:s/></text:p>
          </table:table-cell>
          <table:table-cell office:value-type="string">
            <text:p>jayakumar@leelalaceholdings.com</text:p>
          </table:table-cell>
          <table:table-cell office:value-type="string">
            <text:p/>
            <text:p><text:s/>Leela Info Park,</text:p>
            <text:p><text:s/>Technopark Campus </text:p>
            <text:p><text:s/>Phone: 0471 2430391</text:p>
            <text:p><text:s/>Email: jayakumar@leelalaceholdings.com</text:p>
          </table:table-cell>
          <table:table-cell table:number-columns-repeated="1018"/>
        </table:table-row>
        <table:table-row table:style-name="ro3">
          <table:table-cell office:value-type="string">
            <text:p>Azinova Technologies Pvt. Ltd.</text:p>
          </table:table-cell>
          <table:table-cell office:value-type="string">
            <text:p>+91 (0) 471 401 7373</text:p>
          </table:table-cell>
          <table:table-cell office:value-type="string">
            <text:p>http://www.azinovatechnologies.com</text:p>
          </table:table-cell>
          <table:table-cell office:value-type="string">
            <text:p/>
            <text:p><text:s/>C-14B, Basement Floor 2, Thejaswini,</text:p>
            <text:p><text:s/>Technopark Campus </text:p>
            <text:p><text:s/></text:p>
          </table:table-cell>
          <table:table-cell/>
          <table:table-cell office:value-type="string">
            <text:p/>
            <text:p><text:s/>C-14B, Basement Floor 2, Thejaswini,</text:p>
            <text:p><text:s/>Technopark Campus </text:p>
            <text:p><text:s/>Phone: +91 (0) 471 401 7373</text:p>
            <text:p><text:s/>Email: info(at)azinovatechnologies(dot)com</text:p>
            <text:p><text:s/>Website: www.azinovatechnologies.com </text:p>
          </table:table-cell>
          <table:table-cell table:number-columns-repeated="1018"/>
        </table:table-row>
        <table:table-row table:style-name="ro3">
          <table:table-cell office:value-type="string">
            <text:p>BGI Technologies Private Limited</text:p>
          </table:table-cell>
          <table:table-cell office:value-type="string">
            <text:p>0471 - 6401003</text:p>
          </table:table-cell>
          <table:table-cell office:value-type="string">
            <text:p>http://www.brizgo.net</text:p>
          </table:table-cell>
          <table:table-cell office:value-type="string">
            <text:p/>
            <text:p><text:s/>12-E, Basement Floor 1, Thejaswini, ,</text:p>
            <text:p><text:s/>Technopark Campus </text:p>
            <text:p><text:s/></text:p>
          </table:table-cell>
          <table:table-cell office:value-type="string">
            <text:p>contact@brizgo.net</text:p>
          </table:table-cell>
          <table:table-cell office:value-type="string">
            <text:p/>
            <text:p><text:s/>12-E, Basement Floor 1, Thejaswini, ,</text:p>
            <text:p><text:s/>Technopark Campus </text:p>
            <text:p><text:s/>Phone: 0471 - 6401003</text:p>
            <text:p><text:s/>Email: contact@brizgo.net</text:p>
            <text:p><text:s/>Website: www.brizgo.net </text:p>
          </table:table-cell>
          <table:table-cell table:number-columns-repeated="1018"/>
        </table:table-row>
        <table:table-row table:style-name="ro3">
          <table:table-cell office:value-type="string">
            <text:p>BizarreFX Technologies Pvt. Ltd.</text:p>
          </table:table-cell>
          <table:table-cell office:value-type="string">
            <text:p>0471 6888001</text:p>
          </table:table-cell>
          <table:table-cell office:value-type="string">
            <text:p>http://www.bizarrefx.com</text:p>
          </table:table-cell>
          <table:table-cell office:value-type="string">
            <text:p/>
            <text:p><text:s/>TBIC 2, -2nd Floor,</text:p>
            <text:p><text:s/>Thejaswini, Technopark </text:p>
            <text:p><text:s/></text:p>
          </table:table-cell>
          <table:table-cell office:value-type="string">
            <text:p>contact@bizarrefx.com</text:p>
          </table:table-cell>
          <table:table-cell office:value-type="string">
            <text:p/>
            <text:p><text:s/>TBIC 2, -2nd Floor,</text:p>
            <text:p><text:s/>Thejaswini, Technopark </text:p>
            <text:p><text:s/>Phone: 0471 6888001</text:p>
            <text:p><text:s/>Email: contact@bizarrefx.com</text:p>
            <text:p><text:s/>Website: www.bizarrefx.com </text:p>
          </table:table-cell>
          <table:table-cell table:number-columns-repeated="1018"/>
        </table:table-row>
        <table:table-row table:style-name="ro3">
          <table:table-cell office:value-type="string">
            <text:p>Bizzon Info Solutions Pvt Ltd.</text:p>
          </table:table-cell>
          <table:table-cell office:value-type="string">
            <text:p>0091 471 4000048 0091 471 3191133</text:p>
          </table:table-cell>
          <table:table-cell office:value-type="string">
            <text:p>http://www.b-on.in</text:p>
          </table:table-cell>
          <table:table-cell office:value-type="string">
            <text:p/>
            <text:p><text:s/>3rd Floor, Amstor Building,,</text:p>
            <text:p><text:s/>Technopark Campus </text:p>
            <text:p><text:s/></text:p>
          </table:table-cell>
          <table:table-cell office:value-type="string">
            <text:p>info@bongroup.org</text:p>
          </table:table-cell>
          <table:table-cell office:value-type="string">
            <text:p/>
            <text:p><text:s/>3rd Floor, Amstor Building,,</text:p>
            <text:p><text:s/>Technopark Campus </text:p>
            <text:p><text:s/>Phone: 0091 471 4000048 0091 471 3191133</text:p>
            <text:p><text:s/>Email: info@bongroup.org, </text:p>
            <text:p><text:s/>Website: www.b-on.in </text:p>
          </table:table-cell>
          <table:table-cell table:number-columns-repeated="1018"/>
        </table:table-row>
        <table:table-row table:style-name="ro3">
          <table:table-cell office:value-type="string">
            <text:p>Breezego Solutions Pvt Ltd</text:p>
          </table:table-cell>
          <table:table-cell office:value-type="string">
            <text:p>+91 (471) 2700060</text:p>
          </table:table-cell>
          <table:table-cell office:value-type="string">
            <text:p>http://www.breezego.com</text:p>
          </table:table-cell>
          <table:table-cell office:value-type="string">
            <text:p/>
            <text:p><text:s/>431, NILA,</text:p>
            <text:p><text:s/>Technopark Campus </text:p>
            <text:p><text:s/></text:p>
          </table:table-cell>
          <table:table-cell office:value-type="string">
            <text:p>contact.india@breezego.com</text:p>
          </table:table-cell>
          <table:table-cell office:value-type="string">
            <text:p/>
            <text:p><text:s/>431, NILA,</text:p>
            <text:p><text:s/>Technopark Campus </text:p>
            <text:p><text:s/>Phone: +91 (471) 2700060</text:p>
            <text:p><text:s/>Email: contact.india@breezego.com</text:p>
            <text:p><text:s/>Website: www.breezego.com </text:p>
          </table:table-cell>
          <table:table-cell table:number-columns-repeated="1018"/>
        </table:table-row>
        <table:table-row table:style-name="ro6">
          <table:table-cell office:value-type="string">
            <text:p>C-DAC</text:p>
          </table:table-cell>
          <table:table-cell table:number-columns-repeated="2"/>
          <table:table-cell office:value-type="string">
            <text:p/>
            <text:p><text:s/>Technopark Campus,</text:p>
            <text:p><text:s/>Technopark </text:p>
          </table:table-cell>
          <table:table-cell/>
          <table:table-cell office:value-type="string">
            <text:p/>
            <text:p><text:s/>Technopark Campus,</text:p>
            <text:p><text:s/>Technopark </text:p>
          </table:table-cell>
          <table:table-cell table:number-columns-repeated="1018"/>
        </table:table-row>
        <table:table-row table:style-name="ro5">
          <table:table-cell office:value-type="string">
            <text:p>Cadmium Technologies &amp; Solutions Pvt. Ltd.</text:p>
          </table:table-cell>
          <table:table-cell office:value-type="string">
            <text:p>P :+91 471 305 2800, F+91 471 305 2809 </text:p>
          </table:table-cell>
          <table:table-cell office:value-type="string">
            <text:p>http://www.cadmiumlabs.com</text:p>
          </table:table-cell>
          <table:table-cell office:value-type="string">
            <text:p/>
            <text:p><text:s/>Park Center,</text:p>
            <text:p><text:s/>Technopark Campus </text:p>
            <text:p><text:s/></text:p>
          </table:table-cell>
          <table:table-cell/>
          <table:table-cell office:value-type="string">
            <text:p/>
            <text:p><text:s/>Park Center,</text:p>
            <text:p><text:s/>Technopark Campus </text:p>
            <text:p><text:s/>Phone: P :+91 471 305 2800, F: +91 471 305 2809 </text:p>
            <text:p><text:s/>Website: www.cadmiumlabs.com </text:p>
          </table:table-cell>
          <table:table-cell table:number-columns-repeated="1018"/>
        </table:table-row>
        <table:table-row table:style-name="ro3">
          <table:table-cell office:value-type="string">
            <text:p>Calmove Technologies Pvt Ltd</text:p>
          </table:table-cell>
          <table:table-cell office:value-type="string">
            <text:p>+91.471.6560767</text:p>
          </table:table-cell>
          <table:table-cell office:value-type="string">
            <text:p>http://www.calmove.com</text:p>
          </table:table-cell>
          <table:table-cell office:value-type="string">
            <text:p/>
            <text:p><text:s/>I Floor, Padmanabham,</text:p>
            <text:p><text:s/>Technopark Campus </text:p>
            <text:p><text:s/></text:p>
          </table:table-cell>
          <table:table-cell office:value-type="string">
            <text:p>contact@calmove.com</text:p>
          </table:table-cell>
          <table:table-cell office:value-type="string">
            <text:p/>
            <text:p><text:s/>I Floor, Padmanabham,</text:p>
            <text:p><text:s/>Technopark Campus </text:p>
            <text:p><text:s/>Phone: +91.471.6560767</text:p>
            <text:p><text:s/>Email: contact@calmove.com</text:p>
            <text:p><text:s/>Website: www.calmove.com </text:p>
          </table:table-cell>
          <table:table-cell table:number-columns-repeated="1018"/>
        </table:table-row>
        <table:table-row table:style-name="ro2">
          <table:table-cell office:value-type="string">
            <text:p>CC Business Software Solutions Pvt Ltd</text:p>
          </table:table-cell>
          <table:table-cell/>
          <table:table-cell office:value-type="string">
            <text:p>http://www.caseconsult.com</text:p>
          </table:table-cell>
          <table:table-cell office:value-type="string">
            <text:p/>
            <text:p><text:s/>Technopark Campus,</text:p>
            <text:p><text:s/>Trivandrum </text:p>
            <text:p><text:s/>Website: www.caseconsult.com </text:p>
          </table:table-cell>
          <table:table-cell/>
          <table:table-cell office:value-type="string">
            <text:p/>
            <text:p><text:s/>Technopark Campus,</text:p>
            <text:p><text:s/>Trivandrum </text:p>
            <text:p><text:s/>Website: www.caseconsult.com </text:p>
          </table:table-cell>
          <table:table-cell table:number-columns-repeated="1018"/>
        </table:table-row>
        <table:table-row table:style-name="ro3">
          <table:table-cell office:value-type="string">
            <text:p>CCS-ELUX Lighting Engineering Pvt Ltd</text:p>
          </table:table-cell>
          <table:table-cell office:value-type="float" office:value="2700077">
            <text:p>2700077</text:p>
          </table:table-cell>
          <table:table-cell office:value-type="string">
            <text:p>http://www.ccs-grp.com</text:p>
          </table:table-cell>
          <table:table-cell office:value-type="string">
            <text:p/>
            <text:p><text:s/>1D, Ist Floor, Leela Infopark,</text:p>
            <text:p><text:s/>Technopark Campus </text:p>
            <text:p><text:s/></text:p>
          </table:table-cell>
          <table:table-cell office:value-type="string">
            <text:p>rani.r@ccs-elux.com</text:p>
          </table:table-cell>
          <table:table-cell office:value-type="string">
            <text:p/>
            <text:p><text:s/>1D, Ist Floor, Leela Infopark,</text:p>
            <text:p><text:s/>Technopark Campus </text:p>
            <text:p><text:s/>Phone: 2700077</text:p>
            <text:p><text:s/>Email: rani.r@ccs-elux.com</text:p>
            <text:p><text:s/>Website: www.ccs-grp.com </text:p>
          </table:table-cell>
          <table:table-cell table:number-columns-repeated="1018"/>
        </table:table-row>
        <table:table-row table:style-name="ro5">
          <table:table-cell office:value-type="string">
            <text:p>Cell Technologies Pvt Ltd</text:p>
          </table:table-cell>
          <table:table-cell office:value-type="string">
            <text:p>0471-3043041</text:p>
          </table:table-cell>
          <table:table-cell office:value-type="string">
            <text:p>http://www.cellplc.com</text:p>
          </table:table-cell>
          <table:table-cell office:value-type="string">
            <text:p/>
            <text:p><text:s/>Thejaswini, Technopark Campus Trivandrum 695 581,</text:p>
            <text:p><text:s/></text:p>
          </table:table-cell>
          <table:table-cell office:value-type="string">
            <text:p>info@cellplc.com</text:p>
          </table:table-cell>
          <table:table-cell office:value-type="string">
            <text:p/>
            <text:p><text:s/>Thejaswini, Technopark Campus Trivandrum 695 581,</text:p>
            <text:p><text:s/>Phone: 0471-3043041</text:p>
            <text:p><text:s/>Email: info@cellplc.com </text:p>
            <text:p><text:s/>Website: www.cellplc.com </text:p>
          </table:table-cell>
          <table:table-cell table:number-columns-repeated="1018"/>
        </table:table-row>
        <table:table-row table:style-name="ro3">
          <table:table-cell office:value-type="string">
            <text:p>CellApp Technologies India Pvt. Ltd</text:p>
          </table:table-cell>
          <table:table-cell office:value-type="string">
            <text:p>+91 471 2527537</text:p>
          </table:table-cell>
          <table:table-cell office:value-type="string">
            <text:p>http://www.cellapp.in</text:p>
          </table:table-cell>
          <table:table-cell office:value-type="string">
            <text:p/>
            <text:p><text:s/>115 Nila,</text:p>
            <text:p><text:s/>Technopark Campus </text:p>
            <text:p><text:s/></text:p>
          </table:table-cell>
          <table:table-cell office:value-type="string">
            <text:p>enquiry@cellapp.in</text:p>
          </table:table-cell>
          <table:table-cell office:value-type="string">
            <text:p/>
            <text:p><text:s/>115 Nila,</text:p>
            <text:p><text:s/>Technopark Campus </text:p>
            <text:p><text:s/>Phone: +91 471 2527537</text:p>
            <text:p><text:s/>Email: enquiry@cellapp.in</text:p>
            <text:p><text:s/>Website: www.cellapp.in </text:p>
          </table:table-cell>
          <table:table-cell table:number-columns-repeated="1018"/>
        </table:table-row>
        <table:table-row table:style-name="ro3">
          <table:table-cell office:value-type="string">
            <text:p>CERTES INNOVATIVE SOLUTIONS (I) PVT. LTD.</text:p>
          </table:table-cell>
          <table:table-cell office:value-type="string">
            <text:p>0471-3014015</text:p>
          </table:table-cell>
          <table:table-cell office:value-type="string">
            <text:p>http://www.certesindia.in</text:p>
          </table:table-cell>
          <table:table-cell office:value-type="string">
            <text:p/>
            <text:p><text:s/>TBIC-19, Basement 2 Floor, Thejaswini building,</text:p>
            <text:p><text:s/>Technopark Campus </text:p>
            <text:p><text:s/></text:p>
          </table:table-cell>
          <table:table-cell office:value-type="string">
            <text:p>queries@certesindia.com</text:p>
          </table:table-cell>
          <table:table-cell office:value-type="string">
            <text:p/>
            <text:p><text:s/>TBIC-19, Basement 2 Floor, Thejaswini building,</text:p>
            <text:p><text:s/>Technopark Campus </text:p>
            <text:p><text:s/>Phone: 0471-3014015</text:p>
            <text:p><text:s/>Email: queries@certesindia.com</text:p>
            <text:p><text:s/>Website: www.certesindia.in </text:p>
          </table:table-cell>
          <table:table-cell table:number-columns-repeated="1018"/>
        </table:table-row>
        <table:table-row table:style-name="ro3">
          <table:table-cell office:value-type="string">
            <text:p>Cerutti Engineering Services India Private Ltd</text:p>
          </table:table-cell>
          <table:table-cell office:value-type="string">
            <text:p>0471 -3048186</text:p>
          </table:table-cell>
          <table:table-cell office:value-type="string">
            <text:p>http://www.ceruttindia.com</text:p>
          </table:table-cell>
          <table:table-cell office:value-type="string">
            <text:p/>
            <text:p><text:s/>B 19, E TEAM MODULE, GAYATRI BUILDING,</text:p>
            <text:p><text:s/>Technopark Campus </text:p>
            <text:p><text:s/></text:p>
          </table:table-cell>
          <table:table-cell office:value-type="string">
            <text:p>fm@eteamindia.com</text:p>
          </table:table-cell>
          <table:table-cell office:value-type="string">
            <text:p/>
            <text:p><text:s/>B 19, E TEAM MODULE, GAYATRI BUILDING,</text:p>
            <text:p><text:s/>Technopark Campus </text:p>
            <text:p><text:s/>Phone: 0471 -3048186</text:p>
            <text:p><text:s/>Email: fm@eteamindia.com</text:p>
            <text:p><text:s/>Website: www.ceruttindia.com </text:p>
          </table:table-cell>
          <table:table-cell table:number-columns-repeated="1018"/>
        </table:table-row>
        <table:table-row table:style-name="ro2">
          <table:table-cell office:value-type="string">
            <text:p>Collabera Enterprise Software Solutions Pvt Ltd</text:p>
          </table:table-cell>
          <table:table-cell office:value-type="string">
            <text:p>+91 471 4074000, 2700182</text:p>
          </table:table-cell>
          <table:table-cell office:value-type="string">
            <text:p>http://www.collabera.com</text:p>
          </table:table-cell>
          <table:table-cell office:value-type="string">
            <text:p/>
            <text:p><text:s/>5th Floor, Thejaswini, Technopark Campus, Trivandrum,</text:p>
            <text:p><text:s/></text:p>
          </table:table-cell>
          <table:table-cell/>
          <table:table-cell office:value-type="string">
            <text:p/>
            <text:p><text:s/>5th Floor, Thejaswini, Technopark Campus, Trivandrum,</text:p>
            <text:p><text:s/>Phone: +91 471 4074000, 2700182</text:p>
            <text:p><text:s/>Website: http://www.collabera.com </text:p>
          </table:table-cell>
          <table:table-cell table:number-columns-repeated="1018"/>
        </table:table-row>
        <table:table-row table:style-name="ro5">
          <table:table-cell office:value-type="string">
            <text:p>Compu - Needs IT Solutions Pvt Ltd</text:p>
          </table:table-cell>
          <table:table-cell office:value-type="string">
            <text:p>0471-3043504</text:p>
          </table:table-cell>
          <table:table-cell office:value-type="string">
            <text:p>http://www.compu-needs.com</text:p>
          </table:table-cell>
          <table:table-cell office:value-type="string">
            <text:p/>
            <text:p><text:s/>&amp;amp;nbspD-0 Periyar, Technopark Campus Trivandrum 695 581 ,</text:p>
            <text:p><text:s/></text:p>
          </table:table-cell>
          <table:table-cell office:value-type="string">
            <text:p>production@compu-needs.com</text:p>
          </table:table-cell>
          <table:table-cell office:value-type="string">
            <text:p/>
            <text:p><text:s/>&amp;amp;nbspD-0 Periyar, Technopark Campus Trivandrum 695 581 ,</text:p>
            <text:p><text:s/>Phone: 0471-3043504</text:p>
            <text:p><text:s/>Email: production@compu-needs.com</text:p>
            <text:p><text:s/>Website: www.compu-needs.com </text:p>
          </table:table-cell>
          <table:table-cell table:number-columns-repeated="1018"/>
        </table:table-row>
        <table:table-row table:style-name="ro3">
          <table:table-cell office:value-type="string">
            <text:p>Confianz Information Technologies</text:p>
          </table:table-cell>
          <table:table-cell office:value-type="string">
            <text:p>+ 91-471-3048030</text:p>
          </table:table-cell>
          <table:table-cell office:value-type="string">
            <text:p>http://www.confianzit.com</text:p>
          </table:table-cell>
          <table:table-cell office:value-type="string">
            <text:p/>
            <text:p><text:s/>L-10B, L level, Thejaswini, Technopark Campus,,</text:p>
            <text:p><text:s/>Trivandrum 695 581 </text:p>
            <text:p><text:s/></text:p>
          </table:table-cell>
          <table:table-cell office:value-type="string">
            <text:p>sales@confianzit.net</text:p>
          </table:table-cell>
          <table:table-cell office:value-type="string">
            <text:p/>
            <text:p><text:s/>L-10B, L level, Thejaswini, Technopark Campus,,</text:p>
            <text:p><text:s/>Trivandrum 695 581 </text:p>
            <text:p><text:s/>Phone: + 91-471-3048030</text:p>
            <text:p><text:s/>Email: sales@confianzit.net</text:p>
            <text:p><text:s/>Website: www.confianzit.com </text:p>
          </table:table-cell>
          <table:table-cell table:number-columns-repeated="1018"/>
        </table:table-row>
        <table:table-row table:style-name="ro3">
          <table:table-cell office:value-type="string">
            <text:p>Conglomerate Web Connect Technologies <text:s/>Pvt Ltd</text:p>
          </table:table-cell>
          <table:table-cell office:value-type="string">
            <text:p>0471-2700 711</text:p>
          </table:table-cell>
          <table:table-cell office:value-type="string">
            <text:p>http://www.conglomerateglobal.com</text:p>
          </table:table-cell>
          <table:table-cell office:value-type="string">
            <text:p/>
            <text:p><text:s/>LEVEL -1,THEJASWINI,</text:p>
            <text:p><text:s/>Technopark Campus </text:p>
            <text:p><text:s/></text:p>
          </table:table-cell>
          <table:table-cell office:value-type="string">
            <text:p>info@conglomerateglobal.com</text:p>
          </table:table-cell>
          <table:table-cell office:value-type="string">
            <text:p/>
            <text:p><text:s/>LEVEL -1,THEJASWINI,</text:p>
            <text:p><text:s/>Technopark Campus </text:p>
            <text:p><text:s/>Phone: 0471-2700 711</text:p>
            <text:p><text:s/>Email: info@conglomerateglobal.com</text:p>
            <text:p><text:s/>Website: www.conglomerateglobal.com </text:p>
          </table:table-cell>
          <table:table-cell table:number-columns-repeated="1018"/>
        </table:table-row>
        <table:table-row table:style-name="ro3">
          <table:table-cell office:value-type="string">
            <text:p>Creace Technologies Pvt Ltd</text:p>
          </table:table-cell>
          <table:table-cell office:value-type="string">
            <text:p>0471-4061051, 0471-4063623</text:p>
          </table:table-cell>
          <table:table-cell office:value-type="string">
            <text:p>http://www.creace.in</text:p>
          </table:table-cell>
          <table:table-cell office:value-type="string">
            <text:p/>
            <text:p><text:s/>B – 9, T-TBI, 4th Floor, Nila,</text:p>
            <text:p><text:s/>Technopark Campus </text:p>
            <text:p><text:s/></text:p>
          </table:table-cell>
          <table:table-cell office:value-type="string">
            <text:p>hr@creace.in</text:p>
          </table:table-cell>
          <table:table-cell office:value-type="string">
            <text:p/>
            <text:p><text:s/>B – 9, T-TBI, 4th Floor, Nila,</text:p>
            <text:p><text:s/>Technopark Campus </text:p>
            <text:p><text:s/>Phone: 0471-4061051, 0471-4063623</text:p>
            <text:p><text:s/>Email: hr@creace.in</text:p>
            <text:p><text:s/>Website: www.creace.in </text:p>
          </table:table-cell>
          <table:table-cell table:number-columns-repeated="1018"/>
        </table:table-row>
        <table:table-row table:style-name="ro3">
          <table:table-cell office:value-type="string">
            <text:p>Creativebells Interactive IT Solutions Pvt. Ltd.</text:p>
          </table:table-cell>
          <table:table-cell office:value-type="string">
            <text:p>+91 471 2716190</text:p>
          </table:table-cell>
          <table:table-cell office:value-type="string">
            <text:p>http://www.creativebells.com</text:p>
          </table:table-cell>
          <table:table-cell office:value-type="string">
            <text:p/>
            <text:p><text:s/>5th Floor, Amstor Building,</text:p>
            <text:p><text:s/>Technopark Campus </text:p>
            <text:p><text:s/></text:p>
          </table:table-cell>
          <table:table-cell office:value-type="string">
            <text:p>info@creativebells.com</text:p>
          </table:table-cell>
          <table:table-cell office:value-type="string">
            <text:p/>
            <text:p><text:s/>5th Floor, Amstor Building,</text:p>
            <text:p><text:s/>Technopark Campus </text:p>
            <text:p><text:s/>Phone: +91 471 2716190</text:p>
            <text:p><text:s/>Email: info@creativebells.com</text:p>
            <text:p><text:s/>Website: www.creativebells.com </text:p>
          </table:table-cell>
          <table:table-cell table:number-columns-repeated="1018"/>
        </table:table-row>
        <table:table-row table:style-name="ro3">
          <table:table-cell office:value-type="string">
            <text:p>Croszones Business Solutions Pvt Ltd</text:p>
          </table:table-cell>
          <table:table-cell office:value-type="string">
            <text:p>0471 – 2700095</text:p>
          </table:table-cell>
          <table:table-cell office:value-type="string">
            <text:p>http://www.croszones.com</text:p>
          </table:table-cell>
          <table:table-cell office:value-type="string">
            <text:p/>
            <text:p><text:s/>D-0 Pamba Building,</text:p>
            <text:p><text:s/>Technopark Campus </text:p>
            <text:p><text:s/></text:p>
          </table:table-cell>
          <table:table-cell office:value-type="string">
            <text:p>mails@croszones.com</text:p>
          </table:table-cell>
          <table:table-cell office:value-type="string">
            <text:p/>
            <text:p><text:s/>D-0 Pamba Building,</text:p>
            <text:p><text:s/>Technopark Campus </text:p>
            <text:p><text:s/>Phone: 0471 – 2700095</text:p>
            <text:p><text:s/>Email: mails@croszones.com</text:p>
            <text:p><text:s/>Website: www.croszones.com </text:p>
          </table:table-cell>
          <table:table-cell table:number-columns-repeated="1018"/>
        </table:table-row>
        <table:table-row table:style-name="ro5">
          <table:table-cell office:value-type="string">
            <text:p>Datec Systems Pvt. Ltd.</text:p>
          </table:table-cell>
          <table:table-cell office:value-type="string">
            <text:p>471-2527520</text:p>
          </table:table-cell>
          <table:table-cell office:value-type="string">
            <text:p>http:///www.inapp.com</text:p>
          </table:table-cell>
          <table:table-cell office:value-type="string">
            <text:p/>
            <text:p><text:s/>123, NILA, Technopark Campus Kariavattom P.O Thiruvananthapuram- 695581 ,</text:p>
            <text:p><text:s/></text:p>
          </table:table-cell>
          <table:table-cell office:value-type="string">
            <text:p>info@inapp.com</text:p>
          </table:table-cell>
          <table:table-cell office:value-type="string">
            <text:p/>
            <text:p><text:s/>123, NILA, Technopark Campus Kariavattom P.O Thiruvananthapuram- 695581 ,</text:p>
            <text:p><text:s/>Phone: 471-2527520</text:p>
            <text:p><text:s/>Email: info@inapp.com </text:p>
            <text:p><text:s/>Website: http:///www.inapp.com </text:p>
          </table:table-cell>
          <table:table-cell table:number-columns-repeated="1018"/>
        </table:table-row>
        <table:table-row table:style-name="ro5">
          <table:table-cell office:value-type="string">
            <text:p>DeoGracia Infotech Pvt Ltd</text:p>
          </table:table-cell>
          <table:table-cell office:value-type="string">
            <text:p>471-4068088 </text:p>
          </table:table-cell>
          <table:table-cell office:value-type="string">
            <text:p>http://www.deogracia.com</text:p>
          </table:table-cell>
          <table:table-cell office:value-type="string">
            <text:p/>
            <text:p><text:s/>C Level SBC-6, Thejaswini, Technopark, Trivandrum ,</text:p>
            <text:p><text:s/></text:p>
          </table:table-cell>
          <table:table-cell office:value-type="string">
            <text:p>info@deogracia.com</text:p>
          </table:table-cell>
          <table:table-cell office:value-type="string">
            <text:p/>
            <text:p><text:s/>C Level SBC-6, Thejaswini, Technopark, Trivandrum ,</text:p>
            <text:p><text:s/>Phone: 471-4068088 </text:p>
            <text:p><text:s/>Email: info@deogracia.com</text:p>
            <text:p><text:s/>Website: www.deogracia.com </text:p>
          </table:table-cell>
          <table:table-cell table:number-columns-repeated="1018"/>
        </table:table-row>
        <table:table-row table:style-name="ro5">
          <table:table-cell office:value-type="string">
            <text:p>Dev Web Services India Pvt Ltd</text:p>
          </table:table-cell>
          <table:table-cell office:value-type="string">
            <text:p>+91-471-4060015 (Technopark office) +973-36685688 (Bahrain Office)</text:p>
          </table:table-cell>
          <table:table-cell office:value-type="string">
            <text:p>http://www.devwebservices.net</text:p>
          </table:table-cell>
          <table:table-cell office:value-type="string">
            <text:p/>
            <text:p><text:s/>TBIC-5,Thejaswini,Technopark Campus Trivandrum ,</text:p>
            <text:p><text:s/></text:p>
          </table:table-cell>
          <table:table-cell office:value-type="string">
            <text:p>info@devwebservices.net</text:p>
          </table:table-cell>
          <table:table-cell office:value-type="string">
            <text:p/>
            <text:p><text:s/>TBIC-5,Thejaswini,Technopark Campus Trivandrum ,</text:p>
            <text:p><text:s/>Phone: +91-471-4060015 (Technopark office) +973-36685688 (Bahrain Office)</text:p>
            <text:p><text:s/>Email: info@devwebservices.net</text:p>
            <text:p><text:s/>Website: www.devwebservices.net </text:p>
          </table:table-cell>
          <table:table-cell table:number-columns-repeated="1018"/>
        </table:table-row>
        <table:table-row table:style-name="ro5">
          <table:table-cell office:value-type="string">
            <text:p>DeviceDriven (India) Pvt Ltd</text:p>
          </table:table-cell>
          <table:table-cell office:value-type="string">
            <text:p>0471-2527727</text:p>
          </table:table-cell>
          <table:table-cell office:value-type="string">
            <text:p>http://www.DeviceDriven.com</text:p>
          </table:table-cell>
          <table:table-cell office:value-type="string">
            <text:p/>
            <text:p><text:s/>Padmanabham Technopark Campus Trivandrum 695 581 ,</text:p>
            <text:p><text:s/></text:p>
          </table:table-cell>
          <table:table-cell office:value-type="string">
            <text:p>info@devicedriven.com ,hr@devicedriven.com</text:p>
          </table:table-cell>
          <table:table-cell office:value-type="string">
            <text:p/>
            <text:p><text:s/>Padmanabham Technopark Campus Trivandrum 695 581 ,</text:p>
            <text:p><text:s/>Phone: 0471-2527727</text:p>
            <text:p><text:s/>Email: info@devicedriven.com ,hr@devicedriven.com </text:p>
            <text:p><text:s/>Website: www.DeviceDriven.com </text:p>
          </table:table-cell>
          <table:table-cell table:number-columns-repeated="1018"/>
        </table:table-row>
        <table:table-row table:style-name="ro3">
          <table:table-cell office:value-type="string">
            <text:p>Digital Brand Group Private Limited</text:p>
          </table:table-cell>
          <table:table-cell office:value-type="string">
            <text:p>0471 4062112</text:p>
          </table:table-cell>
          <table:table-cell office:value-type="string">
            <text:p>http://www.digitalbrandgroup.com</text:p>
          </table:table-cell>
          <table:table-cell office:value-type="string">
            <text:p/>
            <text:p><text:s/>SBC 13,14 , Thejaswini,</text:p>
            <text:p><text:s/>Technopark Campus, Technopark </text:p>
            <text:p><text:s/></text:p>
          </table:table-cell>
          <table:table-cell office:value-type="string">
            <text:p>info@digitalbrandgroup.com</text:p>
          </table:table-cell>
          <table:table-cell office:value-type="string">
            <text:p/>
            <text:p><text:s/>SBC 13,14 , Thejaswini,</text:p>
            <text:p><text:s/>Technopark Campus, Technopark </text:p>
            <text:p><text:s/>Phone: 0471 4062112</text:p>
            <text:p><text:s/>Email: info@digitalbrandgroup.com</text:p>
            <text:p><text:s/>Website: www.digitalbrandgroup.com </text:p>
          </table:table-cell>
          <table:table-cell table:number-columns-repeated="1018"/>
        </table:table-row>
        <table:table-row table:style-name="ro2">
          <table:table-cell office:value-type="string">
            <text:p>Dimensions Cybertech (I) Pvt. Ltd.</text:p>
          </table:table-cell>
          <table:table-cell office:value-type="string">
            <text:p>471-2527333, 2527666 ,471-2527666 </text:p>
          </table:table-cell>
          <table:table-cell office:value-type="string">
            <text:p>http://www.dimensions-india.com</text:p>
          </table:table-cell>
          <table:table-cell office:value-type="string">
            <text:p/>
            <text:p><text:s/>112, NILA, Technopark, Trivandrum,</text:p>
            <text:p><text:s/></text:p>
          </table:table-cell>
          <table:table-cell/>
          <table:table-cell office:value-type="string">
            <text:p/>
            <text:p><text:s/>112, NILA, Technopark, Trivandrum,</text:p>
            <text:p><text:s/>Phone: 471-2527333, 2527666 ,471-2527666 </text:p>
            <text:p><text:s/>Website: www.dimensions-india.com </text:p>
          </table:table-cell>
          <table:table-cell table:number-columns-repeated="1018"/>
        </table:table-row>
        <table:table-row table:style-name="ro3">
          <table:table-cell office:value-type="string">
            <text:p>Droidsys Technologies Pvt Ltd</text:p>
          </table:table-cell>
          <table:table-cell office:value-type="string">
            <text:p>0471 4061696</text:p>
          </table:table-cell>
          <table:table-cell office:value-type="string">
            <text:p>http://www.droidsys.com</text:p>
          </table:table-cell>
          <table:table-cell office:value-type="string">
            <text:p/>
            <text:p><text:s/>Module B1, TBIC, Nila,</text:p>
            <text:p><text:s/>Technopark Campus </text:p>
            <text:p><text:s/></text:p>
          </table:table-cell>
          <table:table-cell office:value-type="string">
            <text:p>info@droidsys.com</text:p>
          </table:table-cell>
          <table:table-cell office:value-type="string">
            <text:p/>
            <text:p><text:s/>Module B1, TBIC, Nila,</text:p>
            <text:p><text:s/>Technopark Campus </text:p>
            <text:p><text:s/>Phone: 0471 4061696</text:p>
            <text:p><text:s/>Email: info@droidsys.com</text:p>
            <text:p><text:s/>Website: www.droidsys.com </text:p>
          </table:table-cell>
          <table:table-cell table:number-columns-repeated="1018"/>
        </table:table-row>
        <table:table-row table:style-name="ro5">
          <table:table-cell office:value-type="string">
            <text:p>DSI Technologies Pvt. Ltd.</text:p>
          </table:table-cell>
          <table:table-cell office:value-type="string">
            <text:p>471-2700059 </text:p>
          </table:table-cell>
          <table:table-cell office:value-type="string">
            <text:p>http://www.dsitechnologies.co.in</text:p>
          </table:table-cell>
          <table:table-cell office:value-type="string">
            <text:p/>
            <text:p><text:s/>B 20 - 21, Gayatri Technopark Campus, Trivandrum ,</text:p>
            <text:p><text:s/></text:p>
          </table:table-cell>
          <table:table-cell office:value-type="string">
            <text:p>dsitech@dsitechnologies.co.in</text:p>
          </table:table-cell>
          <table:table-cell office:value-type="string">
            <text:p/>
            <text:p><text:s/>B 20 - 21, Gayatri Technopark Campus, Trivandrum ,</text:p>
            <text:p><text:s/>Phone: 471-2700059 </text:p>
            <text:p><text:s/>Email: dsitech@dsitechnologies.co.in</text:p>
            <text:p><text:s/>Website: www.dsitechnologies.co.in </text:p>
          </table:table-cell>
          <table:table-cell table:number-columns-repeated="1018"/>
        </table:table-row>
        <table:table-row table:style-name="ro3">
          <table:table-cell office:value-type="string">
            <text:p>E-Team Informatica India Pvt. Ltd.</text:p>
          </table:table-cell>
          <table:table-cell office:value-type="string">
            <text:p>+91-471-3048186</text:p>
          </table:table-cell>
          <table:table-cell office:value-type="string">
            <text:p>http://www.gruppozenit.com</text:p>
          </table:table-cell>
          <table:table-cell office:value-type="string">
            <text:p/>
            <text:p><text:s/>B17, Gayatri,</text:p>
            <text:p><text:s/>Technopark Campus </text:p>
            <text:p><text:s/></text:p>
          </table:table-cell>
          <table:table-cell office:value-type="string">
            <text:p>info@eteamindia.com</text:p>
          </table:table-cell>
          <table:table-cell office:value-type="string">
            <text:p/>
            <text:p><text:s/>B17, Gayatri,</text:p>
            <text:p><text:s/>Technopark Campus </text:p>
            <text:p><text:s/>Phone: +91-471-3048186</text:p>
            <text:p><text:s/>Email: info@eteamindia.com </text:p>
            <text:p><text:s/>Website: www.gruppozenit.com </text:p>
          </table:table-cell>
          <table:table-cell table:number-columns-repeated="1018"/>
        </table:table-row>
        <table:table-row table:style-name="ro2">
          <table:table-cell office:value-type="string">
            <text:p>EcoWhite Architectural Engineering &amp; Technology Services Pvt. Ltd</text:p>
          </table:table-cell>
          <table:table-cell office:value-type="string">
            <text:p>471-2527527 </text:p>
          </table:table-cell>
          <table:table-cell/>
          <table:table-cell office:value-type="string">
            <text:p/>
            <text:p><text:s/>431, NILA, Technopark Campus,</text:p>
            <text:p><text:s/></text:p>
          </table:table-cell>
          <table:table-cell office:value-type="string">
            <text:p>sramesh@ecowhite.co.in</text:p>
          </table:table-cell>
          <table:table-cell office:value-type="string">
            <text:p/>
            <text:p><text:s/>431, NILA, Technopark Campus,</text:p>
            <text:p><text:s/>Phone: 471-2527527 </text:p>
            <text:p><text:s/>Email: sramesh@ecowhite.co.in</text:p>
          </table:table-cell>
          <table:table-cell table:number-columns-repeated="1018"/>
        </table:table-row>
        <table:table-row table:style-name="ro3">
          <table:table-cell office:value-type="string">
            <text:p>EGlobe IT Solutions (P) Ltd</text:p>
          </table:table-cell>
          <table:table-cell office:value-type="float" office:value="9847322579">
            <text:p>9847322579</text:p>
          </table:table-cell>
          <table:table-cell office:value-type="string">
            <text:p>http://www.eglobeits.com</text:p>
          </table:table-cell>
          <table:table-cell office:value-type="string">
            <text:p/>
            <text:p><text:s/>TBIC-4, Thejaswini,</text:p>
            <text:p><text:s/>Technopark Campus </text:p>
            <text:p><text:s/></text:p>
          </table:table-cell>
          <table:table-cell office:value-type="string">
            <text:p>info@eglobeits.com</text:p>
          </table:table-cell>
          <table:table-cell office:value-type="string">
            <text:p/>
            <text:p><text:s/>TBIC-4, Thejaswini,</text:p>
            <text:p><text:s/>Technopark Campus </text:p>
            <text:p><text:s/>Phone: 9847322579</text:p>
            <text:p><text:s/>Email: info@eglobeits.com</text:p>
            <text:p><text:s/>Website: www.eglobeits.com </text:p>
          </table:table-cell>
          <table:table-cell table:number-columns-repeated="1018"/>
        </table:table-row>
        <table:table-row table:style-name="ro2">
          <table:table-cell office:value-type="string">
            <text:p>Elsys Intelligent Devices Pvt Ltd</text:p>
          </table:table-cell>
          <table:table-cell office:value-type="string">
            <text:p>0471 4061041</text:p>
          </table:table-cell>
          <table:table-cell/>
          <table:table-cell office:value-type="string">
            <text:p/>
            <text:p><text:s/>TBIC-1, Thejaswini,</text:p>
            <text:p><text:s/>Technopark Campus </text:p>
            <text:p><text:s/></text:p>
          </table:table-cell>
          <table:table-cell/>
          <table:table-cell office:value-type="string">
            <text:p/>
            <text:p><text:s/>TBIC-1, Thejaswini,</text:p>
            <text:p><text:s/>Technopark Campus </text:p>
            <text:p><text:s/>Phone: 0471 4061041</text:p>
          </table:table-cell>
          <table:table-cell table:number-columns-repeated="1018"/>
        </table:table-row>
        <table:table-row table:style-name="ro3">
          <table:table-cell office:value-type="string">
            <text:p>Emvigo Innovative Solutions Pvt Ltd</text:p>
          </table:table-cell>
          <table:table-cell office:value-type="string">
            <text:p>0471-3081451/52</text:p>
          </table:table-cell>
          <table:table-cell office:value-type="string">
            <text:p>http://www.emvigotech.com</text:p>
          </table:table-cell>
          <table:table-cell office:value-type="string">
            <text:p/>
            <text:p><text:s/>4th Floor, Nila Building,</text:p>
            <text:p><text:s/>Technopark Campus </text:p>
            <text:p><text:s/></text:p>
          </table:table-cell>
          <table:table-cell office:value-type="string">
            <text:p>contact@emvigotech.com</text:p>
          </table:table-cell>
          <table:table-cell office:value-type="string">
            <text:p/>
            <text:p><text:s/>4th Floor, Nila Building,</text:p>
            <text:p><text:s/>Technopark Campus </text:p>
            <text:p><text:s/>Phone: 0471-3081451/52</text:p>
            <text:p><text:s/>Email: contact@emvigotech.com</text:p>
            <text:p><text:s/>Website: www.emvigotech.com </text:p>
          </table:table-cell>
          <table:table-cell table:number-columns-repeated="1018"/>
        </table:table-row>
        <table:table-row table:style-name="ro3">
          <table:table-cell office:value-type="string">
            <text:p>Enfin Technologies India Pvt. Ltd.</text:p>
          </table:table-cell>
          <table:table-cell office:value-type="string">
            <text:p>91-471- 4062604, 6444047</text:p>
          </table:table-cell>
          <table:table-cell office:value-type="string">
            <text:p>http://www.enfintechnologies.com</text:p>
          </table:table-cell>
          <table:table-cell office:value-type="string">
            <text:p/>
            <text:p><text:s/>TBIC 11, Thejaswini,</text:p>
            <text:p><text:s/>Technopark Campus </text:p>
            <text:p><text:s/></text:p>
          </table:table-cell>
          <table:table-cell office:value-type="string">
            <text:p>info@enfintechnologies.com</text:p>
          </table:table-cell>
          <table:table-cell office:value-type="string">
            <text:p/>
            <text:p><text:s/>TBIC 11, Thejaswini,</text:p>
            <text:p><text:s/>Technopark Campus </text:p>
            <text:p><text:s/>Phone: 91-471- 4062604, 6444047</text:p>
            <text:p><text:s/>Email: info@enfintechnologies.com</text:p>
            <text:p><text:s/>Website: www.enfintechnologies.com </text:p>
          </table:table-cell>
          <table:table-cell table:number-columns-repeated="1018"/>
        </table:table-row>
        <table:table-row table:style-name="ro2">
          <table:table-cell office:value-type="string">
            <text:p>Enigma Solutions Pvt Ltd</text:p>
          </table:table-cell>
          <table:table-cell office:value-type="string">
            <text:p>+91-471- 4063281</text:p>
          </table:table-cell>
          <table:table-cell/>
          <table:table-cell office:value-type="string">
            <text:p/>
            <text:p><text:s/>Amstor Building, Technopark Campus Trivandrum ,</text:p>
            <text:p><text:s/></text:p>
          </table:table-cell>
          <table:table-cell/>
          <table:table-cell office:value-type="string">
            <text:p/>
            <text:p><text:s/>Amstor Building, Technopark Campus Trivandrum ,</text:p>
            <text:p><text:s/>Phone: +91-471- 4063281</text:p>
          </table:table-cell>
          <table:table-cell table:number-columns-repeated="1018"/>
        </table:table-row>
        <table:table-row table:style-name="ro5">
          <table:table-cell office:value-type="string">
            <text:p>Enter Technologies Pvt. Ltd.</text:p>
          </table:table-cell>
          <table:table-cell office:value-type="string">
            <text:p>471-2700108</text:p>
          </table:table-cell>
          <table:table-cell office:value-type="string">
            <text:p>http://www.entechsys.com</text:p>
          </table:table-cell>
          <table:table-cell office:value-type="string">
            <text:p/>
            <text:p><text:s/>244, NILA, Technopark Campus, Trivandrum 695 581 ,</text:p>
            <text:p><text:s/></text:p>
          </table:table-cell>
          <table:table-cell office:value-type="string">
            <text:p>info@entechsys.com</text:p>
          </table:table-cell>
          <table:table-cell office:value-type="string">
            <text:p/>
            <text:p><text:s/>244, NILA, Technopark Campus, Trivandrum 695 581 ,</text:p>
            <text:p><text:s/>Phone: 471-2700108</text:p>
            <text:p><text:s/>Email: info@entechsys.com</text:p>
            <text:p><text:s/>Website: www.entechsys.com </text:p>
          </table:table-cell>
          <table:table-cell table:number-columns-repeated="1018"/>
        </table:table-row>
        <table:table-row table:style-name="ro5">
          <table:table-cell office:value-type="string">
            <text:p>Entiresoft Technologies Pvt. Ltd</text:p>
          </table:table-cell>
          <table:table-cell/>
          <table:table-cell office:value-type="string">
            <text:p>http://www.entiresofts.com</text:p>
          </table:table-cell>
          <table:table-cell office:value-type="string">
            <text:p/>
            <text:p><text:s/>B-7 (C), T-TBI, Nila,</text:p>
            <text:p><text:s/>Technopark Campus </text:p>
            <text:p><text:s/>Email: info@entiresofts.com</text:p>
            <text:p><text:s/>Website: www.entiresofts.com </text:p>
          </table:table-cell>
          <table:table-cell office:value-type="string">
            <text:p>info@entiresofts.com</text:p>
          </table:table-cell>
          <table:table-cell office:value-type="string">
            <text:p/>
            <text:p><text:s/>B-7 (C), T-TBI, Nila,</text:p>
            <text:p><text:s/>Technopark Campus </text:p>
            <text:p><text:s/>Email: info@entiresofts.com</text:p>
            <text:p><text:s/>Website: www.entiresofts.com </text:p>
          </table:table-cell>
          <table:table-cell table:number-columns-repeated="1018"/>
        </table:table-row>
        <table:table-row table:style-name="ro5">
          <table:table-cell office:value-type="string">
            <text:p>ERS Software Technology</text:p>
          </table:table-cell>
          <table:table-cell/>
          <table:table-cell office:value-type="string">
            <text:p>http://erstechnology.com</text:p>
          </table:table-cell>
          <table:table-cell office:value-type="string">
            <text:p/>
            <text:p><text:s/>3rd Floor, Amstor House ,</text:p>
            <text:p><text:s/>Technopark Campus, 695581 </text:p>
            <text:p><text:s/>Email: info@erstechnology.com</text:p>
            <text:p><text:s/>Website: http://erstechnology.com </text:p>
          </table:table-cell>
          <table:table-cell office:value-type="string">
            <text:p>info@erstechnology.com</text:p>
          </table:table-cell>
          <table:table-cell office:value-type="string">
            <text:p/>
            <text:p><text:s/>3rd Floor, Amstor House ,</text:p>
            <text:p><text:s/>Technopark Campus, 695581 </text:p>
            <text:p><text:s/>Email: info@erstechnology.com</text:p>
            <text:p><text:s/>Website: http://erstechnology.com </text:p>
          </table:table-cell>
          <table:table-cell table:number-columns-repeated="1018"/>
        </table:table-row>
        <table:table-row table:style-name="ro5">
          <table:table-cell office:value-type="string">
            <text:p>Exalt Integral Solutions P Ltd</text:p>
          </table:table-cell>
          <table:table-cell office:value-type="string">
            <text:p>+91-471-657 7705</text:p>
          </table:table-cell>
          <table:table-cell office:value-type="string">
            <text:p>http://www.eisplc.com</text:p>
          </table:table-cell>
          <table:table-cell office:value-type="string">
            <text:p/>
            <text:p><text:s/>Ground Floor L-4 ,Thejaswini, Technopark Campus Trivandrum 695 581 ,</text:p>
            <text:p><text:s/></text:p>
          </table:table-cell>
          <table:table-cell office:value-type="string">
            <text:p>eisplc@eisplc.com</text:p>
          </table:table-cell>
          <table:table-cell office:value-type="string">
            <text:p/>
            <text:p><text:s/>Ground Floor L-4 ,Thejaswini, Technopark Campus Trivandrum 695 581 ,</text:p>
            <text:p><text:s/>Phone: +91-471-657 7705</text:p>
            <text:p><text:s/>Email: eisplc@eisplc.com</text:p>
            <text:p><text:s/>Website: www.eisplc.com </text:p>
          </table:table-cell>
          <table:table-cell table:number-columns-repeated="1018"/>
        </table:table-row>
        <table:table-row table:style-name="ro5">
          <table:table-cell office:value-type="string">
            <text:p>Exinary Technologies Pvt. Ltd</text:p>
          </table:table-cell>
          <table:table-cell office:value-type="float" office:value="2362548">
            <text:p>2362548</text:p>
          </table:table-cell>
          <table:table-cell/>
          <table:table-cell office:value-type="string">
            <text:p/>
            <text:p><text:s/>SBC Module No. 16, Thejaswini Building ,</text:p>
            <text:p><text:s/>Technopark Campus </text:p>
            <text:p><text:s/></text:p>
          </table:table-cell>
          <table:table-cell/>
          <table:table-cell office:value-type="string">
            <text:p/>
            <text:p><text:s/>SBC Module No. 16, Thejaswini Building ,</text:p>
            <text:p><text:s/>Technopark Campus </text:p>
            <text:p><text:s/>Phone: 2362548 </text:p>
          </table:table-cell>
          <table:table-cell table:number-columns-repeated="1018"/>
        </table:table-row>
        <table:table-row table:style-name="ro5">
          <table:table-cell office:value-type="string">
            <text:p>Experion Technologies (India) Private Limited</text:p>
          </table:table-cell>
          <table:table-cell office:value-type="string">
            <text:p>471-2700756 </text:p>
          </table:table-cell>
          <table:table-cell office:value-type="string">
            <text:p>http://www.experionglobal.com</text:p>
          </table:table-cell>
          <table:table-cell office:value-type="string">
            <text:p/>
            <text:p><text:s/>4th floor, Thejaswini Technopark Campus Trivandrum 695 581 ,</text:p>
            <text:p><text:s/></text:p>
          </table:table-cell>
          <table:table-cell office:value-type="string">
            <text:p>info@experionglobal.com</text:p>
          </table:table-cell>
          <table:table-cell office:value-type="string">
            <text:p/>
            <text:p><text:s/>4th floor, Thejaswini Technopark Campus Trivandrum 695 581 ,</text:p>
            <text:p><text:s/>Phone: 471-2700756 </text:p>
            <text:p><text:s/>Email: info@experionglobal.com </text:p>
            <text:p><text:s/>Website: www.experionglobal.com </text:p>
          </table:table-cell>
          <table:table-cell table:number-columns-repeated="1018"/>
        </table:table-row>
        <table:table-row table:style-name="ro5">
          <table:table-cell office:value-type="string">
            <text:p>Extolution Software Pvt Ltd</text:p>
          </table:table-cell>
          <table:table-cell office:value-type="string">
            <text:p>++91-471-2700388</text:p>
          </table:table-cell>
          <table:table-cell office:value-type="string">
            <text:p>http://www.extolutionind.com</text:p>
          </table:table-cell>
          <table:table-cell office:value-type="string">
            <text:p/>
            <text:p><text:s/>C-,23, Thejaswini, Technopark Campus,Technopark Campus Trivandrum 695 581,</text:p>
            <text:p><text:s/></text:p>
          </table:table-cell>
          <table:table-cell office:value-type="string">
            <text:p>info@extolutionind.com</text:p>
          </table:table-cell>
          <table:table-cell office:value-type="string">
            <text:p/>
            <text:p><text:s/>C-,23, Thejaswini, Technopark Campus,Technopark Campus Trivandrum 695 581,</text:p>
            <text:p><text:s/>Phone: ++91-471-2700388</text:p>
            <text:p><text:s/>Email: info@extolutionind.com </text:p>
            <text:p><text:s/>Website: www.extolutionind.com </text:p>
          </table:table-cell>
          <table:table-cell table:number-columns-repeated="1018"/>
        </table:table-row>
        <table:table-row table:style-name="ro3">
          <table:table-cell office:value-type="string">
            <text:p>EYME Technologies Pvt. Ltd</text:p>
          </table:table-cell>
          <table:table-cell office:value-type="string">
            <text:p>471-2700064/ 3093227</text:p>
          </table:table-cell>
          <table:table-cell office:value-type="string">
            <text:p>http://www.ey.com</text:p>
          </table:table-cell>
          <table:table-cell office:value-type="string">
            <text:p/>
            <text:p><text:s/>First Floor, Thejaswini ,</text:p>
            <text:p><text:s/>Technopark Campus </text:p>
            <text:p><text:s/></text:p>
          </table:table-cell>
          <table:table-cell office:value-type="string">
            <text:p>hr.eymet@ae.ey.com</text:p>
          </table:table-cell>
          <table:table-cell office:value-type="string">
            <text:p/>
            <text:p><text:s/>First Floor, Thejaswini ,</text:p>
            <text:p><text:s/>Technopark Campus </text:p>
            <text:p><text:s/>Phone: 471-2700064/ 3093227</text:p>
            <text:p><text:s/>Email: hr.eymet@ae.ey.com</text:p>
            <text:p><text:s/>Website: www.ey.com </text:p>
          </table:table-cell>
          <table:table-cell table:number-columns-repeated="1018"/>
        </table:table-row>
        <table:table-row table:style-name="ro3">
          <table:table-cell office:value-type="string">
            <text:p>Faes Packaging Solutions Pvt Ltd</text:p>
          </table:table-cell>
          <table:table-cell office:value-type="string">
            <text:p>+91 9947340785 </text:p>
          </table:table-cell>
          <table:table-cell office:value-type="string">
            <text:p>http://www.faespackagingsolutions.com</text:p>
          </table:table-cell>
          <table:table-cell office:value-type="string">
            <text:p/>
            <text:p><text:s/>L Level ( -1) Floor, Thejaswini,</text:p>
            <text:p><text:s/>Technopark Campus </text:p>
            <text:p><text:s/></text:p>
          </table:table-cell>
          <table:table-cell office:value-type="string">
            <text:p>oscar.dekkers@faesgroup.com</text:p>
          </table:table-cell>
          <table:table-cell office:value-type="string">
            <text:p/>
            <text:p><text:s/>L Level ( -1) Floor, Thejaswini,</text:p>
            <text:p><text:s/>Technopark Campus </text:p>
            <text:p><text:s/>Phone: +91 9947340785 </text:p>
            <text:p><text:s/>Email: oscar.dekkers@faesgroup.com</text:p>
            <text:p><text:s/>Website: www.faespackagingsolutions.com </text:p>
          </table:table-cell>
          <table:table-cell table:number-columns-repeated="1018"/>
        </table:table-row>
        <table:table-row table:style-name="ro2">
          <table:table-cell office:value-type="string">
            <text:p>Faith Infotech India Pvt. Ltd <text:s/>(Academic Institution)</text:p>
          </table:table-cell>
          <table:table-cell office:value-type="string">
            <text:p>0471-4077077/2700999</text:p>
          </table:table-cell>
          <table:table-cell office:value-type="string">
            <text:p>http://www.faithinfotech.in/</text:p>
          </table:table-cell>
          <table:table-cell office:value-type="string">
            <text:p/>
            <text:p><text:s/>Thejaswini Annexe, Technopark Campus,</text:p>
            <text:p><text:s/></text:p>
          </table:table-cell>
          <table:table-cell/>
          <table:table-cell office:value-type="string">
            <text:p/>
            <text:p><text:s/>Thejaswini Annexe, Technopark Campus,</text:p>
            <text:p><text:s/>Phone: 0471-4077077/2700999</text:p>
            <text:p><text:s/>Website: http://www.faithinfotech.in/ </text:p>
          </table:table-cell>
          <table:table-cell table:number-columns-repeated="1018"/>
        </table:table-row>
        <table:table-row table:style-name="ro3">
          <table:table-cell office:value-type="string">
            <text:p>Feofus Solutions <text:s/>Pvt Ltd.</text:p>
          </table:table-cell>
          <table:table-cell office:value-type="string">
            <text:p>+91-471-6050777</text:p>
          </table:table-cell>
          <table:table-cell office:value-type="string">
            <text:p>http://www.feofus.com</text:p>
          </table:table-cell>
          <table:table-cell office:value-type="string">
            <text:p/>
            <text:p><text:s/>Basement 2 floor, SBC No: 30, Thejaswini,</text:p>
            <text:p><text:s/>Technopark Campus </text:p>
            <text:p><text:s/></text:p>
          </table:table-cell>
          <table:table-cell office:value-type="string">
            <text:p>info@feofus.com</text:p>
          </table:table-cell>
          <table:table-cell office:value-type="string">
            <text:p/>
            <text:p><text:s/>Basement 2 floor, SBC No: 30, Thejaswini,</text:p>
            <text:p><text:s/>Technopark Campus </text:p>
            <text:p><text:s/>Phone: +91-471-6050777</text:p>
            <text:p><text:s/>Email: info@feofus.com</text:p>
            <text:p><text:s/>Website: www.feofus.com </text:p>
          </table:table-cell>
          <table:table-cell table:number-columns-repeated="1018"/>
        </table:table-row>
        <table:table-row table:style-name="ro3">
          <table:table-cell office:value-type="string">
            <text:p>FINWARE TECHNOLOGIES Pvt Ltd</text:p>
          </table:table-cell>
          <table:table-cell office:value-type="string">
            <text:p>0471-4066072</text:p>
          </table:table-cell>
          <table:table-cell office:value-type="string">
            <text:p>http://www.finwaretech.com</text:p>
          </table:table-cell>
          <table:table-cell office:value-type="string">
            <text:p/>
            <text:p><text:s/>First Floor, Leela Infopark Building,</text:p>
            <text:p><text:s/>Technopark Campus </text:p>
            <text:p><text:s/></text:p>
          </table:table-cell>
          <table:table-cell office:value-type="string">
            <text:p>info@finwaretech.com</text:p>
          </table:table-cell>
          <table:table-cell office:value-type="string">
            <text:p/>
            <text:p><text:s/>First Floor, Leela Infopark Building,</text:p>
            <text:p><text:s/>Technopark Campus </text:p>
            <text:p><text:s/>Phone: 0471-4066072</text:p>
            <text:p><text:s/>Email: info@finwaretech.com</text:p>
            <text:p><text:s/>Website: www.finwaretech.com </text:p>
          </table:table-cell>
          <table:table-cell table:number-columns-repeated="1018"/>
        </table:table-row>
        <table:table-row table:style-name="ro5">
          <table:table-cell office:value-type="string">
            <text:p>FirstPOS Retail Soft Solutions India Pvt. Ltd</text:p>
          </table:table-cell>
          <table:table-cell/>
          <table:table-cell office:value-type="string">
            <text:p>http://www.firstpos.in</text:p>
          </table:table-cell>
          <table:table-cell office:value-type="string">
            <text:p/>
            <text:p><text:s/>Amstor House,</text:p>
            <text:p><text:s/>Technopark Campus </text:p>
            <text:p><text:s/>Email: info@firstpos.in</text:p>
            <text:p><text:s/>Website: www.firstpos.in </text:p>
          </table:table-cell>
          <table:table-cell office:value-type="string">
            <text:p>info@firstpos.in</text:p>
          </table:table-cell>
          <table:table-cell office:value-type="string">
            <text:p/>
            <text:p><text:s/>Amstor House,</text:p>
            <text:p><text:s/>Technopark Campus </text:p>
            <text:p><text:s/>Email: info@firstpos.in</text:p>
            <text:p><text:s/>Website: www.firstpos.in </text:p>
          </table:table-cell>
          <table:table-cell table:number-columns-repeated="1018"/>
        </table:table-row>
        <table:table-row table:style-name="ro5">
          <table:table-cell office:value-type="string">
            <text:p>Fischer Systems India Pvt. Ltd.</text:p>
          </table:table-cell>
          <table:table-cell office:value-type="string">
            <text:p>471-2527427 </text:p>
          </table:table-cell>
          <table:table-cell office:value-type="string">
            <text:p>http://www.fisc.com/</text:p>
          </table:table-cell>
          <table:table-cell office:value-type="string">
            <text:p/>
            <text:p><text:s/>224, NILA, Technopark Campus ,</text:p>
            <text:p><text:s/></text:p>
          </table:table-cell>
          <table:table-cell office:value-type="string">
            <text:p>anil.saraswathy@fisc.com</text:p>
          </table:table-cell>
          <table:table-cell office:value-type="string">
            <text:p/>
            <text:p><text:s/>224, NILA, Technopark Campus ,</text:p>
            <text:p><text:s/>Phone: 471-2527427 </text:p>
            <text:p><text:s/>Email: anil.saraswathy@fisc.com </text:p>
            <text:p><text:s/>Website: http://www.fisc.com/ </text:p>
          </table:table-cell>
          <table:table-cell table:number-columns-repeated="1018"/>
        </table:table-row>
        <table:table-row table:style-name="ro5">
          <table:table-cell office:value-type="string">
            <text:p>Flip Media Pvt Ltd.</text:p>
          </table:table-cell>
          <table:table-cell office:value-type="string">
            <text:p>+91 471 4062114</text:p>
          </table:table-cell>
          <table:table-cell office:value-type="string">
            <text:p>http://www.flipcorp.com</text:p>
          </table:table-cell>
          <table:table-cell office:value-type="string">
            <text:p/>
            <text:p><text:s/>Lower ground Level Floor( L-2 ),Thejaswini, Technopark Campus Trivandrum 695 581 ,</text:p>
            <text:p><text:s/></text:p>
          </table:table-cell>
          <table:table-cell/>
          <table:table-cell office:value-type="string">
            <text:p/>
            <text:p><text:s/>Lower ground Level Floor( L-2 ),Thejaswini, Technopark Campus Trivandrum 695 581 ,</text:p>
            <text:p><text:s/>Phone: +91 471 4062114</text:p>
            <text:p><text:s/>Website: www.flipcorp.com </text:p>
          </table:table-cell>
          <table:table-cell table:number-columns-repeated="1018"/>
        </table:table-row>
        <table:table-row table:style-name="ro3">
          <table:table-cell office:value-type="string">
            <text:p>Flytxt Mobile Solutions Pvt. Ltd.</text:p>
          </table:table-cell>
          <table:table-cell office:value-type="string">
            <text:p>+91 471 270 0101</text:p>
          </table:table-cell>
          <table:table-cell office:value-type="string">
            <text:p>http://www.flytxt.com</text:p>
          </table:table-cell>
          <table:table-cell office:value-type="string">
            <text:p/>
            <text:p><text:s/>Ind Floor, Amstor Building,</text:p>
            <text:p><text:s/>Technopark Campus </text:p>
            <text:p><text:s/></text:p>
          </table:table-cell>
          <table:table-cell office:value-type="string">
            <text:p>info@flytxt.com</text:p>
          </table:table-cell>
          <table:table-cell office:value-type="string">
            <text:p/>
            <text:p><text:s/>Ind Floor, Amstor Building,</text:p>
            <text:p><text:s/>Technopark Campus </text:p>
            <text:p><text:s/>Phone: +91 471 270 0101</text:p>
            <text:p><text:s/>Email: info@flytxt.com </text:p>
            <text:p><text:s/>Website: www.flytxt.com </text:p>
          </table:table-cell>
          <table:table-cell table:number-columns-repeated="1018"/>
        </table:table-row>
        <table:table-row table:style-name="ro5">
          <table:table-cell office:value-type="string">
            <text:p>Focal3 Software Pvt. Ltd.</text:p>
          </table:table-cell>
          <table:table-cell office:value-type="string">
            <text:p>+91 471 329 5666 (Main), +91 471 406 0143,</text:p>
          </table:table-cell>
          <table:table-cell office:value-type="string">
            <text:p>http://www.focal3.com</text:p>
          </table:table-cell>
          <table:table-cell office:value-type="string">
            <text:p/>
            <text:p><text:s/>2nd Floor, Leela Infopark, Technopark Campus, Trivandrum 695 581 ,</text:p>
            <text:p><text:s/></text:p>
          </table:table-cell>
          <table:table-cell office:value-type="string">
            <text:p>careers@focal3.com</text:p>
          </table:table-cell>
          <table:table-cell office:value-type="string">
            <text:p/>
            <text:p><text:s/>2nd Floor, Leela Infopark, Technopark Campus, Trivandrum 695 581 ,</text:p>
            <text:p><text:s/>Phone: +91 471 329 5666 (Main), +91 471 406 0143,</text:p>
            <text:p><text:s/>Email: careers@focal3.com</text:p>
            <text:p><text:s/>Website: www.focal3.com </text:p>
          </table:table-cell>
          <table:table-cell table:number-columns-repeated="1018"/>
        </table:table-row>
        <table:table-row table:style-name="ro3">
          <table:table-cell office:value-type="string">
            <text:p>Founding Minds Software Pvt. Ltd.</text:p>
          </table:table-cell>
          <table:table-cell office:value-type="string">
            <text:p>+91 471 401 2200, +91 471 401 2201</text:p>
          </table:table-cell>
          <table:table-cell office:value-type="string">
            <text:p>http://www.foundingminds.com</text:p>
          </table:table-cell>
          <table:table-cell office:value-type="string">
            <text:p/>
            <text:p><text:s/>L-16, Lower Ground Floor,Thejaswini,</text:p>
            <text:p><text:s/>Technopark Campus </text:p>
            <text:p><text:s/></text:p>
          </table:table-cell>
          <table:table-cell office:value-type="string">
            <text:p>info@foundingminds.com</text:p>
          </table:table-cell>
          <table:table-cell office:value-type="string">
            <text:p/>
            <text:p><text:s/>L-16, Lower Ground Floor,Thejaswini,</text:p>
            <text:p><text:s/>Technopark Campus </text:p>
            <text:p><text:s/>Phone: +91 471 401 2200, +91 471 401 2201</text:p>
            <text:p><text:s/>Email: info@foundingminds.com</text:p>
            <text:p><text:s/>Website: www.foundingminds.com </text:p>
          </table:table-cell>
          <table:table-cell table:number-columns-repeated="1018"/>
        </table:table-row>
        <table:table-row table:style-name="ro5">
          <table:table-cell office:value-type="string">
            <text:p>GD Innovative Solutions Pvt Ltd</text:p>
          </table:table-cell>
          <table:table-cell office:value-type="string">
            <text:p>91-471-2700007 </text:p>
          </table:table-cell>
          <table:table-cell office:value-type="string">
            <text:p>http://www.gdsolutions.us</text:p>
          </table:table-cell>
          <table:table-cell office:value-type="string">
            <text:p/>
            <text:p><text:s/>C-13, Thejaswini, Technopark Campus Trivandrum 695 581 ,</text:p>
            <text:p><text:s/></text:p>
          </table:table-cell>
          <table:table-cell office:value-type="string">
            <text:p>info@gdsolutions.us</text:p>
          </table:table-cell>
          <table:table-cell office:value-type="string">
            <text:p/>
            <text:p><text:s/>C-13, Thejaswini, Technopark Campus Trivandrum 695 581 ,</text:p>
            <text:p><text:s/>Phone: 91-471-2700007 </text:p>
            <text:p><text:s/>Email: info@gdsolutions.us</text:p>
            <text:p><text:s/>Website: www.gdsolutions.us </text:p>
          </table:table-cell>
          <table:table-cell table:number-columns-repeated="1018"/>
        </table:table-row>
        <table:table-row table:style-name="ro5">
          <table:table-cell office:value-type="string">
            <text:p>Gemini Software Solutions Pvt Ltd</text:p>
          </table:table-cell>
          <table:table-cell office:value-type="string">
            <text:p>471-2527555 </text:p>
          </table:table-cell>
          <table:table-cell office:value-type="string">
            <text:p>http://www.GeminiSoftware.com</text:p>
          </table:table-cell>
          <table:table-cell office:value-type="string">
            <text:p/>
            <text:p><text:s/>414 - 415, Nila, Technopark Campus. ,</text:p>
            <text:p><text:s/></text:p>
          </table:table-cell>
          <table:table-cell office:value-type="string">
            <text:p>gm@gemini-india.com</text:p>
          </table:table-cell>
          <table:table-cell office:value-type="string">
            <text:p/>
            <text:p><text:s/>414 - 415, Nila, Technopark Campus. ,</text:p>
            <text:p><text:s/>Phone: 471-2527555 </text:p>
            <text:p><text:s/>Email: gm@gemini-india.com </text:p>
            <text:p><text:s/>Website: www.GeminiSoftware.com </text:p>
          </table:table-cell>
          <table:table-cell table:number-columns-repeated="1018"/>
        </table:table-row>
        <table:table-row table:style-name="ro5">
          <table:table-cell office:value-type="string">
            <text:p>Geotrans Technologies Pvt Ltd</text:p>
          </table:table-cell>
          <table:table-cell office:value-type="string">
            <text:p>0471-4061928</text:p>
          </table:table-cell>
          <table:table-cell office:value-type="string">
            <text:p>http://www.geotranstech.com</text:p>
          </table:table-cell>
          <table:table-cell office:value-type="string">
            <text:p/>
            <text:p><text:s/>T-3, Thejaswini Technopark Campus Trivandrum 695 581,</text:p>
            <text:p><text:s/></text:p>
          </table:table-cell>
          <table:table-cell office:value-type="string">
            <text:p>mail@geotranstech.com</text:p>
          </table:table-cell>
          <table:table-cell office:value-type="string">
            <text:p/>
            <text:p><text:s/>T-3, Thejaswini Technopark Campus Trivandrum 695 581,</text:p>
            <text:p><text:s/>Phone: 0471-4061928</text:p>
            <text:p><text:s/>Email: mail@geotranstech.com</text:p>
            <text:p><text:s/>Website: www.geotranstech.com </text:p>
          </table:table-cell>
          <table:table-cell table:number-columns-repeated="1018"/>
        </table:table-row>
        <table:table-row table:style-name="ro3">
          <table:table-cell office:value-type="string">
            <text:p>GES Infotek Private Ltd</text:p>
          </table:table-cell>
          <table:table-cell office:value-type="string">
            <text:p>+91 471 2700 175 /585</text:p>
          </table:table-cell>
          <table:table-cell office:value-type="string">
            <text:p>http://www.gesinfotek.com</text:p>
          </table:table-cell>
          <table:table-cell office:value-type="string">
            <text:p/>
            <text:p><text:s/>First Floor, Padmanabham, Technopark,</text:p>
            <text:p><text:s/>Technopark Campus </text:p>
            <text:p><text:s/></text:p>
          </table:table-cell>
          <table:table-cell office:value-type="string">
            <text:p>info@gesinfotek.com</text:p>
          </table:table-cell>
          <table:table-cell office:value-type="string">
            <text:p/>
            <text:p><text:s/>First Floor, Padmanabham, Technopark,</text:p>
            <text:p><text:s/>Technopark Campus </text:p>
            <text:p><text:s/>Phone: +91 471 2700 175 /585</text:p>
            <text:p><text:s/>Email: info@gesinfotek.com</text:p>
            <text:p><text:s/>Website: www.gesinfotek.com </text:p>
          </table:table-cell>
          <table:table-cell table:number-columns-repeated="1018"/>
        </table:table-row>
        <table:table-row table:style-name="ro5">
          <table:table-cell office:value-type="string">
            <text:p>Gescis Technologies Pvt Ltd</text:p>
          </table:table-cell>
          <table:table-cell/>
          <table:table-cell office:value-type="string">
            <text:p>http://www.gescis.com</text:p>
          </table:table-cell>
          <table:table-cell office:value-type="string">
            <text:p/>
            <text:p><text:s/>SBC - 17, level -2, Thejaswini Building,</text:p>
            <text:p><text:s/>Technopark Campus </text:p>
            <text:p><text:s/>Email: info@gescis.com</text:p>
            <text:p><text:s/>Website: www.gescis.com </text:p>
          </table:table-cell>
          <table:table-cell office:value-type="string">
            <text:p>info@gescis.com</text:p>
          </table:table-cell>
          <table:table-cell office:value-type="string">
            <text:p/>
            <text:p><text:s/>SBC - 17, level -2, Thejaswini Building,</text:p>
            <text:p><text:s/>Technopark Campus </text:p>
            <text:p><text:s/>Email: info@gescis.com</text:p>
            <text:p><text:s/>Website: www.gescis.com </text:p>
          </table:table-cell>
          <table:table-cell table:number-columns-repeated="1018"/>
        </table:table-row>
        <table:table-row table:style-name="ro3">
          <table:table-cell office:value-type="string">
            <text:p>GLG Technologies Pvt Ltd</text:p>
          </table:table-cell>
          <table:table-cell office:value-type="float" office:value="914712700330">
            <text:p>914712700330</text:p>
          </table:table-cell>
          <table:table-cell office:value-type="string">
            <text:p>http://www.glgtechnologies.com</text:p>
          </table:table-cell>
          <table:table-cell office:value-type="string">
            <text:p/>
            <text:p><text:s/>1ST FLOOR, PADMANABHAM,</text:p>
            <text:p><text:s/>Technopark Campus </text:p>
            <text:p><text:s/></text:p>
          </table:table-cell>
          <table:table-cell office:value-type="string">
            <text:p>info@glgtechnologies.com</text:p>
          </table:table-cell>
          <table:table-cell office:value-type="string">
            <text:p/>
            <text:p><text:s/>1ST FLOOR, PADMANABHAM,</text:p>
            <text:p><text:s/>Technopark Campus </text:p>
            <text:p><text:s/>Phone: +914712700330 </text:p>
            <text:p><text:s/>Email: info@glgtechnologies.com</text:p>
            <text:p><text:s/>Website: www.glgtechnologies.com </text:p>
          </table:table-cell>
          <table:table-cell table:number-columns-repeated="1018"/>
        </table:table-row>
        <table:table-row table:style-name="ro3">
          <table:table-cell office:value-type="string">
            <text:p>Global BPO Solutions Pvt Ltd</text:p>
          </table:table-cell>
          <table:table-cell office:value-type="string">
            <text:p>0471-2527827</text:p>
          </table:table-cell>
          <table:table-cell office:value-type="string">
            <text:p>http://www.GlobalLegalOutsourcing.com</text:p>
          </table:table-cell>
          <table:table-cell office:value-type="string">
            <text:p/>
            <text:p><text:s/>Module A 1, Ground Floor, Pamba,</text:p>
            <text:p><text:s/>Technopark Campus </text:p>
            <text:p><text:s/></text:p>
          </table:table-cell>
          <table:table-cell office:value-type="string">
            <text:p>Thomas@GlobalLegalOutsourcing.com</text:p>
          </table:table-cell>
          <table:table-cell office:value-type="string">
            <text:p/>
            <text:p><text:s/>Module A 1, Ground Floor, Pamba,</text:p>
            <text:p><text:s/>Technopark Campus </text:p>
            <text:p><text:s/>Phone: 0471-2527827</text:p>
            <text:p><text:s/>Email: Thomas@GlobalLegalOutsourcing.com</text:p>
            <text:p><text:s/>Website: www.GlobalLegalOutsourcing.com </text:p>
          </table:table-cell>
          <table:table-cell table:number-columns-repeated="1018"/>
        </table:table-row>
        <table:table-row table:style-name="ro5">
          <table:table-cell office:value-type="string">
            <text:p>GLOBAL DESIGN AND ENGINEERING SERVICES (P) LTD (GDES)</text:p>
          </table:table-cell>
          <table:table-cell office:value-type="string">
            <text:p>91-471-406 0 406 </text:p>
          </table:table-cell>
          <table:table-cell office:value-type="string">
            <text:p>http://www.globaldes.com</text:p>
          </table:table-cell>
          <table:table-cell office:value-type="string">
            <text:p/>
            <text:p><text:s/>B 033,34, Ground Floor, Nila, Technopark Campus. ,</text:p>
            <text:p><text:s/></text:p>
          </table:table-cell>
          <table:table-cell office:value-type="string">
            <text:p>info@globaldes.com</text:p>
          </table:table-cell>
          <table:table-cell office:value-type="string">
            <text:p/>
            <text:p><text:s/>B 033,34, Ground Floor, Nila, Technopark Campus. ,</text:p>
            <text:p><text:s/>Phone: 91-471-406 0 406 </text:p>
            <text:p><text:s/>Email: info@globaldes.com </text:p>
            <text:p><text:s/>Website: www.globaldes.com </text:p>
          </table:table-cell>
          <table:table-cell table:number-columns-repeated="1018"/>
        </table:table-row>
        <table:table-row table:style-name="ro3">
          <table:table-cell office:value-type="string">
            <text:p>Graphix Island Entertainment Pvt Ltd</text:p>
          </table:table-cell>
          <table:table-cell office:value-type="string">
            <text:p>+91 9656 729 829 / +91 8129 874767 </text:p>
          </table:table-cell>
          <table:table-cell office:value-type="string">
            <text:p>http://www.graphixisland.com</text:p>
          </table:table-cell>
          <table:table-cell office:value-type="string">
            <text:p/>
            <text:p><text:s/>TTBI, A1, 4th Floor, Nila,</text:p>
            <text:p><text:s/>Technopark Campus </text:p>
            <text:p><text:s/></text:p>
          </table:table-cell>
          <table:table-cell office:value-type="string">
            <text:p>hr@graphixisland.com</text:p>
          </table:table-cell>
          <table:table-cell office:value-type="string">
            <text:p/>
            <text:p><text:s/>TTBI, A1, 4th Floor, Nila,</text:p>
            <text:p><text:s/>Technopark Campus </text:p>
            <text:p><text:s/>Phone: +91 9656 729 829 / +91 8129 874767 </text:p>
            <text:p><text:s/>Email: hr@graphixisland.com</text:p>
            <text:p><text:s/>Website: www.graphixisland.com </text:p>
          </table:table-cell>
          <table:table-cell table:number-columns-repeated="1018"/>
        </table:table-row>
        <table:table-row table:style-name="ro2">
          <table:table-cell office:value-type="string">
            <text:p>Green Craft IT Solutions Pvt. Ltd</text:p>
          </table:table-cell>
          <table:table-cell table:number-columns-repeated="2"/>
          <table:table-cell office:value-type="string">
            <text:p/>
            <text:p><text:s/>SBC Module No.22, -2 floor , Thejaswini Building ,</text:p>
            <text:p><text:s/>Technopark Campus </text:p>
          </table:table-cell>
          <table:table-cell/>
          <table:table-cell office:value-type="string">
            <text:p/>
            <text:p><text:s/>SBC Module No.22, -2 floor , Thejaswini Building ,</text:p>
            <text:p><text:s/>Technopark Campus </text:p>
          </table:table-cell>
          <table:table-cell table:number-columns-repeated="1018"/>
        </table:table-row>
        <table:table-row table:style-name="ro5">
          <table:table-cell office:value-type="string">
            <text:p>Green Orchid Software Solutions Pvt. Ltd</text:p>
          </table:table-cell>
          <table:table-cell office:value-type="string">
            <text:p>+91-471-3196444 </text:p>
          </table:table-cell>
          <table:table-cell office:value-type="string">
            <text:p>http://www.greenorchidsolutions.com</text:p>
          </table:table-cell>
          <table:table-cell office:value-type="string">
            <text:p/>
            <text:p><text:s/>1st Floor, Padmanabham Building,</text:p>
            <text:p><text:s/>Technopark Campus </text:p>
            <text:p><text:s/></text:p>
          </table:table-cell>
          <table:table-cell/>
          <table:table-cell office:value-type="string">
            <text:p/>
            <text:p><text:s/>1st Floor, Padmanabham Building,</text:p>
            <text:p><text:s/>Technopark Campus </text:p>
            <text:p><text:s/>Phone: +91-471-3196444 </text:p>
            <text:p><text:s/>Website: www.greenorchidsolutions.com </text:p>
          </table:table-cell>
          <table:table-cell table:number-columns-repeated="1018"/>
        </table:table-row>
        <table:table-row table:style-name="ro6">
          <table:table-cell office:value-type="string">
            <text:p>Greenchild Image Solutions Private Limited</text:p>
          </table:table-cell>
          <table:table-cell table:number-columns-repeated="2"/>
          <table:table-cell office:value-type="string">
            <text:p/>
            <text:p><text:s/>SBC-07 Thejaswini, Technopark Campus Trivandrum 695 581 ,</text:p>
          </table:table-cell>
          <table:table-cell/>
          <table:table-cell office:value-type="string">
            <text:p/>
            <text:p><text:s/>SBC-07 Thejaswini, Technopark Campus Trivandrum 695 581 ,</text:p>
          </table:table-cell>
          <table:table-cell table:number-columns-repeated="1018"/>
        </table:table-row>
        <table:table-row table:style-name="ro5">
          <table:table-cell office:value-type="string">
            <text:p>Grid Design Solutions Pvt. Ltd.</text:p>
          </table:table-cell>
          <table:table-cell office:value-type="string">
            <text:p>+914713047598, +91 471 2700222 </text:p>
          </table:table-cell>
          <table:table-cell office:value-type="string">
            <text:p>http://www.gdsind.com</text:p>
          </table:table-cell>
          <table:table-cell office:value-type="string">
            <text:p/>
            <text:p><text:s/>Thejaswini,Technopark Campus Trivandrum 695 581 ,</text:p>
            <text:p><text:s/></text:p>
          </table:table-cell>
          <table:table-cell office:value-type="string">
            <text:p>mail@gdsind.com</text:p>
          </table:table-cell>
          <table:table-cell office:value-type="string">
            <text:p/>
            <text:p><text:s/>Thejaswini,Technopark Campus Trivandrum 695 581 ,</text:p>
            <text:p><text:s/>Phone: +914713047598, +91 471 2700222 </text:p>
            <text:p><text:s/>Email: mail@gdsind.com </text:p>
            <text:p><text:s/>Website: www.gdsind.com </text:p>
          </table:table-cell>
          <table:table-cell table:number-columns-repeated="1018"/>
        </table:table-row>
        <table:table-row table:style-name="ro3">
          <table:table-cell office:value-type="string">
            <text:p>Gridzone Software Solutions Pvt Ltd</text:p>
          </table:table-cell>
          <table:table-cell office:value-type="string">
            <text:p>91-471- 4060404 / 4060111</text:p>
          </table:table-cell>
          <table:table-cell office:value-type="string">
            <text:p>http://www.gridzoneindia.com</text:p>
          </table:table-cell>
          <table:table-cell office:value-type="string">
            <text:p/>
            <text:p><text:s/>Module 405, 4th Floor , Thejaswini,</text:p>
            <text:p><text:s/>Technopark Campus, Technopark </text:p>
            <text:p><text:s/></text:p>
          </table:table-cell>
          <table:table-cell office:value-type="string">
            <text:p>info@gridzoneindia.com</text:p>
          </table:table-cell>
          <table:table-cell office:value-type="string">
            <text:p/>
            <text:p><text:s/>Module 405, 4th Floor , Thejaswini,</text:p>
            <text:p><text:s/>Technopark Campus, Technopark </text:p>
            <text:p><text:s/>Phone: 91-471- 4060404 / 4060111</text:p>
            <text:p><text:s/>Email: info@gridzoneindia.com </text:p>
            <text:p><text:s/>Website: www.gridzoneindia.com </text:p>
          </table:table-cell>
          <table:table-cell table:number-columns-repeated="1018"/>
        </table:table-row>
        <table:table-row table:style-name="ro5">
          <table:table-cell office:value-type="string">
            <text:p>Hages Business Solutions Pvt Ltd</text:p>
          </table:table-cell>
          <table:table-cell office:value-type="string">
            <text:p>+91-471-4060991 / 98</text:p>
          </table:table-cell>
          <table:table-cell office:value-type="string">
            <text:p>http://www.hbsind.com</text:p>
          </table:table-cell>
          <table:table-cell office:value-type="string">
            <text:p/>
            <text:p><text:s/>Ground Floor, Amstor Building Technopark Campus Trivandrum 695 581,</text:p>
            <text:p><text:s/></text:p>
          </table:table-cell>
          <table:table-cell/>
          <table:table-cell office:value-type="string">
            <text:p/>
            <text:p><text:s/>Ground Floor, Amstor Building Technopark Campus Trivandrum 695 581,</text:p>
            <text:p><text:s/>Phone: +91-471-4060991 / 98</text:p>
            <text:p><text:s/>Website: www.hbsind.com </text:p>
          </table:table-cell>
          <table:table-cell table:number-columns-repeated="1018"/>
        </table:table-row>
        <table:table-row table:style-name="ro3">
          <table:table-cell office:value-type="string">
            <text:p>Hepsoft Technologies Pvt Ltd</text:p>
          </table:table-cell>
          <table:table-cell office:value-type="string">
            <text:p>0471 - 4012808</text:p>
          </table:table-cell>
          <table:table-cell office:value-type="string">
            <text:p>http://www.hepsoft.com</text:p>
          </table:table-cell>
          <table:table-cell office:value-type="string">
            <text:p/>
            <text:p><text:s/>B – 7A, T-Tbi, Nila , 4th Floor,</text:p>
            <text:p><text:s/>Technopark Campus </text:p>
            <text:p><text:s/></text:p>
          </table:table-cell>
          <table:table-cell office:value-type="string">
            <text:p>business@hepsoft.com</text:p>
          </table:table-cell>
          <table:table-cell office:value-type="string">
            <text:p/>
            <text:p><text:s/>B – 7A, T-Tbi, Nila , 4th Floor,</text:p>
            <text:p><text:s/>Technopark Campus </text:p>
            <text:p><text:s/>Phone: 0471 - 4012808</text:p>
            <text:p><text:s/>Email: business@hepsoft.com</text:p>
            <text:p><text:s/>Website: www.hepsoft.com </text:p>
          </table:table-cell>
          <table:table-cell table:number-columns-repeated="1018"/>
        </table:table-row>
        <table:table-row table:style-name="ro3">
          <table:table-cell office:value-type="string">
            <text:p>HFS Software India Pvt. Ltd.</text:p>
          </table:table-cell>
          <table:table-cell office:value-type="string">
            <text:p>+91-471-2772600</text:p>
          </table:table-cell>
          <table:table-cell office:value-type="string">
            <text:p>http://www.harlandfinancialsolutions.com</text:p>
          </table:table-cell>
          <table:table-cell office:value-type="string">
            <text:p/>
            <text:p><text:s/>6A, Sixth Floor, Leela Infopark, Plot 2,</text:p>
            <text:p><text:s/>Technopark Campus </text:p>
            <text:p><text:s/></text:p>
          </table:table-cell>
          <table:table-cell office:value-type="string">
            <text:p>bysakh.bhasi@harlandfs.com</text:p>
          </table:table-cell>
          <table:table-cell office:value-type="string">
            <text:p/>
            <text:p><text:s/>6A, Sixth Floor, Leela Infopark, Plot 2,</text:p>
            <text:p><text:s/>Technopark Campus </text:p>
            <text:p><text:s/>Phone: +91-471-2772600</text:p>
            <text:p><text:s/>Email: bysakh.bhasi@harlandfs.com</text:p>
            <text:p><text:s/>Website: www.harlandfinancialsolutions.com </text:p>
          </table:table-cell>
          <table:table-cell table:number-columns-repeated="1018"/>
        </table:table-row>
        <table:table-row table:style-name="ro3">
          <table:table-cell office:value-type="string">
            <text:p>Hiworth Solutions Pvt Ltd.</text:p>
          </table:table-cell>
          <table:table-cell office:value-type="float" office:value="914712700532">
            <text:p>914712700532</text:p>
          </table:table-cell>
          <table:table-cell office:value-type="string">
            <text:p>http://www.hiworthsolutions.com</text:p>
          </table:table-cell>
          <table:table-cell office:value-type="string">
            <text:p/>
            <text:p><text:s/>SBC No - 25 , Thejaswini Building,</text:p>
            <text:p><text:s/>Technopark Campus </text:p>
            <text:p><text:s/></text:p>
          </table:table-cell>
          <table:table-cell office:value-type="string">
            <text:p>hr@hiworthsolutions.com</text:p>
          </table:table-cell>
          <table:table-cell office:value-type="string">
            <text:p/>
            <text:p><text:s/>SBC No - 25 , Thejaswini Building,</text:p>
            <text:p><text:s/>Technopark Campus </text:p>
            <text:p><text:s/>Phone: 914712700532.</text:p>
            <text:p><text:s/>Email: hr@hiworthsolutions.com</text:p>
            <text:p><text:s/>Website: www.hiworthsolutions.com </text:p>
          </table:table-cell>
          <table:table-cell table:number-columns-repeated="1018"/>
        </table:table-row>
        <table:table-row table:style-name="ro3">
          <table:table-cell office:value-type="string">
            <text:p>Hostdime Data Centre Services Pvt. Ltd</text:p>
          </table:table-cell>
          <table:table-cell office:value-type="string">
            <text:p>0471 4060553</text:p>
          </table:table-cell>
          <table:table-cell office:value-type="string">
            <text:p>http://www.hostdime.in</text:p>
          </table:table-cell>
          <table:table-cell office:value-type="string">
            <text:p/>
            <text:p><text:s/>Amstor House, Annexe,</text:p>
            <text:p><text:s/>Technopark Campus </text:p>
            <text:p><text:s/></text:p>
          </table:table-cell>
          <table:table-cell office:value-type="string">
            <text:p>info@hostdime.in</text:p>
          </table:table-cell>
          <table:table-cell office:value-type="string">
            <text:p/>
            <text:p><text:s/>Amstor House, Annexe,</text:p>
            <text:p><text:s/>Technopark Campus </text:p>
            <text:p><text:s/>Phone: 0471 4060553</text:p>
            <text:p><text:s/>Email: info@hostdime.in</text:p>
            <text:p><text:s/>Website: www.hostdime.in </text:p>
          </table:table-cell>
          <table:table-cell table:number-columns-repeated="1018"/>
        </table:table-row>
        <table:table-row table:style-name="ro3">
          <table:table-cell office:value-type="string">
            <text:p>Hueray Technologies Pvt. Ltd.</text:p>
          </table:table-cell>
          <table:table-cell office:value-type="string">
            <text:p>+ 91-471-2700222 / +91 9846421274</text:p>
          </table:table-cell>
          <table:table-cell office:value-type="string">
            <text:p>http://www.hueray.com</text:p>
          </table:table-cell>
          <table:table-cell office:value-type="string">
            <text:p/>
            <text:p><text:s/>TTBI, B-10, 4th Floor, Nila,</text:p>
            <text:p><text:s/>Technopark Campus </text:p>
            <text:p><text:s/></text:p>
          </table:table-cell>
          <table:table-cell office:value-type="string">
            <text:p>info@hueray.com</text:p>
          </table:table-cell>
          <table:table-cell office:value-type="string">
            <text:p/>
            <text:p><text:s/>TTBI, B-10, 4th Floor, Nila,</text:p>
            <text:p><text:s/>Technopark Campus </text:p>
            <text:p><text:s/>Phone: + 91-471-2700222 / +91 9846421274</text:p>
            <text:p><text:s/>Email: info@hueray.com</text:p>
            <text:p><text:s/>Website: www.hueray.com </text:p>
          </table:table-cell>
          <table:table-cell table:number-columns-repeated="1018"/>
        </table:table-row>
        <table:table-row table:style-name="ro5">
          <table:table-cell office:value-type="string">
            <text:p>Hysitron Nanotechnology India <text:s/>Pvt.Ltd</text:p>
          </table:table-cell>
          <table:table-cell office:value-type="string">
            <text:p>0471 4244000</text:p>
          </table:table-cell>
          <table:table-cell/>
          <table:table-cell office:value-type="string">
            <text:p/>
            <text:p><text:s/>-4th Floor, Thejaswini Building,</text:p>
            <text:p><text:s/>Technopark Campus, Trivandrum 695 581 </text:p>
            <text:p><text:s/></text:p>
          </table:table-cell>
          <table:table-cell/>
          <table:table-cell office:value-type="string">
            <text:p/>
            <text:p><text:s/>-4th Floor, Thejaswini Building,</text:p>
            <text:p><text:s/>Technopark Campus, Trivandrum 695 581 </text:p>
            <text:p><text:s/>Phone: 0471 4244000</text:p>
          </table:table-cell>
          <table:table-cell table:number-columns-repeated="1018"/>
        </table:table-row>
        <table:table-row table:style-name="ro5">
          <table:table-cell office:value-type="string">
            <text:p>IBS Software Services (P) Ltd.</text:p>
          </table:table-cell>
          <table:table-cell office:value-type="string">
            <text:p>++91-471-2700080</text:p>
          </table:table-cell>
          <table:table-cell office:value-type="string">
            <text:p>http://www.ibsplc.com</text:p>
          </table:table-cell>
          <table:table-cell office:value-type="string">
            <text:p/>
            <text:p><text:s/>521-524, NILA, Technopark Campus, Trivandrum 695 531, India,</text:p>
            <text:p><text:s/></text:p>
          </table:table-cell>
          <table:table-cell office:value-type="string">
            <text:p>sales@ibsplc.com</text:p>
          </table:table-cell>
          <table:table-cell office:value-type="string">
            <text:p/>
            <text:p><text:s/>521-524, NILA, Technopark Campus, Trivandrum 695 531, India,</text:p>
            <text:p><text:s/>Phone: ++91-471-2700080</text:p>
            <text:p><text:s/>Email: sales@ibsplc.com</text:p>
            <text:p><text:s/>Website: www.ibsplc.com </text:p>
          </table:table-cell>
          <table:table-cell table:number-columns-repeated="1018"/>
        </table:table-row>
        <table:table-row table:style-name="ro2">
          <table:table-cell office:value-type="string">
            <text:p>ICFAI (Academic Institution)</text:p>
          </table:table-cell>
          <table:table-cell office:value-type="string">
            <text:p>0471 2700 727, 9946272719</text:p>
          </table:table-cell>
          <table:table-cell/>
          <table:table-cell office:value-type="string">
            <text:p/>
            <text:p><text:s/>1st Floor, Padmanabham,</text:p>
            <text:p><text:s/>Technopark Campus </text:p>
            <text:p><text:s/></text:p>
          </table:table-cell>
          <table:table-cell/>
          <table:table-cell office:value-type="string">
            <text:p/>
            <text:p><text:s/>1st Floor, Padmanabham,</text:p>
            <text:p><text:s/>Technopark Campus </text:p>
            <text:p><text:s/>Phone: 0471 2700 727, 9946272719</text:p>
          </table:table-cell>
          <table:table-cell table:number-columns-repeated="1018"/>
        </table:table-row>
        <table:table-row table:style-name="ro3">
          <table:table-cell office:value-type="string">
            <text:p>ICFOSS ( International Centre for Free and Open <text:s/>Source Software)</text:p>
          </table:table-cell>
          <table:table-cell office:value-type="string">
            <text:p>+91- 471-2700104</text:p>
          </table:table-cell>
          <table:table-cell office:value-type="string">
            <text:p>http://www.icfoss.in</text:p>
          </table:table-cell>
          <table:table-cell office:value-type="string">
            <text:p/>
            <text:p><text:s/>Module No.T-7, 7th Floor,</text:p>
            <text:p><text:s/>Thejaswini Building ,Technopark </text:p>
            <text:p><text:s/></text:p>
          </table:table-cell>
          <table:table-cell office:value-type="string">
            <text:p>info@icfoss.in</text:p>
          </table:table-cell>
          <table:table-cell office:value-type="string">
            <text:p/>
            <text:p><text:s/>Module No.T-7, 7th Floor,</text:p>
            <text:p><text:s/>Thejaswini Building ,Technopark </text:p>
            <text:p><text:s/>Phone: +91- 471-2700104</text:p>
            <text:p><text:s/>Email: info@icfoss.in</text:p>
            <text:p><text:s/>Website: http://www.icfoss.in </text:p>
          </table:table-cell>
          <table:table-cell table:number-columns-repeated="1018"/>
        </table:table-row>
        <table:table-row table:style-name="ro5">
          <table:table-cell office:value-type="string">
            <text:p>ICON Clinical research India Pvt Ltd</text:p>
          </table:table-cell>
          <table:table-cell/>
          <table:table-cell office:value-type="string">
            <text:p>http://www.iconplc.com</text:p>
          </table:table-cell>
          <table:table-cell office:value-type="string">
            <text:p/>
            <text:p><text:s/>11th Floor, Leela Infopark,</text:p>
            <text:p><text:s/>Technopark Campus, Trivandrum 695 581 </text:p>
            <text:p><text:s/>Website: www.iconplc.com </text:p>
          </table:table-cell>
          <table:table-cell/>
          <table:table-cell office:value-type="string">
            <text:p/>
            <text:p><text:s/>11th Floor, Leela Infopark,</text:p>
            <text:p><text:s/>Technopark Campus, Trivandrum 695 581 </text:p>
            <text:p><text:s/>Website: www.iconplc.com </text:p>
          </table:table-cell>
          <table:table-cell table:number-columns-repeated="1018"/>
        </table:table-row>
        <table:table-row table:style-name="ro5">
          <table:table-cell office:value-type="string">
            <text:p>IDYNAMICS LIMITED</text:p>
          </table:table-cell>
          <table:table-cell office:value-type="string">
            <text:p>+ 91-471-4093955</text:p>
          </table:table-cell>
          <table:table-cell office:value-type="string">
            <text:p>http://www.idynamics.com</text:p>
          </table:table-cell>
          <table:table-cell office:value-type="string">
            <text:p/>
            <text:p><text:s/>C-2, Level C Floor Thejaswini, Technopark Campus Trivandrum 695 581 ,</text:p>
            <text:p><text:s/></text:p>
          </table:table-cell>
          <table:table-cell office:value-type="string">
            <text:p>info.india@idynamics.com</text:p>
          </table:table-cell>
          <table:table-cell office:value-type="string">
            <text:p/>
            <text:p><text:s/>C-2, Level C Floor Thejaswini, Technopark Campus Trivandrum 695 581 ,</text:p>
            <text:p><text:s/>Phone: + 91-471-4093955</text:p>
            <text:p><text:s/>Email: info.india@idynamics.com </text:p>
            <text:p><text:s/>Website: www.idynamics.com </text:p>
          </table:table-cell>
          <table:table-cell table:number-columns-repeated="1018"/>
        </table:table-row>
        <table:table-row table:style-name="ro5">
          <table:table-cell office:value-type="string">
            <text:p>iGeneration Softwares Pvt Ltd</text:p>
          </table:table-cell>
          <table:table-cell office:value-type="string">
            <text:p>0471-3053704/05</text:p>
          </table:table-cell>
          <table:table-cell office:value-type="string">
            <text:p>http://www.igeneration.com</text:p>
          </table:table-cell>
          <table:table-cell office:value-type="string">
            <text:p/>
            <text:p><text:s/>Amstor Building Technopark Campus Trivandrum 695 581 ,</text:p>
            <text:p><text:s/></text:p>
          </table:table-cell>
          <table:table-cell office:value-type="string">
            <text:p>abhijithbabu@futurityventures.com</text:p>
          </table:table-cell>
          <table:table-cell office:value-type="string">
            <text:p/>
            <text:p><text:s/>Amstor Building Technopark Campus Trivandrum 695 581 ,</text:p>
            <text:p><text:s/>Phone: 0471-3053704/05</text:p>
            <text:p><text:s/>Email: abhijithbabu@futurityventures.com </text:p>
            <text:p><text:s/>Website: www.igeneration.com </text:p>
          </table:table-cell>
          <table:table-cell table:number-columns-repeated="1018"/>
        </table:table-row>
        <table:table-row table:style-name="ro2">
          <table:table-cell office:value-type="string">
            <text:p>IIC Web Solutions Pvt Ltd.</text:p>
          </table:table-cell>
          <table:table-cell table:number-columns-repeated="2"/>
          <table:table-cell office:value-type="string">
            <text:p/>
            <text:p><text:s/>A - 9, T-TBI, Nila,</text:p>
            <text:p><text:s/>Technopark </text:p>
            <text:p><text:s/>Email: hr@iicwebsolutiions.com</text:p>
          </table:table-cell>
          <table:table-cell office:value-type="string">
            <text:p>hr@iicwebsolutiions.com</text:p>
          </table:table-cell>
          <table:table-cell office:value-type="string">
            <text:p/>
            <text:p><text:s/>A - 9, T-TBI, Nila,</text:p>
            <text:p><text:s/>Technopark </text:p>
            <text:p><text:s/>Email: hr@iicwebsolutiions.com</text:p>
          </table:table-cell>
          <table:table-cell table:number-columns-repeated="1018"/>
        </table:table-row>
        <table:table-row table:style-name="ro5">
          <table:table-cell office:value-type="string">
            <text:p>IIITMK (Indian Institute of Information Technology and Management) - (Academic Institution)</text:p>
          </table:table-cell>
          <table:table-cell office:value-type="string">
            <text:p>0471 2700777</text:p>
          </table:table-cell>
          <table:table-cell office:value-type="string">
            <text:p>http://www.iiitmk.ac.in</text:p>
          </table:table-cell>
          <table:table-cell office:value-type="string">
            <text:p/>
            <text:p><text:s/>Nila, Technopark Campus,</text:p>
            <text:p><text:s/>Technopark </text:p>
            <text:p><text:s/></text:p>
          </table:table-cell>
          <table:table-cell/>
          <table:table-cell office:value-type="string">
            <text:p/>
            <text:p><text:s/>Nila, Technopark Campus,</text:p>
            <text:p><text:s/>Technopark </text:p>
            <text:p><text:s/>Phone: 0471 2700777</text:p>
            <text:p><text:s/>Website: www.iiitmk.ac.in </text:p>
          </table:table-cell>
          <table:table-cell table:number-columns-repeated="1018"/>
        </table:table-row>
        <table:table-row table:style-name="ro5">
          <table:table-cell office:value-type="string">
            <text:p>InApp Information Technologies (India) Pvt. Ltd.</text:p>
          </table:table-cell>
          <table:table-cell office:value-type="string">
            <text:p>471-2527270</text:p>
          </table:table-cell>
          <table:table-cell office:value-type="string">
            <text:p>http://www.inapp.com</text:p>
          </table:table-cell>
          <table:table-cell office:value-type="string">
            <text:p/>
            <text:p><text:s/>121, NILA, Technopark Campus Trivandrum 695 581,</text:p>
            <text:p><text:s/></text:p>
          </table:table-cell>
          <table:table-cell office:value-type="string">
            <text:p>info@inapp.com</text:p>
          </table:table-cell>
          <table:table-cell office:value-type="string">
            <text:p/>
            <text:p><text:s/>121, NILA, Technopark Campus Trivandrum 695 581,</text:p>
            <text:p><text:s/>Phone: 471-2527270</text:p>
            <text:p><text:s/>Email: info@inapp.com</text:p>
            <text:p><text:s/>Website: www.inapp.com </text:p>
          </table:table-cell>
          <table:table-cell table:number-columns-repeated="1018"/>
        </table:table-row>
        <table:table-row table:style-name="ro6">
          <table:table-cell office:value-type="string">
            <text:p>Indriya Technologies Pvt.Ltd</text:p>
          </table:table-cell>
          <table:table-cell table:number-columns-repeated="2"/>
          <table:table-cell office:value-type="string">
            <text:p/>
            <text:p><text:s/>Module No. 645, 6 th Floor, Nila, Technopark, Trivandrum,</text:p>
          </table:table-cell>
          <table:table-cell/>
          <table:table-cell office:value-type="string">
            <text:p/>
            <text:p><text:s/>Module No. 645, 6 th Floor, Nila, Technopark, Trivandrum,</text:p>
          </table:table-cell>
          <table:table-cell table:number-columns-repeated="1018"/>
        </table:table-row>
        <table:table-row table:style-name="ro5">
          <table:table-cell office:value-type="string">
            <text:p>Infoblox Technical Support and Software Development Pvt Ltd</text:p>
          </table:table-cell>
          <table:table-cell office:value-type="string">
            <text:p>+91 471.406.1717, 471.406.1718</text:p>
          </table:table-cell>
          <table:table-cell office:value-type="string">
            <text:p>http://www.infoblox.com</text:p>
          </table:table-cell>
          <table:table-cell office:value-type="string">
            <text:p/>
            <text:p><text:s/>2nd Floor, M-Squared Building,</text:p>
            <text:p><text:s/>Technopark Campus </text:p>
            <text:p><text:s/></text:p>
          </table:table-cell>
          <table:table-cell/>
          <table:table-cell office:value-type="string">
            <text:p/>
            <text:p><text:s/>2nd Floor, M-Squared Building,</text:p>
            <text:p><text:s/>Technopark Campus </text:p>
            <text:p><text:s/>Phone: +91 471.406.1717, 471.406.1718</text:p>
            <text:p><text:s/>Website: www.infoblox.com </text:p>
          </table:table-cell>
          <table:table-cell table:number-columns-repeated="1018"/>
        </table:table-row>
        <table:table-row table:style-name="ro3">
          <table:table-cell office:value-type="string">
            <text:p>Infosys Limited</text:p>
          </table:table-cell>
          <table:table-cell office:value-type="string">
            <text:p>471-3982222 </text:p>
          </table:table-cell>
          <table:table-cell office:value-type="string">
            <text:p>http://www.infosys.com</text:p>
          </table:table-cell>
          <table:table-cell office:value-type="string">
            <text:p/>
            <text:p><text:s/>III Floor, Bhavani, ,</text:p>
            <text:p><text:s/>Technopark Campus </text:p>
            <text:p><text:s/></text:p>
          </table:table-cell>
          <table:table-cell office:value-type="string">
            <text:p>Infosystvm@infosys.com</text:p>
          </table:table-cell>
          <table:table-cell office:value-type="string">
            <text:p/>
            <text:p><text:s/>III Floor, Bhavani, ,</text:p>
            <text:p><text:s/>Technopark Campus </text:p>
            <text:p><text:s/>Phone: 471-3982222 </text:p>
            <text:p><text:s/>Email: Infosystvm@infosys.com </text:p>
            <text:p><text:s/>Website: www.infosys.com </text:p>
          </table:table-cell>
          <table:table-cell table:number-columns-repeated="1018"/>
        </table:table-row>
        <table:table-row table:style-name="ro3">
          <table:table-cell office:value-type="string">
            <text:p>Inometrics Technology Systems (P) Ltd</text:p>
          </table:table-cell>
          <table:table-cell office:value-type="string">
            <text:p>0471-40 12 120/40 89 200</text:p>
          </table:table-cell>
          <table:table-cell office:value-type="string">
            <text:p>http://www.inometrics.com</text:p>
          </table:table-cell>
          <table:table-cell office:value-type="string">
            <text:p/>
            <text:p><text:s/>A-7, T-TBI, Nila,</text:p>
            <text:p><text:s/>Technopark Campus </text:p>
            <text:p><text:s/></text:p>
          </table:table-cell>
          <table:table-cell office:value-type="string">
            <text:p>mail@inometrics.com</text:p>
          </table:table-cell>
          <table:table-cell office:value-type="string">
            <text:p/>
            <text:p><text:s/>A-7, T-TBI, Nila,</text:p>
            <text:p><text:s/>Technopark Campus </text:p>
            <text:p><text:s/>Phone: 0471-40 12 120/40 89 200</text:p>
            <text:p><text:s/>Email: mail@inometrics.com</text:p>
            <text:p><text:s/>Website: www.inometrics.com </text:p>
          </table:table-cell>
          <table:table-cell table:number-columns-repeated="1018"/>
        </table:table-row>
        <table:table-row table:style-name="ro5">
          <table:table-cell office:value-type="string">
            <text:p>Integrated Dynamic Solutions India Pvt Ltd</text:p>
          </table:table-cell>
          <table:table-cell office:value-type="string">
            <text:p>0471- 4063438 </text:p>
          </table:table-cell>
          <table:table-cell office:value-type="string">
            <text:p>http://www.idspage.com</text:p>
          </table:table-cell>
          <table:table-cell office:value-type="string">
            <text:p/>
            <text:p><text:s/>M Squared Building, Technopark Campus Trivandrum 695 581 ,</text:p>
            <text:p><text:s/></text:p>
          </table:table-cell>
          <table:table-cell office:value-type="string">
            <text:p>jobs@idspage.com</text:p>
          </table:table-cell>
          <table:table-cell office:value-type="string">
            <text:p/>
            <text:p><text:s/>M Squared Building, Technopark Campus Trivandrum 695 581 ,</text:p>
            <text:p><text:s/>Phone: 0471- 4063438 </text:p>
            <text:p><text:s/>Email: jobs@idspage.com</text:p>
            <text:p><text:s/>Website: www.idspage.com ,www.idsindia.co.in , </text:p>
          </table:table-cell>
          <table:table-cell table:number-columns-repeated="1018"/>
        </table:table-row>
        <table:table-row table:style-name="ro3">
          <table:table-cell office:value-type="string">
            <text:p>Integris Healthcare Technologies</text:p>
          </table:table-cell>
          <table:table-cell office:value-type="string">
            <text:p>0471 3270679</text:p>
          </table:table-cell>
          <table:table-cell office:value-type="string">
            <text:p>http://www.somnoware.com</text:p>
          </table:table-cell>
          <table:table-cell office:value-type="string">
            <text:p/>
            <text:p><text:s/>2nd Floor, M2 Building,</text:p>
            <text:p><text:s/>Technopark Campus </text:p>
            <text:p><text:s/></text:p>
          </table:table-cell>
          <table:table-cell office:value-type="string">
            <text:p>geethaj@integristek.com</text:p>
          </table:table-cell>
          <table:table-cell office:value-type="string">
            <text:p/>
            <text:p><text:s/>2nd Floor, M2 Building,</text:p>
            <text:p><text:s/>Technopark Campus </text:p>
            <text:p><text:s/>Phone: 0471 3270679</text:p>
            <text:p><text:s/>Email: geethaj@integristek.com</text:p>
            <text:p><text:s/>Website: www.somnoware.com </text:p>
          </table:table-cell>
          <table:table-cell table:number-columns-repeated="1018"/>
        </table:table-row>
        <table:table-row table:style-name="ro3">
          <table:table-cell office:value-type="string">
            <text:p>Intelligo Technologies <text:s/>Pvt Ltd</text:p>
          </table:table-cell>
          <table:table-cell office:value-type="string">
            <text:p>0471-6500501</text:p>
          </table:table-cell>
          <table:table-cell office:value-type="string">
            <text:p>http://www.intelligotechnologies.in</text:p>
          </table:table-cell>
          <table:table-cell office:value-type="string">
            <text:p/>
            <text:p><text:s/>SBC No. 18 , Thejaswini ,</text:p>
            <text:p><text:s/>Technopark Campus </text:p>
            <text:p><text:s/></text:p>
          </table:table-cell>
          <table:table-cell office:value-type="string">
            <text:p>info@intelligotechnologies.in</text:p>
          </table:table-cell>
          <table:table-cell office:value-type="string">
            <text:p/>
            <text:p><text:s/>SBC No. 18 , Thejaswini ,</text:p>
            <text:p><text:s/>Technopark Campus </text:p>
            <text:p><text:s/>Phone: 0471-6500501</text:p>
            <text:p><text:s/>Email: info@intelligotechnologies.in</text:p>
            <text:p><text:s/>Website: www.intelligotechnologies.in </text:p>
          </table:table-cell>
          <table:table-cell table:number-columns-repeated="1018"/>
        </table:table-row>
        <table:table-row table:style-name="ro3">
          <table:table-cell office:value-type="string">
            <text:p>ITC Infotech India Limited</text:p>
          </table:table-cell>
          <table:table-cell office:value-type="float" office:value="9526868111">
            <text:p>9526868111</text:p>
          </table:table-cell>
          <table:table-cell office:value-type="string">
            <text:p>http://www.itcinfotech.com</text:p>
          </table:table-cell>
          <table:table-cell office:value-type="string">
            <text:p/>
            <text:p><text:s/>Module No. 404, 4th Floor, Thejaswin Building,</text:p>
            <text:p><text:s/>Technopark Campus </text:p>
            <text:p><text:s/></text:p>
          </table:table-cell>
          <table:table-cell office:value-type="string">
            <text:p>ps.rajesh@itcinfotech.com</text:p>
          </table:table-cell>
          <table:table-cell office:value-type="string">
            <text:p/>
            <text:p><text:s/>Module No. 404, 4th Floor, Thejaswin Building,</text:p>
            <text:p><text:s/>Technopark Campus </text:p>
            <text:p><text:s/>Phone: 9526868111</text:p>
            <text:p><text:s/>Email: ps.rajesh@itcinfotech.com</text:p>
            <text:p><text:s/>Website: www.itcinfotech.com </text:p>
          </table:table-cell>
          <table:table-cell table:number-columns-repeated="1018"/>
        </table:table-row>
        <table:table-row table:style-name="ro5">
          <table:table-cell office:value-type="string">
            <text:p>iTraitz IT Solutions Pvt. Ltd.</text:p>
          </table:table-cell>
          <table:table-cell office:value-type="string">
            <text:p>(91)-471-3297385</text:p>
          </table:table-cell>
          <table:table-cell office:value-type="string">
            <text:p>http://www.itraitz.com</text:p>
          </table:table-cell>
          <table:table-cell office:value-type="string">
            <text:p/>
            <text:p><text:s/>115(S),Ist Floor, Nila Technopark Campus Trivandrum 695 581,</text:p>
            <text:p><text:s/></text:p>
          </table:table-cell>
          <table:table-cell office:value-type="string">
            <text:p>info@itraitz.com</text:p>
          </table:table-cell>
          <table:table-cell office:value-type="string">
            <text:p/>
            <text:p><text:s/>115(S),Ist Floor, Nila Technopark Campus Trivandrum 695 581,</text:p>
            <text:p><text:s/>Phone: (91)-471-3297385</text:p>
            <text:p><text:s/>Email: info@itraitz.com </text:p>
            <text:p><text:s/>Website: www.itraitz.com </text:p>
          </table:table-cell>
          <table:table-cell table:number-columns-repeated="1018"/>
        </table:table-row>
        <table:table-row table:style-name="ro2">
          <table:table-cell office:value-type="string">
            <text:p>J'OvertMatics Technologies Pvt Ltd</text:p>
          </table:table-cell>
          <table:table-cell table:number-columns-repeated="2"/>
          <table:table-cell office:value-type="string">
            <text:p/>
            <text:p><text:s/>SBC No.04,Thejaswini Building Technopark Campus Trivandrum 695 581 ,</text:p>
          </table:table-cell>
          <table:table-cell/>
          <table:table-cell office:value-type="string">
            <text:p/>
            <text:p><text:s/>SBC No.04,Thejaswini Building Technopark Campus Trivandrum 695 581 ,</text:p>
          </table:table-cell>
          <table:table-cell table:number-columns-repeated="1018"/>
        </table:table-row>
        <table:table-row table:style-name="ro3">
          <table:table-cell office:value-type="string">
            <text:p>Kameda Infologics Pvt.Ltd.</text:p>
          </table:table-cell>
          <table:table-cell office:value-type="string">
            <text:p>+91-471-3048174</text:p>
          </table:table-cell>
          <table:table-cell office:value-type="string">
            <text:p>http://www.kamedainfologics.com</text:p>
          </table:table-cell>
          <table:table-cell office:value-type="string">
            <text:p/>
            <text:p><text:s/>First Floor, Amstor House,</text:p>
            <text:p><text:s/>Technopark Campus, Technopark </text:p>
            <text:p><text:s/></text:p>
          </table:table-cell>
          <table:table-cell office:value-type="string">
            <text:p>hr@kamedainfologics.com</text:p>
          </table:table-cell>
          <table:table-cell office:value-type="string">
            <text:p/>
            <text:p><text:s/>First Floor, Amstor House,</text:p>
            <text:p><text:s/>Technopark Campus, Technopark </text:p>
            <text:p><text:s/>Phone: +91-471-3048174</text:p>
            <text:p><text:s/>Email: hr@kamedainfologics.com</text:p>
            <text:p><text:s/>Website: www.kamedainfologics.com </text:p>
          </table:table-cell>
          <table:table-cell table:number-columns-repeated="1018"/>
        </table:table-row>
        <table:table-row table:style-name="ro3">
          <table:table-cell office:value-type="string">
            <text:p>KelNet Communication Services Pvt. Ltd.</text:p>
          </table:table-cell>
          <table:table-cell office:value-type="string">
            <text:p>471-2527125,2527126</text:p>
          </table:table-cell>
          <table:table-cell office:value-type="string">
            <text:p>http://www.kelnet.in</text:p>
          </table:table-cell>
          <table:table-cell office:value-type="string">
            <text:p/>
            <text:p><text:s/>Park Centre, Technopark Campus ,</text:p>
            <text:p><text:s/>Technopark Campus </text:p>
            <text:p><text:s/></text:p>
          </table:table-cell>
          <table:table-cell office:value-type="string">
            <text:p>hr@kelnet.in</text:p>
          </table:table-cell>
          <table:table-cell office:value-type="string">
            <text:p/>
            <text:p><text:s/>Park Centre, Technopark Campus ,</text:p>
            <text:p><text:s/>Technopark Campus </text:p>
            <text:p><text:s/>Phone: 471-2527125,2527126</text:p>
            <text:p><text:s/>Email: hr@kelnet.in</text:p>
            <text:p><text:s/>Website: www.kelnet.in </text:p>
          </table:table-cell>
          <table:table-cell table:number-columns-repeated="1018"/>
        </table:table-row>
        <table:table-row table:style-name="ro2">
          <table:table-cell office:value-type="string">
            <text:p>Kerala State IT Infrastructure Limited</text:p>
          </table:table-cell>
          <table:table-cell office:value-type="string">
            <text:p>2700222 ext 856</text:p>
          </table:table-cell>
          <table:table-cell/>
          <table:table-cell office:value-type="string">
            <text:p/>
            <text:p><text:s/>Basement Floor, Park Centre Building,</text:p>
            <text:p><text:s/>Technopark Campus, Trivandrum </text:p>
            <text:p><text:s/></text:p>
          </table:table-cell>
          <table:table-cell/>
          <table:table-cell office:value-type="string">
            <text:p/>
            <text:p><text:s/>Basement Floor, Park Centre Building,</text:p>
            <text:p><text:s/>Technopark Campus, Trivandrum </text:p>
            <text:p><text:s/>Phone: 2700222 ext : 856</text:p>
          </table:table-cell>
          <table:table-cell table:number-columns-repeated="1018"/>
        </table:table-row>
        <table:table-row table:style-name="ro3">
          <table:table-cell office:value-type="string">
            <text:p>Kernox Learning Systems Pvt. Ltd.</text:p>
          </table:table-cell>
          <table:table-cell office:value-type="string">
            <text:p>0471-2700161</text:p>
          </table:table-cell>
          <table:table-cell office:value-type="string">
            <text:p>http://www.kernox.com</text:p>
          </table:table-cell>
          <table:table-cell office:value-type="string">
            <text:p/>
            <text:p><text:s/>Ground Floor, Amstor Building,</text:p>
            <text:p><text:s/>Technopark Campus </text:p>
            <text:p><text:s/></text:p>
          </table:table-cell>
          <table:table-cell office:value-type="string">
            <text:p>jjoseph@kernox.com</text:p>
          </table:table-cell>
          <table:table-cell office:value-type="string">
            <text:p/>
            <text:p><text:s/>Ground Floor, Amstor Building,</text:p>
            <text:p><text:s/>Technopark Campus </text:p>
            <text:p><text:s/>Phone: 0471-2700161</text:p>
            <text:p><text:s/>Email: jjoseph@kernox.com</text:p>
            <text:p><text:s/>Website: www.kernox.com </text:p>
          </table:table-cell>
          <table:table-cell table:number-columns-repeated="1018"/>
        </table:table-row>
        <table:table-row table:style-name="ro3">
          <table:table-cell office:value-type="string">
            <text:p>Kreara Solutions Pvt Ltd</text:p>
          </table:table-cell>
          <table:table-cell office:value-type="string">
            <text:p>0471-2527640</text:p>
          </table:table-cell>
          <table:table-cell office:value-type="string">
            <text:p>http://www.kreara.com</text:p>
          </table:table-cell>
          <table:table-cell office:value-type="string">
            <text:p/>
            <text:p><text:s/>T-4, Thejaswini, ,</text:p>
            <text:p><text:s/>Technopark Campus </text:p>
            <text:p><text:s/></text:p>
          </table:table-cell>
          <table:table-cell office:value-type="string">
            <text:p>info@kreara.com</text:p>
          </table:table-cell>
          <table:table-cell office:value-type="string">
            <text:p/>
            <text:p><text:s/>T-4, Thejaswini, ,</text:p>
            <text:p><text:s/>Technopark Campus </text:p>
            <text:p><text:s/>Phone: 0471-2527640</text:p>
            <text:p><text:s/>Email: info@kreara.com</text:p>
            <text:p><text:s/>Website: www.kreara.com </text:p>
          </table:table-cell>
          <table:table-cell table:number-columns-repeated="1018"/>
        </table:table-row>
        <table:table-row table:style-name="ro2">
          <table:table-cell office:value-type="string">
            <text:p>Krigansys Technologies &amp; Applications Pvt. Ltd.</text:p>
          </table:table-cell>
          <table:table-cell office:value-type="float" office:value="9633625581">
            <text:p>9633625581</text:p>
          </table:table-cell>
          <table:table-cell/>
          <table:table-cell office:value-type="string">
            <text:p/>
            <text:p><text:s/>Tejus F, Park Centre Technopark Campus Trivandrum 695 581 ,</text:p>
            <text:p><text:s/></text:p>
          </table:table-cell>
          <table:table-cell/>
          <table:table-cell office:value-type="string">
            <text:p/>
            <text:p><text:s/>Tejus F, Park Centre Technopark Campus Trivandrum 695 581 ,</text:p>
            <text:p><text:s/>Phone: 9633625581</text:p>
          </table:table-cell>
          <table:table-cell table:number-columns-repeated="1018"/>
        </table:table-row>
        <table:table-row table:style-name="ro5">
          <table:table-cell office:value-type="string">
            <text:p>Kvaliteta Systems and Solutions Pvt Ltd</text:p>
          </table:table-cell>
          <table:table-cell office:value-type="string">
            <text:p>+91 471 2700076</text:p>
          </table:table-cell>
          <table:table-cell/>
          <table:table-cell office:value-type="string">
            <text:p/>
            <text:p><text:s/>SBC No-29, C-Level, Thejaswini Building ,</text:p>
            <text:p><text:s/>Technopark Campus </text:p>
            <text:p><text:s/></text:p>
          </table:table-cell>
          <table:table-cell/>
          <table:table-cell office:value-type="string">
            <text:p/>
            <text:p><text:s/>SBC No-29, C-Level, Thejaswini Building ,</text:p>
            <text:p><text:s/>Technopark Campus </text:p>
            <text:p><text:s/>Phone: +91 471 2700076</text:p>
          </table:table-cell>
          <table:table-cell table:number-columns-repeated="1018"/>
        </table:table-row>
        <table:table-row table:style-name="ro3">
          <table:table-cell office:value-type="string">
            <text:p>Lightrains Technolabs Pvt Ltd</text:p>
          </table:table-cell>
          <table:table-cell office:value-type="string">
            <text:p>+91-471-2700222 Ext. 458</text:p>
          </table:table-cell>
          <table:table-cell office:value-type="string">
            <text:p>http://www.lightrains.com</text:p>
          </table:table-cell>
          <table:table-cell office:value-type="string">
            <text:p/>
            <text:p><text:s/>B8C 4th floor, Nila Building,</text:p>
            <text:p><text:s/>Technopark Campus </text:p>
            <text:p><text:s/></text:p>
          </table:table-cell>
          <table:table-cell office:value-type="string">
            <text:p>info@lightrains.com</text:p>
          </table:table-cell>
          <table:table-cell office:value-type="string">
            <text:p/>
            <text:p><text:s/>B8C 4th floor, Nila Building,</text:p>
            <text:p><text:s/>Technopark Campus </text:p>
            <text:p><text:s/>Phone: +91-471-2700222 Ext. 458</text:p>
            <text:p><text:s/>Email: info@lightrains.com</text:p>
            <text:p><text:s/>Website: www.lightrains.com </text:p>
          </table:table-cell>
          <table:table-cell table:number-columns-repeated="1018"/>
        </table:table-row>
        <table:table-row table:style-name="ro3">
          <table:table-cell office:value-type="string">
            <text:p>Livares Technologies (P) Ltd</text:p>
          </table:table-cell>
          <table:table-cell table:style-name="ce5" office:value-type="float" office:value="472.011747440454">
            <text:p>472 <text:s text:c="3"/></text:p>
          </table:table-cell>
          <table:table-cell office:value-type="string">
            <text:p>http://www.livares.com</text:p>
          </table:table-cell>
          <table:table-cell office:value-type="string">
            <text:p/>
            <text:p><text:s/>A-4, T-TBI, 4th floor, Nila,</text:p>
            <text:p><text:s/>Technopark Campus </text:p>
            <text:p><text:s/></text:p>
          </table:table-cell>
          <table:table-cell office:value-type="string">
            <text:p>contact@livares.com</text:p>
          </table:table-cell>
          <table:table-cell office:value-type="string">
            <text:p/>
            <text:p><text:s/>A-4, T-TBI, 4th floor, Nila,</text:p>
            <text:p><text:s/>Technopark Campus </text:p>
            <text:p><text:s/>Phone: 0471 3057521/ 3022020</text:p>
            <text:p><text:s/>Email: contact@livares.com</text:p>
            <text:p><text:s/>Website: www.livares.com </text:p>
          </table:table-cell>
          <table:table-cell table:number-columns-repeated="1018"/>
        </table:table-row>
        <table:table-row table:style-name="ro3">
          <table:table-cell office:value-type="string">
            <text:p>Logicmanse Solutions &amp; <text:s/>Technology Consultants <text:s/>Pvt. Ltd</text:p>
          </table:table-cell>
          <table:table-cell office:value-type="string">
            <text:p>+91 9895675414</text:p>
          </table:table-cell>
          <table:table-cell office:value-type="string">
            <text:p>http://www.logicmanse.com</text:p>
          </table:table-cell>
          <table:table-cell office:value-type="string">
            <text:p/>
            <text:p><text:s/>SBC No.05 , Thejaswini Building,</text:p>
            <text:p><text:s/>Technopark Campus </text:p>
            <text:p><text:s/></text:p>
          </table:table-cell>
          <table:table-cell office:value-type="string">
            <text:p>info@logicmanse.com</text:p>
          </table:table-cell>
          <table:table-cell office:value-type="string">
            <text:p/>
            <text:p><text:s/>SBC No.05 , Thejaswini Building,</text:p>
            <text:p><text:s/>Technopark Campus </text:p>
            <text:p><text:s/>Phone: +91 9895675414</text:p>
            <text:p><text:s/>Email: info@logicmanse.com</text:p>
            <text:p><text:s/>Website: www.logicmanse.com </text:p>
          </table:table-cell>
          <table:table-cell table:number-columns-repeated="1018"/>
        </table:table-row>
        <table:table-row table:style-name="ro3">
          <table:table-cell office:value-type="string">
            <text:p>Lumicel Technologies</text:p>
          </table:table-cell>
          <table:table-cell office:value-type="string">
            <text:p>+91 9539999100 </text:p>
          </table:table-cell>
          <table:table-cell office:value-type="string">
            <text:p>http://www.lumicel.net</text:p>
          </table:table-cell>
          <table:table-cell office:value-type="string">
            <text:p/>
            <text:p><text:s/>TBIC – 14, TBIC, -2, Thejaswini,</text:p>
            <text:p><text:s/>Technopark Campus </text:p>
            <text:p><text:s/></text:p>
          </table:table-cell>
          <table:table-cell office:value-type="string">
            <text:p>info@lumicel.net</text:p>
          </table:table-cell>
          <table:table-cell office:value-type="string">
            <text:p/>
            <text:p><text:s/>TBIC – 14, TBIC, -2, Thejaswini,</text:p>
            <text:p><text:s/>Technopark Campus </text:p>
            <text:p><text:s/>Phone: +91 9539999100 </text:p>
            <text:p><text:s/>Email: info@lumicel.net</text:p>
            <text:p><text:s/>Website: www.lumicel.net </text:p>
          </table:table-cell>
          <table:table-cell table:number-columns-repeated="1018"/>
        </table:table-row>
        <table:table-row table:style-name="ro3">
          <table:table-cell office:value-type="string">
            <text:p>Luminescent Software <text:s/>Pvt. Ltd.</text:p>
          </table:table-cell>
          <table:table-cell office:value-type="string">
            <text:p>+971 4 422 7630</text:p>
          </table:table-cell>
          <table:table-cell office:value-type="string">
            <text:p>http://www.luminescent.me</text:p>
          </table:table-cell>
          <table:table-cell office:value-type="string">
            <text:p/>
            <text:p><text:s/>SBC-15 and Module No.L-12 C, -1 ( Lower Level ) Floor, Thejaswini Buidling,</text:p>
            <text:p><text:s/>Technopark Campus </text:p>
            <text:p><text:s/></text:p>
          </table:table-cell>
          <table:table-cell office:value-type="string">
            <text:p>trv@luminescent.me</text:p>
          </table:table-cell>
          <table:table-cell office:value-type="string">
            <text:p/>
            <text:p><text:s/>SBC-15 and Module No.L-12 C, -1 ( Lower Level ) Floor, Thejaswini Buidling,</text:p>
            <text:p><text:s/>Technopark Campus </text:p>
            <text:p><text:s/>Phone: +971 4 422 7630</text:p>
            <text:p><text:s/>Email: trv@luminescent.me</text:p>
            <text:p><text:s/>Website: www.luminescent.me </text:p>
          </table:table-cell>
          <table:table-cell table:number-columns-repeated="1018"/>
        </table:table-row>
        <table:table-row table:style-name="ro3">
          <table:table-cell office:value-type="string">
            <text:p>M Squared Software and Services Pvt Ltd</text:p>
          </table:table-cell>
          <table:table-cell office:value-type="string">
            <text:p>0471- 4084000</text:p>
          </table:table-cell>
          <table:table-cell office:value-type="string">
            <text:p>http://www.m2india.com</text:p>
          </table:table-cell>
          <table:table-cell office:value-type="string">
            <text:p/>
            <text:p><text:s/>M-Squared Building ,</text:p>
            <text:p><text:s/>Technopark Campus </text:p>
            <text:p><text:s/></text:p>
          </table:table-cell>
          <table:table-cell office:value-type="string">
            <text:p>m2india@m2comsys.com</text:p>
          </table:table-cell>
          <table:table-cell office:value-type="string">
            <text:p/>
            <text:p><text:s/>M-Squared Building ,</text:p>
            <text:p><text:s/>Technopark Campus </text:p>
            <text:p><text:s/>Phone: 0471- 4084000</text:p>
            <text:p><text:s/>Email: m2india@m2comsys.com</text:p>
            <text:p><text:s/>Website: www.m2india.com </text:p>
          </table:table-cell>
          <table:table-cell table:number-columns-repeated="1018"/>
        </table:table-row>
        <table:table-row table:style-name="ro5">
          <table:table-cell office:value-type="string">
            <text:p>Macrosoft IT Solutions India Pvt. Ltd.</text:p>
          </table:table-cell>
          <table:table-cell office:value-type="string">
            <text:p>0471-2700166,3092901</text:p>
          </table:table-cell>
          <table:table-cell office:value-type="string">
            <text:p>http://www.macrosoftindia.com</text:p>
          </table:table-cell>
          <table:table-cell office:value-type="string">
            <text:p/>
            <text:p><text:s/>331, Nila 3rd Floor, Technopark Campus, Trivandrum,</text:p>
            <text:p><text:s/></text:p>
          </table:table-cell>
          <table:table-cell office:value-type="string">
            <text:p>info@macrosoftindia.com</text:p>
          </table:table-cell>
          <table:table-cell office:value-type="string">
            <text:p/>
            <text:p><text:s/>331, Nila 3rd Floor, Technopark Campus, Trivandrum,</text:p>
            <text:p><text:s/>Phone: 0471-2700166,3092901</text:p>
            <text:p><text:s/>Email: info@macrosoftindia.com </text:p>
            <text:p><text:s/>Website: http://www.macrosoftindia.com </text:p>
          </table:table-cell>
          <table:table-cell table:number-columns-repeated="1018"/>
        </table:table-row>
        <table:table-row table:style-name="ro5">
          <table:table-cell office:value-type="string">
            <text:p>Magnicode Solutions Pvt Ltd</text:p>
          </table:table-cell>
          <table:table-cell office:value-type="string">
            <text:p>91 471 4060979</text:p>
          </table:table-cell>
          <table:table-cell/>
          <table:table-cell office:value-type="string">
            <text:p/>
            <text:p><text:s/>TBIC 13, TBIC, Thejaswini Building,</text:p>
            <text:p><text:s/>Technopark Campus </text:p>
            <text:p><text:s/></text:p>
          </table:table-cell>
          <table:table-cell office:value-type="string">
            <text:p>magnicodejobs@gmail.com</text:p>
          </table:table-cell>
          <table:table-cell office:value-type="string">
            <text:p/>
            <text:p><text:s/>TBIC 13, TBIC, Thejaswini Building,</text:p>
            <text:p><text:s/>Technopark Campus </text:p>
            <text:p><text:s/>Phone: 91 471 4060979</text:p>
            <text:p><text:s/>Email: magnicodejobs@gmail.com</text:p>
          </table:table-cell>
          <table:table-cell table:number-columns-repeated="1018"/>
        </table:table-row>
        <table:table-row table:style-name="ro6">
          <table:table-cell office:value-type="string">
            <text:p>Marlabs software Pvt Ltd</text:p>
          </table:table-cell>
          <table:table-cell table:number-columns-repeated="2"/>
          <table:table-cell office:value-type="string">
            <text:p/>
            <text:p><text:s/>SBC No. 27 , Thejaswini Building ,</text:p>
            <text:p><text:s/>Technopark Campus </text:p>
          </table:table-cell>
          <table:table-cell/>
          <table:table-cell office:value-type="string">
            <text:p/>
            <text:p><text:s/>SBC No. 27 , Thejaswini Building ,</text:p>
            <text:p><text:s/>Technopark Campus </text:p>
          </table:table-cell>
          <table:table-cell table:number-columns-repeated="1018"/>
        </table:table-row>
        <table:table-row table:style-name="ro5">
          <table:table-cell office:value-type="string">
            <text:p>Maxartists Technologies Pvt.Ltd.</text:p>
          </table:table-cell>
          <table:table-cell office:value-type="string">
            <text:p>0471-6574664 / 4017346 / 2700708 </text:p>
          </table:table-cell>
          <table:table-cell office:value-type="string">
            <text:p>http://www.maxartists.com</text:p>
          </table:table-cell>
          <table:table-cell office:value-type="string">
            <text:p/>
            <text:p><text:s/>C-5 ,Thejaswini, Technopark Campus Trivandrum 695 581 ,</text:p>
            <text:p><text:s/></text:p>
          </table:table-cell>
          <table:table-cell office:value-type="string">
            <text:p>in@maxartists.com</text:p>
          </table:table-cell>
          <table:table-cell office:value-type="string">
            <text:p/>
            <text:p><text:s/>C-5 ,Thejaswini, Technopark Campus Trivandrum 695 581 ,</text:p>
            <text:p><text:s/>Phone: 0471-6574664 / 4017346 / 2700708 </text:p>
            <text:p><text:s/>Email: in@maxartists.com</text:p>
            <text:p><text:s/>Website: www.maxartists.com </text:p>
          </table:table-cell>
          <table:table-cell table:number-columns-repeated="1018"/>
        </table:table-row>
        <table:table-row table:style-name="ro3">
          <table:table-cell office:value-type="string">
            <text:p>McFadyen Consulting</text:p>
          </table:table-cell>
          <table:table-cell office:value-type="string">
            <text:p>91- 471-270-0991 </text:p>
          </table:table-cell>
          <table:table-cell office:value-type="string">
            <text:p>http://www.mcfadyen.com</text:p>
          </table:table-cell>
          <table:table-cell office:value-type="string">
            <text:p/>
            <text:p><text:s/>12-B, 12th Floor, Leela Infopark,</text:p>
            <text:p><text:s/>Technopark Campus </text:p>
            <text:p><text:s/></text:p>
          </table:table-cell>
          <table:table-cell office:value-type="string">
            <text:p>gm@mcfadyen.com</text:p>
          </table:table-cell>
          <table:table-cell office:value-type="string">
            <text:p/>
            <text:p><text:s/>12-B, 12th Floor, Leela Infopark,</text:p>
            <text:p><text:s/>Technopark Campus </text:p>
            <text:p><text:s/>Phone: 91- 471-270-0991 </text:p>
            <text:p><text:s/>Email: odc-gm@mcfadyen.com </text:p>
            <text:p><text:s/>Website: www.mcfadyen.com </text:p>
          </table:table-cell>
          <table:table-cell table:number-columns-repeated="1018"/>
        </table:table-row>
        <table:table-row table:style-name="ro5">
          <table:table-cell office:value-type="string">
            <text:p>Mindhelix Technosol <text:s/>Pvt Ltd</text:p>
          </table:table-cell>
          <table:table-cell table:number-columns-repeated="2"/>
          <table:table-cell office:value-type="string">
            <text:p/>
            <text:p><text:s/>A-3,T-TBI,Nila Building,</text:p>
            <text:p><text:s/>Technopark Campus </text:p>
            <text:p><text:s/>Email: nandakumar@mindhelix.com, kalidas@mindhelix.com</text:p>
          </table:table-cell>
          <table:table-cell office:value-type="string">
            <text:p>nandakumar@mindhelix.com, kalidas@mindhelix.com</text:p>
          </table:table-cell>
          <table:table-cell office:value-type="string">
            <text:p/>
            <text:p><text:s/>A-3,T-TBI,Nila Building,</text:p>
            <text:p><text:s/>Technopark Campus </text:p>
            <text:p><text:s/>Email: nandakumar@mindhelix.com, kalidas@mindhelix.com</text:p>
          </table:table-cell>
          <table:table-cell table:number-columns-repeated="1018"/>
        </table:table-row>
        <table:table-row table:style-name="ro5">
          <table:table-cell office:value-type="string">
            <text:p>Mirox Cyber Security &amp; Technology Pvt Ltd</text:p>
          </table:table-cell>
          <table:table-cell office:value-type="string">
            <text:p>+91-471-4016888,4013999</text:p>
          </table:table-cell>
          <table:table-cell/>
          <table:table-cell office:value-type="string">
            <text:p/>
            <text:p><text:s/>B -5, T-TBI, Nila,</text:p>
            <text:p><text:s/>Technopark Campus </text:p>
            <text:p><text:s/></text:p>
          </table:table-cell>
          <table:table-cell office:value-type="string">
            <text:p>info@miroxindia.com</text:p>
          </table:table-cell>
          <table:table-cell office:value-type="string">
            <text:p/>
            <text:p><text:s/>B -5, T-TBI, Nila,</text:p>
            <text:p><text:s/>Technopark Campus </text:p>
            <text:p><text:s/>Phone: +91-471-4016888,4013999</text:p>
            <text:p><text:s/>Email: info@miroxindia.com</text:p>
          </table:table-cell>
          <table:table-cell table:number-columns-repeated="1018"/>
        </table:table-row>
        <table:table-row table:style-name="ro3">
          <table:table-cell office:value-type="string">
            <text:p>Mobatia Technology Pvt. Ltd</text:p>
          </table:table-cell>
          <table:table-cell office:value-type="string">
            <text:p>+91 471 2527456</text:p>
          </table:table-cell>
          <table:table-cell office:value-type="string">
            <text:p>http://www.mobatia.com</text:p>
          </table:table-cell>
          <table:table-cell office:value-type="string">
            <text:p/>
            <text:p><text:s/>1st Floor, 1 B, Leela Infopark ,</text:p>
            <text:p><text:s/>Technopark Campus, Trivandrum 695 581 </text:p>
            <text:p><text:s/></text:p>
          </table:table-cell>
          <table:table-cell office:value-type="string">
            <text:p>info@mobatia.com</text:p>
          </table:table-cell>
          <table:table-cell office:value-type="string">
            <text:p/>
            <text:p><text:s/>1st Floor, 1 B, Leela Infopark ,</text:p>
            <text:p><text:s/>Technopark Campus, Trivandrum 695 581 </text:p>
            <text:p><text:s/>Phone: +91 471 2527456</text:p>
            <text:p><text:s/>Email: info@mobatia.com</text:p>
            <text:p><text:s/>Website: www.mobatia.com </text:p>
          </table:table-cell>
          <table:table-cell table:number-columns-repeated="1018"/>
        </table:table-row>
        <table:table-row table:style-name="ro5">
          <table:table-cell office:value-type="string">
            <text:p>Mobilexion Technologies Pvt. Ltd.</text:p>
          </table:table-cell>
          <table:table-cell/>
          <table:table-cell office:value-type="string">
            <text:p>http://www.mobilexion.com</text:p>
          </table:table-cell>
          <table:table-cell office:value-type="string">
            <text:p/>
            <text:p><text:s/>Amstor Building,</text:p>
            <text:p><text:s/>Technopark Campus </text:p>
            <text:p><text:s/>Email: info@mobilexion.com</text:p>
            <text:p><text:s/>Website: www.mobilexion.com </text:p>
          </table:table-cell>
          <table:table-cell office:value-type="string">
            <text:p>info@mobilexion.com</text:p>
          </table:table-cell>
          <table:table-cell office:value-type="string">
            <text:p/>
            <text:p><text:s/>Amstor Building,</text:p>
            <text:p><text:s/>Technopark Campus </text:p>
            <text:p><text:s/>Email: info@mobilexion.com</text:p>
            <text:p><text:s/>Website: www.mobilexion.com </text:p>
          </table:table-cell>
          <table:table-cell table:number-columns-repeated="1018"/>
        </table:table-row>
        <table:table-row table:style-name="ro3">
          <table:table-cell office:value-type="string">
            <text:p>Mooble Info Systems Pvt Ltd</text:p>
          </table:table-cell>
          <table:table-cell office:value-type="string">
            <text:p>+91 471 3043222</text:p>
          </table:table-cell>
          <table:table-cell office:value-type="string">
            <text:p>http://www.moooble.com</text:p>
          </table:table-cell>
          <table:table-cell office:value-type="string">
            <text:p/>
            <text:p><text:s/>Module No. 6, SBC, Thejaswini Building,,</text:p>
            <text:p><text:s/>Technopark Campus </text:p>
            <text:p><text:s/></text:p>
          </table:table-cell>
          <table:table-cell office:value-type="string">
            <text:p>info@moooble.com</text:p>
          </table:table-cell>
          <table:table-cell office:value-type="string">
            <text:p/>
            <text:p><text:s/>Module No. 6, SBC, Thejaswini Building,,</text:p>
            <text:p><text:s/>Technopark Campus </text:p>
            <text:p><text:s/>Phone: +91 471 3043222</text:p>
            <text:p><text:s/>Email: info@moooble.com</text:p>
            <text:p><text:s/>Website: www.moooble.com </text:p>
          </table:table-cell>
          <table:table-cell table:number-columns-repeated="1018"/>
        </table:table-row>
        <table:table-row table:style-name="ro5">
          <table:table-cell office:value-type="string">
            <text:p>MWA Technologies Pvt Ltd</text:p>
          </table:table-cell>
          <table:table-cell/>
          <table:table-cell office:value-type="string">
            <text:p>http://www.mwatechnologies.com</text:p>
          </table:table-cell>
          <table:table-cell office:value-type="string">
            <text:p/>
            <text:p><text:s/>T- TBI, B-8 (B) Nila Building,,</text:p>
            <text:p><text:s/>Technopark Campus </text:p>
            <text:p><text:s/>Email: info@mwatechnologies.com</text:p>
            <text:p><text:s/>Website: www.mwatechnologies.com </text:p>
          </table:table-cell>
          <table:table-cell office:value-type="string">
            <text:p>info@mwatechnologies.com</text:p>
          </table:table-cell>
          <table:table-cell office:value-type="string">
            <text:p/>
            <text:p><text:s/>T- TBI, B-8 (B) Nila Building,,</text:p>
            <text:p><text:s/>Technopark Campus </text:p>
            <text:p><text:s/>Email: info@mwatechnologies.com</text:p>
            <text:p><text:s/>Website: www.mwatechnologies.com </text:p>
          </table:table-cell>
          <table:table-cell table:number-columns-repeated="1018"/>
        </table:table-row>
        <table:table-row table:style-name="ro3">
          <table:table-cell office:value-type="string">
            <text:p>NASSCOM</text:p>
          </table:table-cell>
          <table:table-cell office:value-type="string">
            <text:p>0471 2700222 Extn. 401</text:p>
          </table:table-cell>
          <table:table-cell office:value-type="string">
            <text:p>http://www.nasscom.in</text:p>
          </table:table-cell>
          <table:table-cell office:value-type="string">
            <text:p/>
            <text:p><text:s/>Park Centre ,</text:p>
            <text:p><text:s/>Technopark Campus </text:p>
            <text:p><text:s/></text:p>
          </table:table-cell>
          <table:table-cell office:value-type="string">
            <text:p>sujith@nasscom.in</text:p>
          </table:table-cell>
          <table:table-cell office:value-type="string">
            <text:p/>
            <text:p><text:s/>Park Centre ,</text:p>
            <text:p><text:s/>Technopark Campus </text:p>
            <text:p><text:s/>Phone: 0471 2700222 Extn. 401</text:p>
            <text:p><text:s/>Email: sujith@nasscom.in</text:p>
            <text:p><text:s/>Website: www.nasscom.in </text:p>
          </table:table-cell>
          <table:table-cell table:number-columns-repeated="1018"/>
        </table:table-row>
        <table:table-row table:style-name="ro2">
          <table:table-cell office:value-type="string">
            <text:p>National Rural Health Mission(NRHM)</text:p>
          </table:table-cell>
          <table:table-cell table:number-columns-repeated="2"/>
          <table:table-cell office:value-type="string">
            <text:p/>
            <text:p><text:s/>402 &amp;amp; 403,4th Floor, Thejaswini, Technopark Campus Trivandrum 695 581 ,</text:p>
          </table:table-cell>
          <table:table-cell/>
          <table:table-cell office:value-type="string">
            <text:p/>
            <text:p><text:s/>402 &amp;amp; 403,4th Floor, Thejaswini, Technopark Campus Trivandrum 695 581 ,</text:p>
          </table:table-cell>
          <table:table-cell table:number-columns-repeated="1018"/>
        </table:table-row>
        <table:table-row table:style-name="ro3">
          <table:table-cell office:value-type="string">
            <text:p>NaviCare Technologies Pvt. Ltd.</text:p>
          </table:table-cell>
          <table:table-cell office:value-type="string">
            <text:p>+91 471 2700061</text:p>
          </table:table-cell>
          <table:table-cell office:value-type="string">
            <text:p>http://www.navicare.co.in</text:p>
          </table:table-cell>
          <table:table-cell office:value-type="string">
            <text:p/>
            <text:p><text:s/>421, NILA,</text:p>
            <text:p><text:s/>Technopark Campus </text:p>
            <text:p><text:s/></text:p>
          </table:table-cell>
          <table:table-cell office:value-type="string">
            <text:p>contact@navicare.co.in</text:p>
          </table:table-cell>
          <table:table-cell office:value-type="string">
            <text:p/>
            <text:p><text:s/>421, NILA,</text:p>
            <text:p><text:s/>Technopark Campus </text:p>
            <text:p><text:s/>Phone: +91 471 2700061</text:p>
            <text:p><text:s/>Email: contact@navicare.co.in </text:p>
            <text:p><text:s/>Website: www.navicare.co.in </text:p>
          </table:table-cell>
          <table:table-cell table:number-columns-repeated="1018"/>
        </table:table-row>
        <table:table-row table:style-name="ro3">
          <table:table-cell office:value-type="string">
            <text:p>NeedStreet Web Technologies Pvt Ltd</text:p>
          </table:table-cell>
          <table:table-cell office:value-type="string">
            <text:p>+91-471-2527727</text:p>
          </table:table-cell>
          <table:table-cell office:value-type="string">
            <text:p>http://www.needstreet.com</text:p>
          </table:table-cell>
          <table:table-cell office:value-type="string">
            <text:p/>
            <text:p><text:s/>Padmanabham,</text:p>
            <text:p><text:s/>Technopark Campus </text:p>
            <text:p><text:s/></text:p>
          </table:table-cell>
          <table:table-cell office:value-type="string">
            <text:p>info@needstreet.com</text:p>
          </table:table-cell>
          <table:table-cell office:value-type="string">
            <text:p/>
            <text:p><text:s/>Padmanabham,</text:p>
            <text:p><text:s/>Technopark Campus </text:p>
            <text:p><text:s/>Phone: +91-471-2527727</text:p>
            <text:p><text:s/>Email: info@needstreet.com</text:p>
            <text:p><text:s/>Website: www.needstreet.com </text:p>
          </table:table-cell>
          <table:table-cell table:number-columns-repeated="1018"/>
        </table:table-row>
        <table:table-row table:style-name="ro3">
          <table:table-cell office:value-type="string">
            <text:p>Neologix Software Solutions India Pvt Ltd</text:p>
          </table:table-cell>
          <table:table-cell office:value-type="string">
            <text:p>0471-6583760</text:p>
          </table:table-cell>
          <table:table-cell office:value-type="string">
            <text:p>http://www.nlindia.com</text:p>
          </table:table-cell>
          <table:table-cell office:value-type="string">
            <text:p/>
            <text:p><text:s/>1E, Leela Infopark Building,</text:p>
            <text:p><text:s/>Technopark Campus </text:p>
            <text:p><text:s/></text:p>
          </table:table-cell>
          <table:table-cell office:value-type="string">
            <text:p>info@nlindia.com</text:p>
          </table:table-cell>
          <table:table-cell office:value-type="string">
            <text:p/>
            <text:p><text:s/>1E, Leela Infopark Building,</text:p>
            <text:p><text:s/>Technopark Campus </text:p>
            <text:p><text:s/>Phone: 0471-6583760</text:p>
            <text:p><text:s/>Email: info@nlindia.com</text:p>
            <text:p><text:s/>Website: www.nlindia.com </text:p>
          </table:table-cell>
          <table:table-cell table:number-columns-repeated="1018"/>
        </table:table-row>
        <table:table-row table:style-name="ro5">
          <table:table-cell office:value-type="string">
            <text:p>Network Systems &amp; Technologies (P) Ltd [NeST]</text:p>
          </table:table-cell>
          <table:table-cell office:value-type="string">
            <text:p>471-2527441 </text:p>
          </table:table-cell>
          <table:table-cell office:value-type="string">
            <text:p>http://www.nestsoftware.com</text:p>
          </table:table-cell>
          <table:table-cell office:value-type="string">
            <text:p/>
            <text:p><text:s/>Periyar, Technopark Campus ,</text:p>
            <text:p><text:s/></text:p>
          </table:table-cell>
          <table:table-cell office:value-type="string">
            <text:p>software.info@nestgroup.net</text:p>
          </table:table-cell>
          <table:table-cell office:value-type="string">
            <text:p/>
            <text:p><text:s/>Periyar, Technopark Campus ,</text:p>
            <text:p><text:s/>Phone: 471-2527441 </text:p>
            <text:p><text:s/>Email: software.info@nestgroup.net </text:p>
            <text:p><text:s/>Website: www.nestsoftware.com </text:p>
          </table:table-cell>
          <table:table-cell table:number-columns-repeated="1018"/>
        </table:table-row>
        <table:table-row table:style-name="ro3">
          <table:table-cell office:value-type="string">
            <text:p>Nocme Technologies Pvt Ltd</text:p>
          </table:table-cell>
          <table:table-cell office:value-type="string">
            <text:p>0471-3916677</text:p>
          </table:table-cell>
          <table:table-cell office:value-type="string">
            <text:p>http://www.nocme.com</text:p>
          </table:table-cell>
          <table:table-cell office:value-type="string">
            <text:p/>
            <text:p><text:s/>Ground Floor, Leela Infopark Building,</text:p>
            <text:p><text:s/>Technopark Campus </text:p>
            <text:p><text:s/></text:p>
          </table:table-cell>
          <table:table-cell office:value-type="string">
            <text:p>contact.us@nocme.com</text:p>
          </table:table-cell>
          <table:table-cell office:value-type="string">
            <text:p/>
            <text:p><text:s/>Ground Floor, Leela Infopark Building,</text:p>
            <text:p><text:s/>Technopark Campus </text:p>
            <text:p><text:s/>Phone: 0471-3916677</text:p>
            <text:p><text:s/>Email: contact.us@nocme.com</text:p>
            <text:p><text:s/>Website: www.nocme.com </text:p>
          </table:table-cell>
          <table:table-cell table:number-columns-repeated="1018"/>
        </table:table-row>
        <table:table-row table:style-name="ro3">
          <table:table-cell office:value-type="string">
            <text:p>NocON Solutions Pvt Lvt</text:p>
          </table:table-cell>
          <table:table-cell office:value-type="float" office:value="4712527456">
            <text:p>4712527456</text:p>
          </table:table-cell>
          <table:table-cell office:value-type="string">
            <text:p>http://www.noconsolutions.com</text:p>
          </table:table-cell>
          <table:table-cell office:value-type="string">
            <text:p/>
            <text:p><text:s/>1B, 1st floor, Leela Infopark,</text:p>
            <text:p><text:s/>Technopark Campus </text:p>
            <text:p><text:s/></text:p>
          </table:table-cell>
          <table:table-cell office:value-type="string">
            <text:p>sales@noconsolutions.com</text:p>
          </table:table-cell>
          <table:table-cell office:value-type="string">
            <text:p/>
            <text:p><text:s/>1B, 1st floor, Leela Infopark,</text:p>
            <text:p><text:s/>Technopark Campus </text:p>
            <text:p><text:s/>Phone: 04712527456</text:p>
            <text:p><text:s/>Email: sales@noconsolutions.com </text:p>
            <text:p><text:s/>Website: www.noconsolutions.com </text:p>
          </table:table-cell>
          <table:table-cell table:number-columns-repeated="1018"/>
        </table:table-row>
        <table:table-row table:style-name="ro3">
          <table:table-cell office:value-type="string">
            <text:p>Noonic Software Development Pvt Ltd</text:p>
          </table:table-cell>
          <table:table-cell office:value-type="string">
            <text:p>0471-4060587</text:p>
          </table:table-cell>
          <table:table-cell office:value-type="string">
            <text:p>http://www.noonic.com</text:p>
          </table:table-cell>
          <table:table-cell office:value-type="string">
            <text:p/>
            <text:p><text:s/>4th Floor, Amstor,</text:p>
            <text:p><text:s/>Technopark Campus </text:p>
            <text:p><text:s/></text:p>
          </table:table-cell>
          <table:table-cell office:value-type="string">
            <text:p>info@noonic.com</text:p>
          </table:table-cell>
          <table:table-cell office:value-type="string">
            <text:p/>
            <text:p><text:s/>4th Floor, Amstor,</text:p>
            <text:p><text:s/>Technopark Campus </text:p>
            <text:p><text:s/>Phone: 0471-4060587</text:p>
            <text:p><text:s/>Email: info@noonic.com</text:p>
            <text:p><text:s/>Website: www.noonic.com </text:p>
          </table:table-cell>
          <table:table-cell table:number-columns-repeated="1018"/>
        </table:table-row>
        <table:table-row table:style-name="ro5">
          <table:table-cell office:value-type="string">
            <text:p>Noratel India Power Components Private Limited</text:p>
          </table:table-cell>
          <table:table-cell office:value-type="string">
            <text:p>471 304 82 75 </text:p>
          </table:table-cell>
          <table:table-cell office:value-type="string">
            <text:p>http://www.noratel.in</text:p>
          </table:table-cell>
          <table:table-cell office:value-type="string">
            <text:p/>
            <text:p><text:s/>6th Floor, NILA, Technopark Campus ,</text:p>
            <text:p><text:s/></text:p>
          </table:table-cell>
          <table:table-cell office:value-type="string">
            <text:p>info@noratel.in</text:p>
          </table:table-cell>
          <table:table-cell office:value-type="string">
            <text:p/>
            <text:p><text:s/>6th Floor, NILA, Technopark Campus ,</text:p>
            <text:p><text:s/>Phone: 471 304 82 75 </text:p>
            <text:p><text:s/>Email: info@noratel.in </text:p>
            <text:p><text:s/>Website: www.noratel.in </text:p>
          </table:table-cell>
          <table:table-cell table:number-columns-repeated="1018"/>
        </table:table-row>
        <table:table-row table:style-name="ro3">
          <table:table-cell office:value-type="string">
            <text:p>Ntag Technologies Pvt. Ltd</text:p>
          </table:table-cell>
          <table:table-cell office:value-type="string">
            <text:p>0471-2700440</text:p>
          </table:table-cell>
          <table:table-cell office:value-type="string">
            <text:p>http://www.ntagtechnologies.com</text:p>
          </table:table-cell>
          <table:table-cell office:value-type="string">
            <text:p/>
            <text:p><text:s/>4th Floor, Amstor building,</text:p>
            <text:p><text:s/>Technopark Campus </text:p>
            <text:p><text:s/></text:p>
          </table:table-cell>
          <table:table-cell office:value-type="string">
            <text:p>info@ntagtechnologies.com</text:p>
          </table:table-cell>
          <table:table-cell office:value-type="string">
            <text:p/>
            <text:p><text:s/>4th Floor, Amstor building,</text:p>
            <text:p><text:s/>Technopark Campus </text:p>
            <text:p><text:s/>Phone: 0471-2700440</text:p>
            <text:p><text:s/>Email: info@ntagtechnologies.com</text:p>
            <text:p><text:s/>Website: www.ntagtechnologies.com </text:p>
          </table:table-cell>
          <table:table-cell table:number-columns-repeated="1018"/>
        </table:table-row>
        <table:table-row table:style-name="ro3">
          <table:table-cell office:value-type="string">
            <text:p>Ntrois Technologies Pvt Ltd</text:p>
          </table:table-cell>
          <table:table-cell office:value-type="string">
            <text:p>+91 471 4010108</text:p>
          </table:table-cell>
          <table:table-cell office:value-type="string">
            <text:p>http://www.ntrois.com</text:p>
          </table:table-cell>
          <table:table-cell office:value-type="string">
            <text:p/>
            <text:p><text:s/>SBC 24,Tejaswini,</text:p>
            <text:p><text:s/>Technopark Campus </text:p>
            <text:p><text:s/></text:p>
          </table:table-cell>
          <table:table-cell office:value-type="string">
            <text:p>sales@ntrois.com</text:p>
          </table:table-cell>
          <table:table-cell office:value-type="string">
            <text:p/>
            <text:p><text:s/>SBC 24,Tejaswini,</text:p>
            <text:p><text:s/>Technopark Campus </text:p>
            <text:p><text:s/>Phone: +91 471 4010108</text:p>
            <text:p><text:s/>Email: sales@ntrois.com</text:p>
            <text:p><text:s/>Website: www.ntrois.com </text:p>
          </table:table-cell>
          <table:table-cell table:number-columns-repeated="1018"/>
        </table:table-row>
        <table:table-row table:style-name="ro3">
          <table:table-cell office:value-type="string">
            <text:p>OCS Software &amp; Engineering Solutions Pvt Ltd</text:p>
          </table:table-cell>
          <table:table-cell office:value-type="string">
            <text:p>+91-471 2700085 </text:p>
          </table:table-cell>
          <table:table-cell office:value-type="string">
            <text:p>http://www.ocssoftwares.com</text:p>
          </table:table-cell>
          <table:table-cell office:value-type="string">
            <text:p/>
            <text:p><text:s/>L D12,-1 Floor, Thejaswini,</text:p>
            <text:p><text:s/>Technopark Campus </text:p>
            <text:p><text:s/></text:p>
          </table:table-cell>
          <table:table-cell office:value-type="string">
            <text:p>info@ocssoftwares.com</text:p>
          </table:table-cell>
          <table:table-cell office:value-type="string">
            <text:p/>
            <text:p><text:s/>L D12,-1 Floor, Thejaswini,</text:p>
            <text:p><text:s/>Technopark Campus </text:p>
            <text:p><text:s/>Phone: +91-471 2700085 </text:p>
            <text:p><text:s/>Email: info@ocssoftwares.com</text:p>
            <text:p><text:s/>Website: www.ocssoftwares.com </text:p>
          </table:table-cell>
          <table:table-cell table:number-columns-repeated="1018"/>
        </table:table-row>
        <table:table-row table:style-name="ro3">
          <table:table-cell office:value-type="string">
            <text:p>Octaheral Solutions Pvt Ltd</text:p>
          </table:table-cell>
          <table:table-cell office:value-type="string">
            <text:p>0471 6055566</text:p>
          </table:table-cell>
          <table:table-cell office:value-type="string">
            <text:p>http://www.octahedraltours.com</text:p>
          </table:table-cell>
          <table:table-cell office:value-type="string">
            <text:p/>
            <text:p><text:s/>B7 (B),T-TIB, 4TH FLOOR, NILA ,</text:p>
            <text:p><text:s/>Technopark Campus </text:p>
            <text:p><text:s/></text:p>
          </table:table-cell>
          <table:table-cell office:value-type="string">
            <text:p>info@octahedralgroup.com</text:p>
          </table:table-cell>
          <table:table-cell office:value-type="string">
            <text:p/>
            <text:p><text:s/>B7 (B),T-TIB, 4TH FLOOR, NILA ,</text:p>
            <text:p><text:s/>Technopark Campus </text:p>
            <text:p><text:s/>Phone: 0471 6055566</text:p>
            <text:p><text:s/>Email: info@octahedralgroup.com</text:p>
            <text:p><text:s/>Website: www.octahedraltours.com </text:p>
          </table:table-cell>
          <table:table-cell table:number-columns-repeated="1018"/>
        </table:table-row>
        <table:table-row table:style-name="ro5">
          <table:table-cell office:value-type="string">
            <text:p>One View Systems Pvt Ltd</text:p>
          </table:table-cell>
          <table:table-cell office:value-type="string">
            <text:p>471-2527537</text:p>
          </table:table-cell>
          <table:table-cell office:value-type="string">
            <text:p>http://www.oneviewsystems.com</text:p>
          </table:table-cell>
          <table:table-cell office:value-type="string">
            <text:p/>
            <text:p><text:s/>114, NILA, Technopark Campus ,</text:p>
            <text:p><text:s/></text:p>
          </table:table-cell>
          <table:table-cell office:value-type="string">
            <text:p>contact@oneviewsystems.com</text:p>
          </table:table-cell>
          <table:table-cell office:value-type="string">
            <text:p/>
            <text:p><text:s/>114, NILA, Technopark Campus ,</text:p>
            <text:p><text:s/>Phone: 471-2527537</text:p>
            <text:p><text:s/>Email: contact@oneviewsystems.com</text:p>
            <text:p><text:s/>Website: www.oneviewsystems.com </text:p>
          </table:table-cell>
          <table:table-cell table:number-columns-repeated="1018"/>
        </table:table-row>
        <table:table-row table:style-name="ro3">
          <table:table-cell office:value-type="string">
            <text:p>OptioLogic Technologies Pvt. Ltd</text:p>
          </table:table-cell>
          <table:table-cell office:value-type="string">
            <text:p>+91 471 4019975 </text:p>
          </table:table-cell>
          <table:table-cell office:value-type="string">
            <text:p>http://www.optiologic.com</text:p>
          </table:table-cell>
          <table:table-cell office:value-type="string">
            <text:p/>
            <text:p><text:s/>Module No. C-10, 3rd Floor, Gayatri ,</text:p>
            <text:p><text:s/>Technopark Campus </text:p>
            <text:p><text:s/></text:p>
          </table:table-cell>
          <table:table-cell office:value-type="string">
            <text:p>enquiry@optiologic.com</text:p>
          </table:table-cell>
          <table:table-cell office:value-type="string">
            <text:p/>
            <text:p><text:s/>Module No. C-10, 3rd Floor, Gayatri ,</text:p>
            <text:p><text:s/>Technopark Campus </text:p>
            <text:p><text:s/>Phone: +91 471 4019975 </text:p>
            <text:p><text:s/>Email: enquiry@optiologic.com </text:p>
            <text:p><text:s/>Website: www.optiologic.com </text:p>
          </table:table-cell>
          <table:table-cell table:number-columns-repeated="1018"/>
        </table:table-row>
        <table:table-row table:style-name="ro2">
          <table:table-cell office:value-type="string">
            <text:p>ORACLE INDIA PRIVATE LIMITED</text:p>
          </table:table-cell>
          <table:table-cell/>
          <table:table-cell office:value-type="string">
            <text:p>http://www.oracle.com</text:p>
          </table:table-cell>
          <table:table-cell office:value-type="string">
            <text:p/>
            <text:p><text:s/>Leela InfoPark, Technopark Campus,</text:p>
            <text:p><text:s/>Technopark </text:p>
            <text:p><text:s/>Website: www.oracle.com </text:p>
          </table:table-cell>
          <table:table-cell/>
          <table:table-cell office:value-type="string">
            <text:p/>
            <text:p><text:s/>Leela InfoPark, Technopark Campus,</text:p>
            <text:p><text:s/>Technopark </text:p>
            <text:p><text:s/>Website: www.oracle.com </text:p>
          </table:table-cell>
          <table:table-cell table:number-columns-repeated="1018"/>
        </table:table-row>
        <table:table-row table:style-name="ro5">
          <table:table-cell office:value-type="string">
            <text:p>OrisysIndia Consultancy Services LLP</text:p>
          </table:table-cell>
          <table:table-cell office:value-type="string">
            <text:p>+91-471-4011723, +91-80868 00204, +91-80868 00203</text:p>
          </table:table-cell>
          <table:table-cell office:value-type="string">
            <text:p>http://www.orisys.in</text:p>
          </table:table-cell>
          <table:table-cell office:value-type="string">
            <text:p/>
            <text:p><text:s/>T-BIC -3, Basement 2, Thejaswani Building, Technopark,</text:p>
            <text:p><text:s/>Technopark Campus </text:p>
            <text:p><text:s/></text:p>
          </table:table-cell>
          <table:table-cell/>
          <table:table-cell office:value-type="string">
            <text:p/>
            <text:p><text:s/>T-BIC -3, Basement 2, Thejaswani Building, Technopark,</text:p>
            <text:p><text:s/>Technopark Campus </text:p>
            <text:p><text:s/>Phone: +91-471-4011723, +91-80868 00204, +91-80868 00203</text:p>
            <text:p><text:s/>Website: www.orisys.in </text:p>
          </table:table-cell>
          <table:table-cell table:number-columns-repeated="1018"/>
        </table:table-row>
        <table:table-row table:style-name="ro5">
          <table:table-cell office:value-type="string">
            <text:p>Ospyn Technologies Pvt ltd</text:p>
          </table:table-cell>
          <table:table-cell office:value-type="string">
            <text:p>+91 471 6540402</text:p>
          </table:table-cell>
          <table:table-cell office:value-type="string">
            <text:p>http://www.ospyn.com</text:p>
          </table:table-cell>
          <table:table-cell office:value-type="string">
            <text:p/>
            <text:p><text:s/>4th Floor,Thejaswini Building,</text:p>
            <text:p><text:s/>Technopark Campus, Technopark </text:p>
            <text:p><text:s/></text:p>
          </table:table-cell>
          <table:table-cell/>
          <table:table-cell office:value-type="string">
            <text:p/>
            <text:p><text:s/>4th Floor,Thejaswini Building,</text:p>
            <text:p><text:s/>Technopark Campus, Technopark </text:p>
            <text:p><text:s/>Phone: +91 471 6540402</text:p>
            <text:p><text:s/>Website: www.ospyn.com </text:p>
          </table:table-cell>
          <table:table-cell table:number-columns-repeated="1018"/>
        </table:table-row>
        <table:table-row table:style-name="ro5">
          <table:table-cell office:value-type="string">
            <text:p>OzTern Technology Pvt ltd</text:p>
          </table:table-cell>
          <table:table-cell office:value-type="string">
            <text:p>+91 471 252 7780</text:p>
          </table:table-cell>
          <table:table-cell office:value-type="string">
            <text:p>http://www.oztern.com</text:p>
          </table:table-cell>
          <table:table-cell office:value-type="string">
            <text:p/>
            <text:p><text:s/>SBC 10&amp;amp; 11,C-Level,Thejaswini Building Technopark Campus Trivandrum 695 581 ,</text:p>
            <text:p><text:s/></text:p>
          </table:table-cell>
          <table:table-cell office:value-type="string">
            <text:p>info@oztern.com</text:p>
          </table:table-cell>
          <table:table-cell office:value-type="string">
            <text:p/>
            <text:p><text:s/>SBC 10&amp;amp; 11,C-Level,Thejaswini Building Technopark Campus Trivandrum 695 581 ,</text:p>
            <text:p><text:s/>Phone: +91 471 252 7780</text:p>
            <text:p><text:s/>Email: info@oztern.com </text:p>
            <text:p><text:s/>Website: www.oztern.com </text:p>
          </table:table-cell>
          <table:table-cell table:number-columns-repeated="1018"/>
        </table:table-row>
        <table:table-row table:style-name="ro3">
          <table:table-cell office:value-type="string">
            <text:p>Paisabids Retail Services Pvt Ltd</text:p>
          </table:table-cell>
          <table:table-cell office:value-type="string">
            <text:p>0471 4060305</text:p>
          </table:table-cell>
          <table:table-cell office:value-type="string">
            <text:p>http://www.paisabids.com</text:p>
          </table:table-cell>
          <table:table-cell office:value-type="string">
            <text:p/>
            <text:p><text:s/>TBiC - 18, -2 Floor, Thejaswini Building,</text:p>
            <text:p><text:s/>Technopark Campus </text:p>
            <text:p><text:s/></text:p>
          </table:table-cell>
          <table:table-cell office:value-type="string">
            <text:p>contact@paisabids.com</text:p>
          </table:table-cell>
          <table:table-cell office:value-type="string">
            <text:p/>
            <text:p><text:s/>TBiC - 18, -2 Floor, Thejaswini Building,</text:p>
            <text:p><text:s/>Technopark Campus </text:p>
            <text:p><text:s/>Phone: 0471 4060305</text:p>
            <text:p><text:s/>Email: contact@paisabids.com</text:p>
            <text:p><text:s/>Website: www.paisabids.com </text:p>
          </table:table-cell>
          <table:table-cell table:number-columns-repeated="1018"/>
        </table:table-row>
        <table:table-row table:style-name="ro3">
          <table:table-cell office:value-type="string">
            <text:p>Palnar Transmedia Pvt. Ltd.</text:p>
          </table:table-cell>
          <table:table-cell office:value-type="string">
            <text:p>471-2527102 </text:p>
          </table:table-cell>
          <table:table-cell office:value-type="string">
            <text:p>http://www.palnarindia.com</text:p>
          </table:table-cell>
          <table:table-cell office:value-type="string">
            <text:p/>
            <text:p><text:s/>Gayatri,</text:p>
            <text:p><text:s/>Technopark Campus </text:p>
            <text:p><text:s/></text:p>
          </table:table-cell>
          <table:table-cell office:value-type="string">
            <text:p>info@palnarindia.com</text:p>
          </table:table-cell>
          <table:table-cell office:value-type="string">
            <text:p/>
            <text:p><text:s/>Gayatri,</text:p>
            <text:p><text:s/>Technopark Campus </text:p>
            <text:p><text:s/>Phone: 471-2527102 </text:p>
            <text:p><text:s/>Email: info@palnarindia.com</text:p>
            <text:p><text:s/>Website: www.palnarindia.com </text:p>
          </table:table-cell>
          <table:table-cell table:number-columns-repeated="1018"/>
        </table:table-row>
        <table:table-row table:style-name="ro2">
          <table:table-cell office:value-type="string">
            <text:p>Paragon Biomedical India Pvt Ltd</text:p>
          </table:table-cell>
          <table:table-cell office:value-type="string">
            <text:p>471-3048324 </text:p>
          </table:table-cell>
          <table:table-cell office:value-type="string">
            <text:p>http://www.parabio.com</text:p>
          </table:table-cell>
          <table:table-cell office:value-type="string">
            <text:p/>
            <text:p><text:s/>Gayatri, Technopark Campus,</text:p>
            <text:p><text:s/></text:p>
          </table:table-cell>
          <table:table-cell/>
          <table:table-cell office:value-type="string">
            <text:p/>
            <text:p><text:s/>Gayatri, Technopark Campus,</text:p>
            <text:p><text:s/>Phone: 471-3048324 </text:p>
            <text:p><text:s/>Website: www.parabio.com </text:p>
          </table:table-cell>
          <table:table-cell table:number-columns-repeated="1018"/>
        </table:table-row>
        <table:table-row table:style-name="ro5">
          <table:table-cell office:value-type="string">
            <text:p>Penta Circle Informatic Pvt Ltd</text:p>
          </table:table-cell>
          <table:table-cell office:value-type="string">
            <text:p>0471-3959699</text:p>
          </table:table-cell>
          <table:table-cell office:value-type="string">
            <text:p>http://www.pentacircle.com</text:p>
          </table:table-cell>
          <table:table-cell office:value-type="string">
            <text:p/>
            <text:p><text:s/>Gayatri, Technopark Campus Trivandrum 695 581 ,</text:p>
            <text:p><text:s/></text:p>
          </table:table-cell>
          <table:table-cell office:value-type="string">
            <text:p>mail@pentacircle.com</text:p>
          </table:table-cell>
          <table:table-cell office:value-type="string">
            <text:p/>
            <text:p><text:s/>Gayatri, Technopark Campus Trivandrum 695 581 ,</text:p>
            <text:p><text:s/>Phone: 0471-3959699</text:p>
            <text:p><text:s/>Email: mail@pentacircle.com </text:p>
            <text:p><text:s/>Website: www.pentacircle.com </text:p>
          </table:table-cell>
          <table:table-cell table:number-columns-repeated="1018"/>
        </table:table-row>
        <table:table-row table:style-name="ro2">
          <table:table-cell office:value-type="string">
            <text:p>Phykon Solutions Pvt Ltd</text:p>
          </table:table-cell>
          <table:table-cell/>
          <table:table-cell office:value-type="string">
            <text:p>http://www.phykon.com</text:p>
          </table:table-cell>
          <table:table-cell office:value-type="string">
            <text:p/>
            <text:p><text:s/>L-11, Thejaswini,</text:p>
            <text:p><text:s/>Technopark Campus </text:p>
            <text:p><text:s/>Website: www.phykon.com </text:p>
          </table:table-cell>
          <table:table-cell/>
          <table:table-cell office:value-type="string">
            <text:p/>
            <text:p><text:s/>L-11, Thejaswini,</text:p>
            <text:p><text:s/>Technopark Campus </text:p>
            <text:p><text:s/>Website: www.phykon.com </text:p>
          </table:table-cell>
          <table:table-cell table:number-columns-repeated="1018"/>
        </table:table-row>
        <table:table-row table:style-name="ro3">
          <table:table-cell office:value-type="string">
            <text:p>PIT Solutions Pvt. Ltd.</text:p>
          </table:table-cell>
          <table:table-cell office:value-type="string">
            <text:p>471-2700915, 2700715</text:p>
          </table:table-cell>
          <table:table-cell office:value-type="string">
            <text:p>http://www.pitsolutions.com</text:p>
          </table:table-cell>
          <table:table-cell office:value-type="string">
            <text:p/>
            <text:p><text:s/>L7 &amp;amp; L8 , Basement Floor -1,</text:p>
            <text:p><text:s/>Thejaswini Building, Technopark Campus </text:p>
            <text:p><text:s/></text:p>
          </table:table-cell>
          <table:table-cell office:value-type="string">
            <text:p>enquiries@pitsolutions.com</text:p>
          </table:table-cell>
          <table:table-cell office:value-type="string">
            <text:p/>
            <text:p><text:s/>L7 &amp;amp; L8 , Basement Floor -1,</text:p>
            <text:p><text:s/>Thejaswini Building, Technopark Campus </text:p>
            <text:p><text:s/>Phone: 471-2700915, 2700715</text:p>
            <text:p><text:s/>Email: enquiries@pitsolutions.com</text:p>
            <text:p><text:s/>Website: www.pitsolutions.com </text:p>
          </table:table-cell>
          <table:table-cell table:number-columns-repeated="1018"/>
        </table:table-row>
        <table:table-row table:style-name="ro7">
          <table:table-cell office:value-type="string">
            <text:p>Pivotsys Technologies Private Limited</text:p>
          </table:table-cell>
          <table:table-cell office:value-type="string">
            <text:p>+1 (408) 435-1000, +91 471-304 2049</text:p>
          </table:table-cell>
          <table:table-cell office:value-type="string">
            <text:p>http://www.pivotsys.com</text:p>
          </table:table-cell>
          <table:table-cell office:value-type="string">
            <text:p/>
            <text:p><text:s/>Corporate Headquarters Pivot Systems Inc. 2480 North First Street Suite 150 San Jose,</text:p>
            <text:p><text:s/>Indian Development Center Pivotsys Technologies Private Limited 334, Third Floor Nila Technopark Campus Trivandrum 695 581 </text:p>
            <text:p><text:s/></text:p>
          </table:table-cell>
          <table:table-cell office:value-type="string">
            <text:p>sales@pivotsys.com Customer Support: support@pivotsys.com US Careers: resumes@pivotsys.com India Careers: in-resumes@pivotsys.com Information: info@pivotsys.com</text:p>
          </table:table-cell>
          <table:table-cell office:value-type="string">
            <text:p/>
            <text:p><text:s/>Corporate Headquarters Pivot Systems Inc. 2480 North First Street Suite 150 San Jose,</text:p>
            <text:p><text:s/>Indian Development Center Pivotsys Technologies Private Limited 334, Third Floor Nila Technopark Campus Trivandrum 695 581 </text:p>
            <text:p><text:s/>Phone: +1 (408) 435-1000, +91 471-304 2049</text:p>
            <text:p><text:s/>Email: Sales: sales@pivotsys.com Customer Support: support@pivotsys.com US Careers: resumes@pivotsys.com India Careers: in-resumes@pivotsys.com Information: info@pivotsys.com </text:p>
            <text:p><text:s/>Website: www.pivotsys.com </text:p>
          </table:table-cell>
          <table:table-cell table:number-columns-repeated="1018"/>
        </table:table-row>
        <table:table-row table:style-name="ro3">
          <table:table-cell office:value-type="string">
            <text:p>Planetmedia Marketing Technologies (p) Ltd</text:p>
          </table:table-cell>
          <table:table-cell office:value-type="string">
            <text:p>+91(0)4714067752</text:p>
          </table:table-cell>
          <table:table-cell office:value-type="string">
            <text:p>http://www.planetmedia.in</text:p>
          </table:table-cell>
          <table:table-cell office:value-type="string">
            <text:p/>
            <text:p><text:s/>Module D1, Ground floor,Pamba Building,</text:p>
            <text:p><text:s/>Technopark Campus </text:p>
            <text:p><text:s/></text:p>
          </table:table-cell>
          <table:table-cell office:value-type="string">
            <text:p>info@planetmedia.in</text:p>
          </table:table-cell>
          <table:table-cell office:value-type="string">
            <text:p/>
            <text:p><text:s/>Module D1, Ground floor,Pamba Building,</text:p>
            <text:p><text:s/>Technopark Campus </text:p>
            <text:p><text:s/>Phone: +91(0)4714067752</text:p>
            <text:p><text:s/>Email: info@planetmedia.in</text:p>
            <text:p><text:s/>Website: www.planetmedia.in </text:p>
          </table:table-cell>
          <table:table-cell table:number-columns-repeated="1018"/>
        </table:table-row>
        <table:table-row table:style-name="ro3">
          <table:table-cell office:value-type="string">
            <text:p>Polus Software Pvt Ltd</text:p>
          </table:table-cell>
          <table:table-cell office:value-type="string">
            <text:p>0471 4017778, 3197776</text:p>
          </table:table-cell>
          <table:table-cell office:value-type="string">
            <text:p>http://www.polussoftware.com</text:p>
          </table:table-cell>
          <table:table-cell office:value-type="string">
            <text:p/>
            <text:p><text:s/>1A, First Floor, Leela Infopark,</text:p>
            <text:p><text:s/>Technopark Campus </text:p>
            <text:p><text:s/></text:p>
          </table:table-cell>
          <table:table-cell office:value-type="string">
            <text:p>admin@polussoftware.com</text:p>
          </table:table-cell>
          <table:table-cell office:value-type="string">
            <text:p/>
            <text:p><text:s/>1A, First Floor, Leela Infopark,</text:p>
            <text:p><text:s/>Technopark Campus </text:p>
            <text:p><text:s/>Phone: 0471 4017778, 3197776</text:p>
            <text:p><text:s/>Email: admin@polussoftware.com</text:p>
            <text:p><text:s/>Website: www.polussoftware.com </text:p>
          </table:table-cell>
          <table:table-cell table:number-columns-repeated="1018"/>
        </table:table-row>
        <table:table-row table:style-name="ro3">
          <table:table-cell office:value-type="string">
            <text:p>Prayan Animation Studio Pvt Ltd</text:p>
          </table:table-cell>
          <table:table-cell office:value-type="string">
            <text:p>0471 4067606, 9567460393</text:p>
          </table:table-cell>
          <table:table-cell office:value-type="string">
            <text:p>http://www.prayananimation.com</text:p>
          </table:table-cell>
          <table:table-cell office:value-type="string">
            <text:p/>
            <text:p><text:s/>L-12-B1, Thejaswini Building,</text:p>
            <text:p><text:s/>Technopark Campus </text:p>
            <text:p><text:s/></text:p>
          </table:table-cell>
          <table:table-cell office:value-type="string">
            <text:p>hr@prayananimation.com</text:p>
          </table:table-cell>
          <table:table-cell office:value-type="string">
            <text:p/>
            <text:p><text:s/>L-12-B1, Thejaswini Building,</text:p>
            <text:p><text:s/>Technopark Campus </text:p>
            <text:p><text:s/>Phone: 0471 4067606, 9567460393</text:p>
            <text:p><text:s/>Email: hr@prayananimation.com</text:p>
            <text:p><text:s/>Website: www.prayananimation.com </text:p>
          </table:table-cell>
          <table:table-cell table:number-columns-repeated="1018"/>
        </table:table-row>
        <table:table-row table:style-name="ro3">
          <table:table-cell office:value-type="string">
            <text:p>Protium Logic IT Services Pvt Ltd</text:p>
          </table:table-cell>
          <table:table-cell office:value-type="string">
            <text:p>+91 - 471 - 4099770</text:p>
          </table:table-cell>
          <table:table-cell office:value-type="string">
            <text:p>http://www.protiumlogic.com</text:p>
          </table:table-cell>
          <table:table-cell office:value-type="string">
            <text:p/>
            <text:p><text:s/>Module 11, TBIC, Tejaswini,</text:p>
            <text:p><text:s/>Technopark Campus </text:p>
            <text:p><text:s/></text:p>
          </table:table-cell>
          <table:table-cell office:value-type="string">
            <text:p>business@protiumlogic.com</text:p>
          </table:table-cell>
          <table:table-cell office:value-type="string">
            <text:p/>
            <text:p><text:s/>Module 11, TBIC, Tejaswini,</text:p>
            <text:p><text:s/>Technopark Campus </text:p>
            <text:p><text:s/>Phone: +91 - 471 - 4099770</text:p>
            <text:p><text:s/>Email: business@protiumlogic.com</text:p>
            <text:p><text:s/>Website: www.protiumlogic.com </text:p>
          </table:table-cell>
          <table:table-cell table:number-columns-repeated="1018"/>
        </table:table-row>
        <table:table-row table:style-name="ro2">
          <table:table-cell office:value-type="string">
            <text:p>Proxy Systems Pvt. Ltd.</text:p>
          </table:table-cell>
          <table:table-cell office:value-type="string">
            <text:p>+91-471-252 7677,252 7688</text:p>
          </table:table-cell>
          <table:table-cell/>
          <table:table-cell office:value-type="string">
            <text:p/>
            <text:p><text:s/>215, NILA, Technopark Campus, Trivandrum - 695581 ,</text:p>
            <text:p><text:s/></text:p>
          </table:table-cell>
          <table:table-cell office:value-type="string">
            <text:p>info@proxysystemsindia.com</text:p>
          </table:table-cell>
          <table:table-cell office:value-type="string">
            <text:p/>
            <text:p><text:s/>215, NILA, Technopark Campus, Trivandrum - 695581 ,</text:p>
            <text:p><text:s/>Phone: +91-471-252 7677,252 7688</text:p>
            <text:p><text:s/>Email: info@proxysystemsindia.com </text:p>
          </table:table-cell>
          <table:table-cell table:number-columns-repeated="1018"/>
        </table:table-row>
        <table:table-row table:style-name="ro5">
          <table:table-cell office:value-type="string">
            <text:p>QBurst Technologies Pvt.Ltd</text:p>
          </table:table-cell>
          <table:table-cell office:value-type="string">
            <text:p>+91-471-653-7510</text:p>
          </table:table-cell>
          <table:table-cell office:value-type="string">
            <text:p>http://www.qburst.com</text:p>
          </table:table-cell>
          <table:table-cell office:value-type="string">
            <text:p/>
            <text:p><text:s/>C-22, Thejaswini , Technopark Campus Trivandrum 695 581 ,</text:p>
            <text:p><text:s/></text:p>
          </table:table-cell>
          <table:table-cell office:value-type="string">
            <text:p>info@qburst.com</text:p>
          </table:table-cell>
          <table:table-cell office:value-type="string">
            <text:p/>
            <text:p><text:s/>C-22, Thejaswini , Technopark Campus Trivandrum 695 581 ,</text:p>
            <text:p><text:s/>Phone: +91-471-653-7510</text:p>
            <text:p><text:s/>Email: info@qburst.com</text:p>
            <text:p><text:s/>Website: www.qburst.com </text:p>
          </table:table-cell>
          <table:table-cell table:number-columns-repeated="1018"/>
        </table:table-row>
        <table:table-row table:style-name="ro3">
          <table:table-cell office:value-type="string">
            <text:p>Quintessence Technologies Ltd.</text:p>
          </table:table-cell>
          <table:table-cell office:value-type="string">
            <text:p>0471 4062626</text:p>
          </table:table-cell>
          <table:table-cell office:value-type="string">
            <text:p>http://www.qtlindia.com</text:p>
          </table:table-cell>
          <table:table-cell office:value-type="string">
            <text:p/>
            <text:p><text:s/>C-15 B,Thejaswini,</text:p>
            <text:p><text:s/>Technopark Campus </text:p>
            <text:p><text:s/></text:p>
          </table:table-cell>
          <table:table-cell office:value-type="string">
            <text:p>business@qtlindia.com</text:p>
          </table:table-cell>
          <table:table-cell office:value-type="string">
            <text:p/>
            <text:p><text:s/>C-15 B,Thejaswini,</text:p>
            <text:p><text:s/>Technopark Campus </text:p>
            <text:p><text:s/>Phone: 0471 4062626</text:p>
            <text:p><text:s/>Email: business@qtlindia.com</text:p>
            <text:p><text:s/>Website: www.qtlindia.com </text:p>
          </table:table-cell>
          <table:table-cell table:number-columns-repeated="1018"/>
        </table:table-row>
        <table:table-row table:style-name="ro5">
          <table:table-cell office:value-type="string">
            <text:p>Rain Concert Technologies <text:s/>Pvt.Ltd.</text:p>
          </table:table-cell>
          <table:table-cell office:value-type="string">
            <text:p>+ 91-471-2700751, 4010751</text:p>
          </table:table-cell>
          <table:table-cell office:value-type="string">
            <text:p>http://www.rainconcert.in</text:p>
          </table:table-cell>
          <table:table-cell office:value-type="string">
            <text:p/>
            <text:p><text:s/>410, 4th Floor, Thejaswini,</text:p>
            <text:p><text:s/>Technopark Campus </text:p>
            <text:p><text:s/></text:p>
          </table:table-cell>
          <table:table-cell/>
          <table:table-cell office:value-type="string">
            <text:p/>
            <text:p><text:s/>410, 4th Floor, Thejaswini,</text:p>
            <text:p><text:s/>Technopark Campus </text:p>
            <text:p><text:s/>Phone: + 91-471-2700751, 4010751</text:p>
            <text:p><text:s/>Website: www.rainconcert.in </text:p>
          </table:table-cell>
          <table:table-cell table:number-columns-repeated="1018"/>
        </table:table-row>
        <table:table-row table:style-name="ro3">
          <table:table-cell office:value-type="string">
            <text:p>Reflections Info Systems <text:s/>Pvt.Ltd.</text:p>
          </table:table-cell>
          <table:table-cell office:value-type="string">
            <text:p>+91471-4010301, 0471- 2700138 </text:p>
          </table:table-cell>
          <table:table-cell office:value-type="string">
            <text:p>http://www.reflectionsinfos.com</text:p>
          </table:table-cell>
          <table:table-cell office:value-type="string">
            <text:p/>
            <text:p><text:s/>B-1, Gayatri,</text:p>
            <text:p><text:s/>Technopark Campus </text:p>
            <text:p><text:s/></text:p>
          </table:table-cell>
          <table:table-cell office:value-type="string">
            <text:p>mail@reflectionsinfos.com</text:p>
          </table:table-cell>
          <table:table-cell office:value-type="string">
            <text:p/>
            <text:p><text:s/>B-1, Gayatri,</text:p>
            <text:p><text:s/>Technopark Campus </text:p>
            <text:p><text:s/>Phone: +91471-4010301, 0471- 2700138 </text:p>
            <text:p><text:s/>Email: mail@reflectionsinfos.com </text:p>
            <text:p><text:s/>Website: www.reflectionsinfos.com </text:p>
          </table:table-cell>
          <table:table-cell table:number-columns-repeated="1018"/>
        </table:table-row>
        <table:table-row table:style-name="ro5">
          <table:table-cell office:value-type="string">
            <text:p>Reno Development Technology(P) Ltd-</text:p>
          </table:table-cell>
          <table:table-cell office:value-type="string">
            <text:p>0471-4060298</text:p>
          </table:table-cell>
          <table:table-cell office:value-type="string">
            <text:p>http://www.rdtdevteam.com</text:p>
          </table:table-cell>
          <table:table-cell office:value-type="string">
            <text:p/>
            <text:p><text:s/>Padmanabham Technopark Campus, Trivandrum- 695581, Kerala, India.,</text:p>
            <text:p><text:s/></text:p>
          </table:table-cell>
          <table:table-cell office:value-type="string">
            <text:p>hrrdt@devteam-in.com</text:p>
          </table:table-cell>
          <table:table-cell office:value-type="string">
            <text:p/>
            <text:p><text:s/>Padmanabham Technopark Campus, Trivandrum- 695581, Kerala, India.,</text:p>
            <text:p><text:s/>Phone: 0471-4060298</text:p>
            <text:p><text:s/>Email: hrrdt@devteam-in.com</text:p>
            <text:p><text:s/>Website: www.rdtdevteam.com , Parent Company:www.infomatrix-oneview.com , </text:p>
          </table:table-cell>
          <table:table-cell table:number-columns-repeated="1018"/>
        </table:table-row>
        <table:table-row table:style-name="ro5">
          <table:table-cell office:value-type="string">
            <text:p>RevenueMed India Pvt Ltd</text:p>
          </table:table-cell>
          <table:table-cell office:value-type="string">
            <text:p>0471-3925900</text:p>
          </table:table-cell>
          <table:table-cell office:value-type="string">
            <text:p>http://www.revenuemed.com</text:p>
          </table:table-cell>
          <table:table-cell office:value-type="string">
            <text:p/>
            <text:p><text:s/>2nd Floor, Pamba, Technopark Campus Trivandrum 695 581 ,</text:p>
            <text:p><text:s/></text:p>
          </table:table-cell>
          <table:table-cell office:value-type="string">
            <text:p>md@revenuemed.com</text:p>
          </table:table-cell>
          <table:table-cell office:value-type="string">
            <text:p/>
            <text:p><text:s/>2nd Floor, Pamba, Technopark Campus Trivandrum 695 581 ,</text:p>
            <text:p><text:s/>Phone: 0471-3925900</text:p>
            <text:p><text:s/>Email: md@revenuemed.com</text:p>
            <text:p><text:s/>Website: www.revenuemed.com </text:p>
          </table:table-cell>
          <table:table-cell table:number-columns-repeated="1018"/>
        </table:table-row>
        <table:table-row table:style-name="ro5">
          <table:table-cell office:value-type="string">
            <text:p>Reynex Softwares Pvt Ltd</text:p>
          </table:table-cell>
          <table:table-cell office:value-type="string">
            <text:p>0471-4061044</text:p>
          </table:table-cell>
          <table:table-cell office:value-type="string">
            <text:p>http://www.reynex.com</text:p>
          </table:table-cell>
          <table:table-cell office:value-type="string">
            <text:p/>
            <text:p><text:s/>Level -2, C-08, Thejaswini Building, Technopark Campus Trivandrum 695 581 ,</text:p>
            <text:p><text:s/></text:p>
          </table:table-cell>
          <table:table-cell office:value-type="string">
            <text:p>info@reynex.net</text:p>
          </table:table-cell>
          <table:table-cell office:value-type="string">
            <text:p/>
            <text:p><text:s/>Level -2, C-08, Thejaswini Building, Technopark Campus Trivandrum 695 581 ,</text:p>
            <text:p><text:s/>Phone: 0471-4061044</text:p>
            <text:p><text:s/>Email: info@reynex.net </text:p>
            <text:p><text:s/>Website: www.reynex.com </text:p>
          </table:table-cell>
          <table:table-cell table:number-columns-repeated="1018"/>
        </table:table-row>
        <table:table-row table:style-name="ro3">
          <table:table-cell office:value-type="string">
            <text:p>RM EDUCATION SOLUTIONS INDIA PVT.LTD</text:p>
          </table:table-cell>
          <table:table-cell office:value-type="string">
            <text:p>+ 91-471-2335577</text:p>
          </table:table-cell>
          <table:table-cell office:value-type="string">
            <text:p>http://www.rmesi.co.in</text:p>
          </table:table-cell>
          <table:table-cell office:value-type="string">
            <text:p/>
            <text:p><text:s/>B-5, 2nd Floor, Gayatri, Technopark Campus, Trivandrum 695 581,</text:p>
            <text:p><text:s/>13th Floor, Leela Infopark, Technopark Campus, Trivandrum 695 581 </text:p>
            <text:p><text:s/></text:p>
          </table:table-cell>
          <table:table-cell/>
          <table:table-cell office:value-type="string">
            <text:p/>
            <text:p><text:s/>B-5, 2nd Floor, Gayatri, Technopark Campus, Trivandrum 695 581,</text:p>
            <text:p><text:s/>13th Floor, Leela Infopark, Technopark Campus, Trivandrum 695 581 </text:p>
            <text:p><text:s/>Phone: + 91-471-2335577</text:p>
            <text:p><text:s/>Website: www.rmesi.co.in , www.rm.com , </text:p>
          </table:table-cell>
          <table:table-cell table:number-columns-repeated="1018"/>
        </table:table-row>
        <table:table-row table:style-name="ro3">
          <table:table-cell office:value-type="string">
            <text:p>Ronds Innotech Pvt Ltd</text:p>
          </table:table-cell>
          <table:table-cell office:value-type="string">
            <text:p>8971105305, 9645247676</text:p>
          </table:table-cell>
          <table:table-cell office:value-type="string">
            <text:p>http://www.rondsinnotech.com</text:p>
          </table:table-cell>
          <table:table-cell office:value-type="string">
            <text:p/>
            <text:p><text:s/>TBIC, B5, 4th Floor, Nila,</text:p>
            <text:p><text:s/>Technopark Campus </text:p>
            <text:p><text:s/></text:p>
          </table:table-cell>
          <table:table-cell office:value-type="string">
            <text:p>info@rondsinnotech.com</text:p>
          </table:table-cell>
          <table:table-cell office:value-type="string">
            <text:p/>
            <text:p><text:s/>TBIC, B5, 4th Floor, Nila,</text:p>
            <text:p><text:s/>Technopark Campus </text:p>
            <text:p><text:s/>Phone: 8971105305, 9645247676</text:p>
            <text:p><text:s/>Email: info@rondsinnotech.com</text:p>
            <text:p><text:s/>Website: www.rondsinnotech.com </text:p>
          </table:table-cell>
          <table:table-cell table:number-columns-repeated="1018"/>
        </table:table-row>
        <table:table-row table:style-name="ro3">
          <table:table-cell office:value-type="string">
            <text:p>RP Techsoft International Pvt Ltd</text:p>
          </table:table-cell>
          <table:table-cell office:value-type="string">
            <text:p>0471 – 3920111/222</text:p>
          </table:table-cell>
          <table:table-cell office:value-type="string">
            <text:p>http://www.rptechsoft.com</text:p>
          </table:table-cell>
          <table:table-cell office:value-type="string">
            <text:p/>
            <text:p><text:s/>9A, Leela Info Park ,</text:p>
            <text:p><text:s/>Technopark Campus </text:p>
            <text:p><text:s/></text:p>
          </table:table-cell>
          <table:table-cell office:value-type="string">
            <text:p>denny@rptechsoft.com</text:p>
          </table:table-cell>
          <table:table-cell office:value-type="string">
            <text:p/>
            <text:p><text:s/>9A, Leela Info Park ,</text:p>
            <text:p><text:s/>Technopark Campus </text:p>
            <text:p><text:s/>Phone: 0471 – 3920111/222</text:p>
            <text:p><text:s/>Email: denny@rptechsoft.com</text:p>
            <text:p><text:s/>Website: www.rptechsoft.com </text:p>
          </table:table-cell>
          <table:table-cell table:number-columns-repeated="1018"/>
        </table:table-row>
        <table:table-row table:style-name="ro2">
          <table:table-cell office:value-type="string">
            <text:p>RR Donnelley India Outsource Pvt Ltd</text:p>
          </table:table-cell>
          <table:table-cell office:value-type="string">
            <text:p>+91 (0) 471 6602001</text:p>
          </table:table-cell>
          <table:table-cell/>
          <table:table-cell office:value-type="string">
            <text:p/>
            <text:p><text:s/>Pamba &amp;amp; Thejaswini Technopark Campus,</text:p>
            <text:p><text:s/></text:p>
          </table:table-cell>
          <table:table-cell office:value-type="string">
            <text:p>trvrecruitment@officetiger.com</text:p>
          </table:table-cell>
          <table:table-cell office:value-type="string">
            <text:p/>
            <text:p><text:s/>Pamba &amp;amp; Thejaswini Technopark Campus,</text:p>
            <text:p><text:s/>Phone: +91 (0) 471 6602001</text:p>
            <text:p><text:s/>Email: trvrecruitment@officetiger.com</text:p>
          </table:table-cell>
          <table:table-cell table:number-columns-repeated="1018"/>
        </table:table-row>
        <table:table-row table:style-name="ro3">
          <table:table-cell office:value-type="string">
            <text:p>Ruby on Rails Pvt Ltd</text:p>
          </table:table-cell>
          <table:table-cell office:value-type="string">
            <text:p>+91 9446472021/ +91 471 3925920</text:p>
          </table:table-cell>
          <table:table-cell office:value-type="string">
            <text:p>http://www.ruby-software.com</text:p>
          </table:table-cell>
          <table:table-cell office:value-type="string">
            <text:p/>
            <text:p><text:s/>Module C0, Ground Floor,</text:p>
            <text:p><text:s/>Periyar Building, Technopark </text:p>
            <text:p><text:s/></text:p>
          </table:table-cell>
          <table:table-cell office:value-type="string">
            <text:p>contact@ruby-software.com</text:p>
          </table:table-cell>
          <table:table-cell office:value-type="string">
            <text:p/>
            <text:p><text:s/>Module C0, Ground Floor,</text:p>
            <text:p><text:s/>Periyar Building, Technopark </text:p>
            <text:p><text:s/>Phone: +91 9446472021/ +91 471 3925920</text:p>
            <text:p><text:s/>Email: contact@ruby-software.com</text:p>
            <text:p><text:s/>Website: www.ruby-software.com </text:p>
          </table:table-cell>
          <table:table-cell table:number-columns-repeated="1018"/>
        </table:table-row>
        <table:table-row table:style-name="ro5">
          <table:table-cell office:value-type="string">
            <text:p>RWDI Consulting Engineers &amp; Scientists India Pvt Ltd</text:p>
          </table:table-cell>
          <table:table-cell office:value-type="string">
            <text:p>0471-4060010</text:p>
          </table:table-cell>
          <table:table-cell office:value-type="string">
            <text:p>http://www.rwdi.com</text:p>
          </table:table-cell>
          <table:table-cell office:value-type="string">
            <text:p/>
            <text:p><text:s/>Top Floor, Thejaswini, Technopark Campus Trivandrum 695 581,</text:p>
            <text:p><text:s/></text:p>
          </table:table-cell>
          <table:table-cell office:value-type="string">
            <text:p>suresh.kumar@rwdi.com</text:p>
          </table:table-cell>
          <table:table-cell office:value-type="string">
            <text:p/>
            <text:p><text:s/>Top Floor, Thejaswini, Technopark Campus Trivandrum 695 581,</text:p>
            <text:p><text:s/>Phone: 0471-4060010</text:p>
            <text:p><text:s/>Email: suresh.kumar@rwdi.com</text:p>
            <text:p><text:s/>Website: www.rwdi.com </text:p>
          </table:table-cell>
          <table:table-cell table:number-columns-repeated="1018"/>
        </table:table-row>
        <table:table-row table:style-name="ro3">
          <table:table-cell office:value-type="string">
            <text:p>Safesource system &amp; Data Services Pvt Ltd</text:p>
          </table:table-cell>
          <table:table-cell office:value-type="string">
            <text:p>+91-0471-4014401</text:p>
          </table:table-cell>
          <table:table-cell office:value-type="string">
            <text:p>http://www.safesource.in</text:p>
          </table:table-cell>
          <table:table-cell office:value-type="string">
            <text:p/>
            <text:p><text:s/>Module No. 409, 4th Floor, Thejaswini Building,</text:p>
            <text:p><text:s/>Technopark Campus </text:p>
            <text:p><text:s/></text:p>
          </table:table-cell>
          <table:table-cell office:value-type="string">
            <text:p>info@safesource.in</text:p>
          </table:table-cell>
          <table:table-cell office:value-type="string">
            <text:p/>
            <text:p><text:s/>Module No. 409, 4th Floor, Thejaswini Building,</text:p>
            <text:p><text:s/>Technopark Campus </text:p>
            <text:p><text:s/>Phone: +91-0471-4014401</text:p>
            <text:p><text:s/>Email: info@safesource.in</text:p>
            <text:p><text:s/>Website: www.safesource.in </text:p>
          </table:table-cell>
          <table:table-cell table:number-columns-repeated="1018"/>
        </table:table-row>
        <table:table-row table:style-name="ro5">
          <table:table-cell office:value-type="string">
            <text:p>Saihati Engineering Services India Pvt Ltd</text:p>
          </table:table-cell>
          <table:table-cell office:value-type="string">
            <text:p>91-471-3917777 </text:p>
          </table:table-cell>
          <table:table-cell office:value-type="string">
            <text:p>http://www.segi-ind.com</text:p>
          </table:table-cell>
          <table:table-cell office:value-type="string">
            <text:p/>
            <text:p><text:s/>A1 &amp;amp; A2, Second Floor, M-Squared Building, Technopark Campus Trivandrum 695 581 ,</text:p>
            <text:p><text:s/></text:p>
          </table:table-cell>
          <table:table-cell office:value-type="string">
            <text:p>segitvm@segi.com.sa</text:p>
          </table:table-cell>
          <table:table-cell office:value-type="string">
            <text:p/>
            <text:p><text:s/>A1 &amp;amp; A2, Second Floor, M-Squared Building, Technopark Campus Trivandrum 695 581 ,</text:p>
            <text:p><text:s/>Phone: 91-471-3917777 </text:p>
            <text:p><text:s/>Email: segitvm@segi.com.sa </text:p>
            <text:p><text:s/>Website: www.segi-ind.com </text:p>
          </table:table-cell>
          <table:table-cell table:number-columns-repeated="1018"/>
        </table:table-row>
        <table:table-row table:style-name="ro3">
          <table:table-cell office:value-type="string">
            <text:p>Sandblue Software Pvt. Ltd.</text:p>
          </table:table-cell>
          <table:table-cell office:value-type="string">
            <text:p>0471-2700367</text:p>
          </table:table-cell>
          <table:table-cell office:value-type="string">
            <text:p>http://www.sandblue.com</text:p>
          </table:table-cell>
          <table:table-cell office:value-type="string">
            <text:p/>
            <text:p><text:s/>7th-floor, T1,Thejaswini,</text:p>
            <text:p><text:s/>Technopark Campus </text:p>
            <text:p><text:s/></text:p>
          </table:table-cell>
          <table:table-cell office:value-type="string">
            <text:p>bobby.mohan@sandblue.com</text:p>
          </table:table-cell>
          <table:table-cell office:value-type="string">
            <text:p/>
            <text:p><text:s/>7th-floor, T1,Thejaswini,</text:p>
            <text:p><text:s/>Technopark Campus </text:p>
            <text:p><text:s/>Phone: 0471-2700367</text:p>
            <text:p><text:s/>Email: bobby.mohan@sandblue.com</text:p>
            <text:p><text:s/>Website: www.sandblue.com </text:p>
          </table:table-cell>
          <table:table-cell table:number-columns-repeated="1018"/>
        </table:table-row>
        <table:table-row table:style-name="ro5">
          <table:table-cell office:value-type="string">
            <text:p>Sansys Software Solutions</text:p>
          </table:table-cell>
          <table:table-cell/>
          <table:table-cell office:value-type="string">
            <text:p>http://www.sansyssoft.com</text:p>
          </table:table-cell>
          <table:table-cell office:value-type="string">
            <text:p/>
            <text:p><text:s/>Pamba Building Technopark Campus, Trivandrum- 695581 Kerala, India.,</text:p>
            <text:p><text:s/>Email: info@sansyssoft.com</text:p>
            <text:p><text:s/>Website: www.sansyssoft.com </text:p>
          </table:table-cell>
          <table:table-cell office:value-type="string">
            <text:p>info@sansyssoft.com</text:p>
          </table:table-cell>
          <table:table-cell office:value-type="string">
            <text:p/>
            <text:p><text:s/>Pamba Building Technopark Campus, Trivandrum- 695581 Kerala, India.,</text:p>
            <text:p><text:s/>Email: info@sansyssoft.com</text:p>
            <text:p><text:s/>Website: www.sansyssoft.com </text:p>
          </table:table-cell>
          <table:table-cell table:number-columns-repeated="1018"/>
        </table:table-row>
        <table:table-row table:style-name="ro5">
          <table:table-cell office:value-type="string">
            <text:p>Sarfinity Consulting P Ltd</text:p>
          </table:table-cell>
          <table:table-cell office:value-type="string">
            <text:p>+ 91 (0471) 2700444 </text:p>
          </table:table-cell>
          <table:table-cell office:value-type="string">
            <text:p>http://www.sarfinity.com</text:p>
          </table:table-cell>
          <table:table-cell office:value-type="string">
            <text:p/>
            <text:p><text:s/>L-1 Thejaswini Technopark Campus Trivandrum 695 581 ,</text:p>
            <text:p><text:s/></text:p>
          </table:table-cell>
          <table:table-cell office:value-type="string">
            <text:p>contact@sarfinity.com</text:p>
          </table:table-cell>
          <table:table-cell office:value-type="string">
            <text:p/>
            <text:p><text:s/>L-1 Thejaswini Technopark Campus Trivandrum 695 581 ,</text:p>
            <text:p><text:s/>Phone: + 91 (0471) 2700444 </text:p>
            <text:p><text:s/>Email: contact@sarfinity.com </text:p>
            <text:p><text:s/>Website: www.sarfinity.com </text:p>
          </table:table-cell>
          <table:table-cell table:number-columns-repeated="1018"/>
        </table:table-row>
        <table:table-row table:style-name="ro2">
          <table:table-cell office:value-type="string">
            <text:p>Satmetrix Systems</text:p>
          </table:table-cell>
          <table:table-cell/>
          <table:table-cell office:value-type="string">
            <text:p>http://www.satmetrix.com</text:p>
          </table:table-cell>
          <table:table-cell office:value-type="string">
            <text:p/>
            <text:p><text:s/>G-1, Thejaswini,</text:p>
            <text:p><text:s/>Technopark Campus </text:p>
            <text:p><text:s/>Website: www.satmetrix.com </text:p>
          </table:table-cell>
          <table:table-cell/>
          <table:table-cell office:value-type="string">
            <text:p/>
            <text:p><text:s/>G-1, Thejaswini,</text:p>
            <text:p><text:s/>Technopark Campus </text:p>
            <text:p><text:s/>Website: www.satmetrix.com </text:p>
          </table:table-cell>
          <table:table-cell table:number-columns-repeated="1018"/>
        </table:table-row>
        <table:table-row table:style-name="ro3">
          <table:table-cell office:value-type="string">
            <text:p>Saturn Systemwares Pvt Ltd</text:p>
          </table:table-cell>
          <table:table-cell office:value-type="string">
            <text:p>0471-2527000,2527001</text:p>
          </table:table-cell>
          <table:table-cell office:value-type="string">
            <text:p>http://www.saturn.in</text:p>
          </table:table-cell>
          <table:table-cell office:value-type="string">
            <text:p/>
            <text:p><text:s/>First Floor, Gayatri, Technopark Campus ,</text:p>
            <text:p><text:s/>Trivandrum 695 581 </text:p>
            <text:p><text:s/></text:p>
          </table:table-cell>
          <table:table-cell office:value-type="string">
            <text:p>business@saturn.in</text:p>
          </table:table-cell>
          <table:table-cell office:value-type="string">
            <text:p/>
            <text:p><text:s/>First Floor, Gayatri, Technopark Campus ,</text:p>
            <text:p><text:s/>Trivandrum 695 581 </text:p>
            <text:p><text:s/>Phone: 0471-2527000,2527001</text:p>
            <text:p><text:s/>Email: business@saturn.in </text:p>
            <text:p><text:s/>Website: www.saturn.in </text:p>
          </table:table-cell>
          <table:table-cell table:number-columns-repeated="1018"/>
        </table:table-row>
        <table:table-row table:style-name="ro3">
          <table:table-cell office:value-type="string">
            <text:p>saXon systems and solutions Pvt Ltd</text:p>
          </table:table-cell>
          <table:table-cell office:value-type="string">
            <text:p>0471-3049302,+919846535359</text:p>
          </table:table-cell>
          <table:table-cell office:value-type="string">
            <text:p>http://www.saxon.me</text:p>
          </table:table-cell>
          <table:table-cell office:value-type="string">
            <text:p/>
            <text:p><text:s/>A11, TBIC, Nila,</text:p>
            <text:p><text:s/>Technopark Campus </text:p>
            <text:p><text:s/></text:p>
          </table:table-cell>
          <table:table-cell office:value-type="string">
            <text:p>sp@saxon.me</text:p>
          </table:table-cell>
          <table:table-cell office:value-type="string">
            <text:p/>
            <text:p><text:s/>A11, TBIC, Nila,</text:p>
            <text:p><text:s/>Technopark Campus </text:p>
            <text:p><text:s/>Phone: 0471-3049302,+919846535359</text:p>
            <text:p><text:s/>Email: sp@saxon.me</text:p>
            <text:p><text:s/>Website: www.saxon.me </text:p>
          </table:table-cell>
          <table:table-cell table:number-columns-repeated="1018"/>
        </table:table-row>
        <table:table-row table:style-name="ro3">
          <table:table-cell office:value-type="string">
            <text:p>Schogini Systems Pvt Ltd.</text:p>
          </table:table-cell>
          <table:table-cell office:value-type="string">
            <text:p>91 471 2700116</text:p>
          </table:table-cell>
          <table:table-cell office:value-type="string">
            <text:p>http://www.schogini.com</text:p>
          </table:table-cell>
          <table:table-cell office:value-type="string">
            <text:p/>
            <text:p><text:s/>1C, Leela Infopark,</text:p>
            <text:p><text:s/>Technopark Campus </text:p>
            <text:p><text:s/></text:p>
          </table:table-cell>
          <table:table-cell office:value-type="string">
            <text:p>support@schogini.com</text:p>
          </table:table-cell>
          <table:table-cell office:value-type="string">
            <text:p/>
            <text:p><text:s/>1C, Leela Infopark,</text:p>
            <text:p><text:s/>Technopark Campus </text:p>
            <text:p><text:s/>Phone: 91 471 2700116</text:p>
            <text:p><text:s/>Email: support@schogini.com</text:p>
            <text:p><text:s/>Website: www.schogini.com </text:p>
          </table:table-cell>
          <table:table-cell table:number-columns-repeated="1018"/>
        </table:table-row>
        <table:table-row table:style-name="ro5">
          <table:table-cell office:value-type="string">
            <text:p>SE-Mentor Solutions Pvt Ltd</text:p>
          </table:table-cell>
          <table:table-cell office:value-type="string">
            <text:p>0471 3013443</text:p>
          </table:table-cell>
          <table:table-cell office:value-type="string">
            <text:p>http://www.se-mentor.com</text:p>
          </table:table-cell>
          <table:table-cell office:value-type="string">
            <text:p/>
            <text:p><text:s/>Park Centre, Technopark Campus Trivandrum 695 581 ,</text:p>
            <text:p><text:s/></text:p>
          </table:table-cell>
          <table:table-cell office:value-type="string">
            <text:p>hr@se-mentor.com</text:p>
          </table:table-cell>
          <table:table-cell office:value-type="string">
            <text:p/>
            <text:p><text:s/>Park Centre, Technopark Campus Trivandrum 695 581 ,</text:p>
            <text:p><text:s/>Phone: 0471 3013443</text:p>
            <text:p><text:s/>Email: hr@se-mentor.com</text:p>
            <text:p><text:s/>Website: www.se-mentor.com </text:p>
          </table:table-cell>
          <table:table-cell table:number-columns-repeated="1018"/>
        </table:table-row>
        <table:table-row table:style-name="ro5">
          <table:table-cell office:value-type="string">
            <text:p>Seaview Support Systems Pvt. Ltd.</text:p>
          </table:table-cell>
          <table:table-cell office:value-type="string">
            <text:p>471-2527528 </text:p>
          </table:table-cell>
          <table:table-cell office:value-type="string">
            <text:p>http://seaview.svw.com</text:p>
          </table:table-cell>
          <table:table-cell office:value-type="string">
            <text:p/>
            <text:p><text:s/>Padmanabham, Technopark Campus,</text:p>
            <text:p><text:s/></text:p>
          </table:table-cell>
          <table:table-cell office:value-type="string">
            <text:p>seaview@svw.com</text:p>
          </table:table-cell>
          <table:table-cell office:value-type="string">
            <text:p/>
            <text:p><text:s/>Padmanabham, Technopark Campus,</text:p>
            <text:p><text:s/>Phone: 471-2527528 </text:p>
            <text:p><text:s/>Email: seaview@svw.com </text:p>
            <text:p><text:s/>Website: seaview.svw.com </text:p>
          </table:table-cell>
          <table:table-cell table:number-columns-repeated="1018"/>
        </table:table-row>
        <table:table-row table:style-name="ro5">
          <table:table-cell office:value-type="string">
            <text:p>Senzit Solutions Pvt Ltd</text:p>
          </table:table-cell>
          <table:table-cell/>
          <table:table-cell office:value-type="string">
            <text:p>http://www.esenzit.com</text:p>
          </table:table-cell>
          <table:table-cell office:value-type="string">
            <text:p/>
            <text:p><text:s/>A2, Periyar Building,,</text:p>
            <text:p><text:s/>Technopark Campus </text:p>
            <text:p><text:s/>Email: info@Senzit.com</text:p>
            <text:p><text:s/>Website: www.esenzit.com </text:p>
          </table:table-cell>
          <table:table-cell office:value-type="string">
            <text:p>info@Senzit.com</text:p>
          </table:table-cell>
          <table:table-cell office:value-type="string">
            <text:p/>
            <text:p><text:s/>A2, Periyar Building,,</text:p>
            <text:p><text:s/>Technopark Campus </text:p>
            <text:p><text:s/>Email: info@Senzit.com</text:p>
            <text:p><text:s/>Website: www.esenzit.com </text:p>
          </table:table-cell>
          <table:table-cell table:number-columns-repeated="1018"/>
        </table:table-row>
        <table:table-row table:style-name="ro6">
          <table:table-cell office:value-type="string">
            <text:p>SEZ (Special Economic Zones)</text:p>
          </table:table-cell>
          <table:table-cell table:number-columns-repeated="2"/>
          <table:table-cell office:value-type="string">
            <text:p/>
            <text:p><text:s/>Ground Floor,Park Centre,</text:p>
            <text:p><text:s/>Technopark Campus </text:p>
          </table:table-cell>
          <table:table-cell/>
          <table:table-cell office:value-type="string">
            <text:p/>
            <text:p><text:s/>Ground Floor,Park Centre,</text:p>
            <text:p><text:s/>Technopark Campus </text:p>
          </table:table-cell>
          <table:table-cell table:number-columns-repeated="1018"/>
        </table:table-row>
        <table:table-row table:style-name="ro2">
          <table:table-cell office:value-type="string">
            <text:p>Sherston Educational Software Pvt. Ltd.</text:p>
          </table:table-cell>
          <table:table-cell office:value-type="string">
            <text:p>471-2700126</text:p>
          </table:table-cell>
          <table:table-cell office:value-type="string">
            <text:p>http://www.sherston.co.in</text:p>
          </table:table-cell>
          <table:table-cell office:value-type="string">
            <text:p/>
            <text:p><text:s/>Ground Floor, Chandragiri Technopark Campus, Trivandrum,</text:p>
            <text:p><text:s/></text:p>
          </table:table-cell>
          <table:table-cell/>
          <table:table-cell office:value-type="string">
            <text:p/>
            <text:p><text:s/>Ground Floor, Chandragiri Technopark Campus, Trivandrum,</text:p>
            <text:p><text:s/>Phone: 471-2700126</text:p>
            <text:p><text:s/>Website: www.sherston.co.in </text:p>
          </table:table-cell>
          <table:table-cell table:number-columns-repeated="1018"/>
        </table:table-row>
        <table:table-row table:style-name="ro3">
          <table:table-cell office:value-type="string">
            <text:p>Shree Deepam Infotec Pvt Ltd</text:p>
          </table:table-cell>
          <table:table-cell office:value-type="string">
            <text:p>0091-471-2527272</text:p>
          </table:table-cell>
          <table:table-cell office:value-type="string">
            <text:p>http://www.deepaminfo.com</text:p>
          </table:table-cell>
          <table:table-cell office:value-type="string">
            <text:p/>
            <text:p><text:s/>SBC No.23, Thejaswini ,</text:p>
            <text:p><text:s/>Technopark Campus </text:p>
            <text:p><text:s/></text:p>
          </table:table-cell>
          <table:table-cell office:value-type="string">
            <text:p>mail@deepaminfo.com</text:p>
          </table:table-cell>
          <table:table-cell office:value-type="string">
            <text:p/>
            <text:p><text:s/>SBC No.23, Thejaswini ,</text:p>
            <text:p><text:s/>Technopark Campus </text:p>
            <text:p><text:s/>Phone: 0091-471-2527272</text:p>
            <text:p><text:s/>Email: mail@deepaminfo.com</text:p>
            <text:p><text:s/>Website: www.deepaminfo.com </text:p>
          </table:table-cell>
          <table:table-cell table:number-columns-repeated="1018"/>
        </table:table-row>
        <table:table-row table:style-name="ro3">
          <table:table-cell office:value-type="string">
            <text:p>Sigtech Wireless Technologies Pvt. Ltd.</text:p>
          </table:table-cell>
          <table:table-cell office:value-type="string">
            <text:p>+91(0)471 2700143</text:p>
          </table:table-cell>
          <table:table-cell office:value-type="string">
            <text:p>http://www.sigtechwireless.com</text:p>
          </table:table-cell>
          <table:table-cell office:value-type="string">
            <text:p/>
            <text:p><text:s/>12-E, Basement Floor 1, Thejaswini,</text:p>
            <text:p><text:s/>Technopark Campus </text:p>
            <text:p><text:s/></text:p>
          </table:table-cell>
          <table:table-cell office:value-type="string">
            <text:p>info@sigtechwireless.com</text:p>
          </table:table-cell>
          <table:table-cell office:value-type="string">
            <text:p/>
            <text:p><text:s/>12-E, Basement Floor 1, Thejaswini,</text:p>
            <text:p><text:s/>Technopark Campus </text:p>
            <text:p><text:s/>Phone: +91(0)471 2700143</text:p>
            <text:p><text:s/>Email: info@sigtechwireless.com </text:p>
            <text:p><text:s/>Website: www.sigtechwireless.com , hyungki@sigtechwireless.com , </text:p>
          </table:table-cell>
          <table:table-cell table:number-columns-repeated="1018"/>
        </table:table-row>
        <table:table-row table:style-name="ro3">
          <table:table-cell office:value-type="string">
            <text:p>Simplogics Solutions Pvt Ltd</text:p>
          </table:table-cell>
          <table:table-cell office:value-type="string">
            <text:p>98470 50516</text:p>
          </table:table-cell>
          <table:table-cell office:value-type="string">
            <text:p>http://www.simplogics.in</text:p>
          </table:table-cell>
          <table:table-cell office:value-type="string">
            <text:p/>
            <text:p><text:s/>Level -1, Thejaswini,</text:p>
            <text:p><text:s/>Technopark Campus </text:p>
            <text:p><text:s/></text:p>
          </table:table-cell>
          <table:table-cell office:value-type="string">
            <text:p>admin@simplogics.com</text:p>
          </table:table-cell>
          <table:table-cell office:value-type="string">
            <text:p/>
            <text:p><text:s/>Level -1, Thejaswini,</text:p>
            <text:p><text:s/>Technopark Campus </text:p>
            <text:p><text:s/>Phone: 98470 50516</text:p>
            <text:p><text:s/>Email: admin@simplogics.com</text:p>
            <text:p><text:s/>Website: www.simplogics.in </text:p>
          </table:table-cell>
          <table:table-cell table:number-columns-repeated="1018"/>
        </table:table-row>
        <table:table-row table:style-name="ro3">
          <table:table-cell office:value-type="string">
            <text:p>Sinura Health Information Process Solutions ( SHIPS)</text:p>
          </table:table-cell>
          <table:table-cell office:value-type="string">
            <text:p>0471-6424444</text:p>
          </table:table-cell>
          <table:table-cell office:value-type="string">
            <text:p>http://www.sinurasolutions.com</text:p>
          </table:table-cell>
          <table:table-cell office:value-type="string">
            <text:p/>
            <text:p><text:s/>SBC 1 , Level (-2), Thejaswini,</text:p>
            <text:p><text:s/>Technopark Campus </text:p>
            <text:p><text:s/></text:p>
          </table:table-cell>
          <table:table-cell office:value-type="string">
            <text:p>ceo@sinurasolutions.com</text:p>
          </table:table-cell>
          <table:table-cell office:value-type="string">
            <text:p/>
            <text:p><text:s/>SBC 1 , Level (-2), Thejaswini,</text:p>
            <text:p><text:s/>Technopark Campus </text:p>
            <text:p><text:s/>Phone: 0471-6424444</text:p>
            <text:p><text:s/>Email: ceo@sinurasolutions.com</text:p>
            <text:p><text:s/>Website: www.sinurasolutions.com </text:p>
          </table:table-cell>
          <table:table-cell table:number-columns-repeated="1018"/>
        </table:table-row>
        <table:table-row table:style-name="ro3">
          <table:table-cell office:value-type="string">
            <text:p>SIROCo Technologies Pvt. Ltd</text:p>
          </table:table-cell>
          <table:table-cell office:value-type="string">
            <text:p>+91 471 401 0199, 80868 00199</text:p>
          </table:table-cell>
          <table:table-cell office:value-type="string">
            <text:p>http://www.sirocotech.com</text:p>
          </table:table-cell>
          <table:table-cell office:value-type="string">
            <text:p/>
            <text:p><text:s/>Module 12, Lower Floor (-1), Thejaswini Building,</text:p>
            <text:p><text:s/>Technopark Campus </text:p>
            <text:p><text:s/></text:p>
          </table:table-cell>
          <table:table-cell office:value-type="string">
            <text:p>info@sirocotech.com</text:p>
          </table:table-cell>
          <table:table-cell office:value-type="string">
            <text:p/>
            <text:p><text:s/>Module 12, Lower Floor (-1), Thejaswini Building,</text:p>
            <text:p><text:s/>Technopark Campus </text:p>
            <text:p><text:s/>Phone: +91 471 401 0199, 80868 00199</text:p>
            <text:p><text:s/>Email: info@sirocotech.com</text:p>
            <text:p><text:s/>Website: www.sirocotech.com </text:p>
          </table:table-cell>
          <table:table-cell table:number-columns-repeated="1018"/>
        </table:table-row>
        <table:table-row table:style-name="ro5">
          <table:table-cell office:value-type="string">
            <text:p>Softex Digital P Limited</text:p>
          </table:table-cell>
          <table:table-cell office:value-type="string">
            <text:p>471-2527727</text:p>
          </table:table-cell>
          <table:table-cell office:value-type="string">
            <text:p>http://www.softexdigital.com</text:p>
          </table:table-cell>
          <table:table-cell office:value-type="string">
            <text:p/>
            <text:p><text:s/>Padmanabham,Technopark Campus Trivandrum,</text:p>
            <text:p><text:s/></text:p>
          </table:table-cell>
          <table:table-cell office:value-type="string">
            <text:p>info@softexdigital.com</text:p>
          </table:table-cell>
          <table:table-cell office:value-type="string">
            <text:p/>
            <text:p><text:s/>Padmanabham,Technopark Campus Trivandrum,</text:p>
            <text:p><text:s/>Phone: 471-2527727</text:p>
            <text:p><text:s/>Email: info@softexdigital.com </text:p>
            <text:p><text:s/>Website: www.softexdigital.com </text:p>
          </table:table-cell>
          <table:table-cell table:number-columns-repeated="1018"/>
        </table:table-row>
        <table:table-row table:style-name="ro5">
          <table:table-cell office:value-type="string">
            <text:p>Softlution Web Technologies Pvt. Ltd.(A member of ADA Software Group)</text:p>
          </table:table-cell>
          <table:table-cell office:value-type="string">
            <text:p>471-2527204/05 </text:p>
          </table:table-cell>
          <table:table-cell office:value-type="string">
            <text:p>http://www.adasoftware.com</text:p>
          </table:table-cell>
          <table:table-cell office:value-type="string">
            <text:p/>
            <text:p><text:s/>141, NILA, Technopark Campus Trivandrum 695 581,</text:p>
            <text:p><text:s/></text:p>
          </table:table-cell>
          <table:table-cell office:value-type="string">
            <text:p>dkb@adasoftware.com</text:p>
          </table:table-cell>
          <table:table-cell office:value-type="string">
            <text:p/>
            <text:p><text:s/>141, NILA, Technopark Campus Trivandrum 695 581,</text:p>
            <text:p><text:s/>Phone: 471-2527204/05 </text:p>
            <text:p><text:s/>Email: dkb@adasoftware.com</text:p>
            <text:p><text:s/>Website: www.adasoftware.com </text:p>
          </table:table-cell>
          <table:table-cell table:number-columns-repeated="1018"/>
        </table:table-row>
        <table:table-row table:style-name="ro3">
          <table:table-cell office:value-type="string">
            <text:p>Softnotions Technologies Pvt Ltd</text:p>
          </table:table-cell>
          <table:table-cell office:value-type="string">
            <text:p>91.471.2120534</text:p>
          </table:table-cell>
          <table:table-cell office:value-type="string">
            <text:p>http://www.softnotions.com</text:p>
          </table:table-cell>
          <table:table-cell office:value-type="string">
            <text:p/>
            <text:p><text:s/>GE, Ground Floor, Padmanabhan,</text:p>
            <text:p><text:s/>Technopark Campus </text:p>
            <text:p><text:s/></text:p>
          </table:table-cell>
          <table:table-cell office:value-type="string">
            <text:p>contactus@softnotions.com</text:p>
          </table:table-cell>
          <table:table-cell office:value-type="string">
            <text:p/>
            <text:p><text:s/>GE, Ground Floor, Padmanabhan,</text:p>
            <text:p><text:s/>Technopark Campus </text:p>
            <text:p><text:s/>Phone: 91.471.2120534</text:p>
            <text:p><text:s/>Email: contactus@softnotions.com</text:p>
            <text:p><text:s/>Website: www.softnotions.com </text:p>
          </table:table-cell>
          <table:table-cell table:number-columns-repeated="1018"/>
        </table:table-row>
        <table:table-row table:style-name="ro3">
          <table:table-cell office:value-type="string">
            <text:p>Solutino Technologies Pvt Ltd</text:p>
          </table:table-cell>
          <table:table-cell office:value-type="string">
            <text:p>+91 81299 25044</text:p>
          </table:table-cell>
          <table:table-cell office:value-type="string">
            <text:p>http://www.solutinotechnologies.com</text:p>
          </table:table-cell>
          <table:table-cell office:value-type="string">
            <text:p/>
            <text:p><text:s/>SBC-24, Level (-2), Thejaswini Building, ,</text:p>
            <text:p><text:s/>Technopark Campus </text:p>
            <text:p><text:s/></text:p>
          </table:table-cell>
          <table:table-cell office:value-type="string">
            <text:p>info@solutinotechnologies.com</text:p>
          </table:table-cell>
          <table:table-cell office:value-type="string">
            <text:p/>
            <text:p><text:s/>SBC-24, Level (-2), Thejaswini Building, ,</text:p>
            <text:p><text:s/>Technopark Campus </text:p>
            <text:p><text:s/>Phone: +91 81299 25044</text:p>
            <text:p><text:s/>Email: info@solutinotechnologies.com</text:p>
            <text:p><text:s/>Website: www.solutinotechnologies.com </text:p>
          </table:table-cell>
          <table:table-cell table:number-columns-repeated="1018"/>
        </table:table-row>
        <table:table-row table:style-name="ro3">
          <table:table-cell office:value-type="string">
            <text:p>Sookshmatech Integral Techno Solutions Pvt.Ltd,</text:p>
          </table:table-cell>
          <table:table-cell office:value-type="string">
            <text:p>+91 471 3226890 </text:p>
          </table:table-cell>
          <table:table-cell office:value-type="string">
            <text:p>http://www.sookshmatech.com</text:p>
          </table:table-cell>
          <table:table-cell office:value-type="string">
            <text:p/>
            <text:p><text:s/>TBIC – 16, TBIC, Thejaswini,</text:p>
            <text:p><text:s/>Technopark Campus </text:p>
            <text:p><text:s/></text:p>
          </table:table-cell>
          <table:table-cell office:value-type="string">
            <text:p>info@sookshmatech.com</text:p>
          </table:table-cell>
          <table:table-cell office:value-type="string">
            <text:p/>
            <text:p><text:s/>TBIC – 16, TBIC, Thejaswini,</text:p>
            <text:p><text:s/>Technopark Campus </text:p>
            <text:p><text:s/>Phone: +91 471 3226890 </text:p>
            <text:p><text:s/>Email: info@sookshmatech.com</text:p>
            <text:p><text:s/>Website: www.sookshmatech.com </text:p>
          </table:table-cell>
          <table:table-cell table:number-columns-repeated="1018"/>
        </table:table-row>
        <table:table-row table:style-name="ro5">
          <table:table-cell office:value-type="string">
            <text:p>Sparkling Design and Infotech Pvt Ltd</text:p>
          </table:table-cell>
          <table:table-cell office:value-type="string">
            <text:p>+91-471-2527677</text:p>
          </table:table-cell>
          <table:table-cell office:value-type="string">
            <text:p>http://www.sparklingapps.com</text:p>
          </table:table-cell>
          <table:table-cell office:value-type="string">
            <text:p/>
            <text:p><text:s/>215 Nila,</text:p>
            <text:p><text:s/>Technopark Campus </text:p>
            <text:p><text:s/></text:p>
          </table:table-cell>
          <table:table-cell/>
          <table:table-cell office:value-type="string">
            <text:p/>
            <text:p><text:s/>215 Nila,</text:p>
            <text:p><text:s/>Technopark Campus </text:p>
            <text:p><text:s/>Phone: +91-471-2527677</text:p>
            <text:p><text:s/>Website: www.sparklingapps.com </text:p>
          </table:table-cell>
          <table:table-cell table:number-columns-repeated="1018"/>
        </table:table-row>
        <table:table-row table:style-name="ro5">
          <table:table-cell office:value-type="string">
            <text:p>Speridian Technologies Pvt Ltd</text:p>
          </table:table-cell>
          <table:table-cell office:value-type="string">
            <text:p>0471-2700526, 2700525</text:p>
          </table:table-cell>
          <table:table-cell office:value-type="string">
            <text:p>http://www.speridian.com</text:p>
          </table:table-cell>
          <table:table-cell office:value-type="string">
            <text:p/>
            <text:p><text:s/>G2 &amp;amp; C17, Thejaswini,</text:p>
            <text:p><text:s/>Technopark Campus </text:p>
            <text:p><text:s/></text:p>
          </table:table-cell>
          <table:table-cell/>
          <table:table-cell office:value-type="string">
            <text:p/>
            <text:p><text:s/>G2 &amp;amp; C17, Thejaswini,</text:p>
            <text:p><text:s/>Technopark Campus </text:p>
            <text:p><text:s/>Phone: 0471-2700526, 2700525</text:p>
            <text:p><text:s/>Website: www.speridian.com </text:p>
          </table:table-cell>
          <table:table-cell table:number-columns-repeated="1018"/>
        </table:table-row>
        <table:table-row table:style-name="ro3">
          <table:table-cell office:value-type="string">
            <text:p>Spotwriters Technologies Pvt Ltd</text:p>
          </table:table-cell>
          <table:table-cell office:value-type="float" office:value="9539937287">
            <text:p>9539937287</text:p>
          </table:table-cell>
          <table:table-cell office:value-type="string">
            <text:p>http://www.spotwriters.com</text:p>
          </table:table-cell>
          <table:table-cell office:value-type="string">
            <text:p/>
            <text:p><text:s/>SBC No - 20,Thejaswini Building,</text:p>
            <text:p><text:s/>Technopark Campus, Technopark </text:p>
            <text:p><text:s/></text:p>
          </table:table-cell>
          <table:table-cell office:value-type="string">
            <text:p>editor@spotwriters.com</text:p>
          </table:table-cell>
          <table:table-cell office:value-type="string">
            <text:p/>
            <text:p><text:s/>SBC No - 20,Thejaswini Building,</text:p>
            <text:p><text:s/>Technopark Campus, Technopark </text:p>
            <text:p><text:s/>Phone: 09539937287</text:p>
            <text:p><text:s/>Email: editor@spotwriters.com</text:p>
            <text:p><text:s/>Website: www.spotwriters.com </text:p>
          </table:table-cell>
          <table:table-cell table:number-columns-repeated="1018"/>
        </table:table-row>
        <table:table-row table:style-name="ro5">
          <table:table-cell office:value-type="string">
            <text:p>Sree Anand Travels</text:p>
          </table:table-cell>
          <table:table-cell/>
          <table:table-cell office:value-type="string">
            <text:p>http://www.anandtravel.com</text:p>
          </table:table-cell>
          <table:table-cell office:value-type="string">
            <text:p/>
            <text:p><text:s/>SBC12, Thejaswini, Technopark Campus Trivandrum 695 581 ,</text:p>
            <text:p><text:s/>Email: anandtraveltrv@yahoo.co.uk </text:p>
            <text:p><text:s/>Website: www.anandtravel.com </text:p>
          </table:table-cell>
          <table:table-cell office:value-type="string">
            <text:p>anandtraveltrv@yahoo.co.uk</text:p>
          </table:table-cell>
          <table:table-cell office:value-type="string">
            <text:p/>
            <text:p><text:s/>SBC12, Thejaswini, Technopark Campus Trivandrum 695 581 ,</text:p>
            <text:p><text:s/>Email: anandtraveltrv@yahoo.co.uk </text:p>
            <text:p><text:s/>Website: www.anandtravel.com </text:p>
          </table:table-cell>
          <table:table-cell table:number-columns-repeated="1018"/>
        </table:table-row>
        <table:table-row table:style-name="ro3">
          <table:table-cell office:value-type="string">
            <text:p>Srishti Innovative Computer Systems (P) Ltd.</text:p>
          </table:table-cell>
          <table:table-cell office:value-type="string">
            <text:p>0471 4062181</text:p>
          </table:table-cell>
          <table:table-cell office:value-type="string">
            <text:p>http://www.srishtis.com</text:p>
          </table:table-cell>
          <table:table-cell office:value-type="string">
            <text:p/>
            <text:p><text:s/>1C, 1st Floor, Leela infopark,</text:p>
            <text:p><text:s/>Technopark Campus </text:p>
            <text:p><text:s/></text:p>
          </table:table-cell>
          <table:table-cell office:value-type="string">
            <text:p>support@srishtis.com</text:p>
          </table:table-cell>
          <table:table-cell office:value-type="string">
            <text:p/>
            <text:p><text:s/>1C, 1st Floor, Leela infopark,</text:p>
            <text:p><text:s/>Technopark Campus </text:p>
            <text:p><text:s/>Phone: 0471 4062181</text:p>
            <text:p><text:s/>Email: support@srishtis.com</text:p>
            <text:p><text:s/>Website: www.srishtis.com </text:p>
          </table:table-cell>
          <table:table-cell table:number-columns-repeated="1018"/>
        </table:table-row>
        <table:table-row table:style-name="ro5">
          <table:table-cell office:value-type="string">
            <text:p>Stabilix Solutions Private Ltd.</text:p>
          </table:table-cell>
          <table:table-cell office:value-type="string">
            <text:p>+91-471- 2527336 or +91-471- 2700097</text:p>
          </table:table-cell>
          <table:table-cell office:value-type="string">
            <text:p>http://www.stabilix.com</text:p>
          </table:table-cell>
          <table:table-cell office:value-type="string">
            <text:p/>
            <text:p><text:s/>212, Nila, Technopark Campus, Trivandrum 695 581, Kerala ,</text:p>
            <text:p><text:s/></text:p>
          </table:table-cell>
          <table:table-cell office:value-type="string">
            <text:p>info@stabilix.com</text:p>
          </table:table-cell>
          <table:table-cell office:value-type="string">
            <text:p/>
            <text:p><text:s/>212, Nila, Technopark Campus, Trivandrum 695 581, Kerala ,</text:p>
            <text:p><text:s/>Phone: +91-471- 2527336 or +91-471- 2700097</text:p>
            <text:p><text:s/>Email: info@stabilix.com </text:p>
            <text:p><text:s/>Website: www.stabilix.com </text:p>
          </table:table-cell>
          <table:table-cell table:number-columns-repeated="1018"/>
        </table:table-row>
        <table:table-row table:style-name="ro5">
          <table:table-cell office:value-type="string">
            <text:p>Standout IT Solutions Pvt Ltd</text:p>
          </table:table-cell>
          <table:table-cell office:value-type="string">
            <text:p>0471-3042305</text:p>
          </table:table-cell>
          <table:table-cell office:value-type="string">
            <text:p>http://www.sitstech.com</text:p>
          </table:table-cell>
          <table:table-cell office:value-type="string">
            <text:p/>
            <text:p><text:s/>A-1, Nila,Technopark Campus Trivandrum 695 581,</text:p>
            <text:p><text:s/></text:p>
          </table:table-cell>
          <table:table-cell office:value-type="string">
            <text:p>operations@sitstech.com</text:p>
          </table:table-cell>
          <table:table-cell office:value-type="string">
            <text:p/>
            <text:p><text:s/>A-1, Nila,Technopark Campus Trivandrum 695 581,</text:p>
            <text:p><text:s/>Phone: 0471-3042305</text:p>
            <text:p><text:s/>Email: operations@sitstech.com</text:p>
            <text:p><text:s/>Website: www.sitstech.com </text:p>
          </table:table-cell>
          <table:table-cell table:number-columns-repeated="1018"/>
        </table:table-row>
        <table:table-row table:style-name="ro5">
          <table:table-cell office:value-type="string">
            <text:p>State Data Centre ( SDC, <text:s/>Kerala State IT Mission)</text:p>
          </table:table-cell>
          <table:table-cell office:value-type="string">
            <text:p>0471-2700720</text:p>
          </table:table-cell>
          <table:table-cell/>
          <table:table-cell office:value-type="string">
            <text:p/>
            <text:p><text:s/>Basement -1, Tejaswani Building,</text:p>
            <text:p><text:s/>Technopark Campus </text:p>
            <text:p><text:s/></text:p>
          </table:table-cell>
          <table:table-cell office:value-type="string">
            <text:p>nsdctvm@keralaitmission.org</text:p>
          </table:table-cell>
          <table:table-cell office:value-type="string">
            <text:p/>
            <text:p><text:s/>Basement -1, Tejaswani Building,</text:p>
            <text:p><text:s/>Technopark Campus </text:p>
            <text:p><text:s/>Phone: 0471-2700720</text:p>
            <text:p><text:s/>Email: nsdctvm@keralaitmission.org </text:p>
          </table:table-cell>
          <table:table-cell table:number-columns-repeated="1018"/>
        </table:table-row>
        <table:table-row table:style-name="ro2">
          <table:table-cell office:value-type="string">
            <text:p>STPI( Software Technology Parks India)</text:p>
          </table:table-cell>
          <table:table-cell table:number-columns-repeated="2"/>
          <table:table-cell office:value-type="string">
            <text:p/>
            <text:p><text:s/>C-21, Thejaswini Building,</text:p>
            <text:p><text:s/>Technopark Campus, Trivandrum 695 581 </text:p>
          </table:table-cell>
          <table:table-cell/>
          <table:table-cell office:value-type="string">
            <text:p/>
            <text:p><text:s/>C-21, Thejaswini Building,</text:p>
            <text:p><text:s/>Technopark Campus, Trivandrum 695 581 </text:p>
          </table:table-cell>
          <table:table-cell table:number-columns-repeated="1018"/>
        </table:table-row>
        <table:table-row table:style-name="ro5">
          <table:table-cell office:value-type="string">
            <text:p>SunTec Business Solutions (P) Ltd.</text:p>
          </table:table-cell>
          <table:table-cell office:value-type="string">
            <text:p>471-2700984 </text:p>
          </table:table-cell>
          <table:table-cell office:value-type="string">
            <text:p>http://www.suntecgroup.com</text:p>
          </table:table-cell>
          <table:table-cell office:value-type="string">
            <text:p/>
            <text:p><text:s/>NILA, Technopark Campus, Trivandrum 695 581 ,</text:p>
            <text:p><text:s/></text:p>
          </table:table-cell>
          <table:table-cell office:value-type="string">
            <text:p>info@suntecgroup.com</text:p>
          </table:table-cell>
          <table:table-cell office:value-type="string">
            <text:p/>
            <text:p><text:s/>NILA, Technopark Campus, Trivandrum 695 581 ,</text:p>
            <text:p><text:s/>Phone: 471-2700984 </text:p>
            <text:p><text:s/>Email: info@suntecgroup.com </text:p>
            <text:p><text:s/>Website: www.suntecgroup.com </text:p>
          </table:table-cell>
          <table:table-cell table:number-columns-repeated="1018"/>
        </table:table-row>
        <table:table-row table:style-name="ro5">
          <table:table-cell office:value-type="string">
            <text:p>Swami Cyber Solutions Pvt. Ltd.</text:p>
          </table:table-cell>
          <table:table-cell office:value-type="string">
            <text:p>471-2527252, 3043047 </text:p>
          </table:table-cell>
          <table:table-cell office:value-type="string">
            <text:p>http://www.swamicyber.com</text:p>
          </table:table-cell>
          <table:table-cell office:value-type="string">
            <text:p/>
            <text:p><text:s/>315, NILA, Technopark Campus, Trivandrum 695 581,</text:p>
            <text:p><text:s/></text:p>
          </table:table-cell>
          <table:table-cell office:value-type="string">
            <text:p>swami@swamicyber.com</text:p>
          </table:table-cell>
          <table:table-cell office:value-type="string">
            <text:p/>
            <text:p><text:s/>315, NILA, Technopark Campus, Trivandrum 695 581,</text:p>
            <text:p><text:s/>Phone: 471-2527252, 3043047 </text:p>
            <text:p><text:s/>Email: swami@swamicyber.com</text:p>
            <text:p><text:s/>Website: www.swamicyber.com </text:p>
          </table:table-cell>
          <table:table-cell table:number-columns-repeated="1018"/>
        </table:table-row>
        <table:table-row table:style-name="ro5">
          <table:table-cell office:value-type="string">
            <text:p>Sweans Technologies Pvt Ltd</text:p>
          </table:table-cell>
          <table:table-cell/>
          <table:table-cell office:value-type="string">
            <text:p>http://www.sweans.com</text:p>
          </table:table-cell>
          <table:table-cell office:value-type="string">
            <text:p/>
            <text:p><text:s/>C9 Third Floor, Gayatri Bulding,</text:p>
            <text:p><text:s/>Technopark Campus </text:p>
            <text:p><text:s/>Email: info@sweans.com</text:p>
            <text:p><text:s/>Website: www.sweans.com </text:p>
          </table:table-cell>
          <table:table-cell office:value-type="string">
            <text:p>info@sweans.com</text:p>
          </table:table-cell>
          <table:table-cell office:value-type="string">
            <text:p/>
            <text:p><text:s/>C9 Third Floor, Gayatri Bulding,</text:p>
            <text:p><text:s/>Technopark Campus </text:p>
            <text:p><text:s/>Email: info@sweans.com</text:p>
            <text:p><text:s/>Website: www.sweans.com </text:p>
          </table:table-cell>
          <table:table-cell table:number-columns-repeated="1018"/>
        </table:table-row>
        <table:table-row table:style-name="ro6">
          <table:table-cell office:value-type="string">
            <text:p>Tata Communications Ltd</text:p>
          </table:table-cell>
          <table:table-cell table:number-columns-repeated="2"/>
          <table:table-cell office:value-type="string">
            <text:p/>
            <text:p><text:s/>Park Centre, Technopark Campus, Trivandrum- 695581 Kerala, India.,</text:p>
          </table:table-cell>
          <table:table-cell/>
          <table:table-cell office:value-type="string">
            <text:p/>
            <text:p><text:s/>Park Centre, Technopark Campus, Trivandrum- 695581 Kerala, India.,</text:p>
          </table:table-cell>
          <table:table-cell table:number-columns-repeated="1018"/>
        </table:table-row>
        <table:table-row table:style-name="ro6">
          <table:table-cell office:value-type="string">
            <text:p>Tata Consultancy Services Ltd (TCS)</text:p>
          </table:table-cell>
          <table:table-cell/>
          <table:table-cell office:value-type="string">
            <text:p>http://www.tcs.com</text:p>
          </table:table-cell>
          <table:table-cell office:value-type="string">
            <text:p/>
            <text:p><text:s/>Technopark Campus,</text:p>
            <text:p><text:s/>Website: www.tcs.com </text:p>
          </table:table-cell>
          <table:table-cell/>
          <table:table-cell office:value-type="string">
            <text:p/>
            <text:p><text:s/>Technopark Campus,</text:p>
            <text:p><text:s/>Website: www.tcs.com </text:p>
          </table:table-cell>
          <table:table-cell table:number-columns-repeated="1018"/>
        </table:table-row>
        <table:table-row table:style-name="ro2">
          <table:table-cell office:value-type="string">
            <text:p>Tata Elxsi India Ltd.</text:p>
          </table:table-cell>
          <table:table-cell office:value-type="string">
            <text:p>471-6661000 </text:p>
          </table:table-cell>
          <table:table-cell office:value-type="string">
            <text:p>http://www.tataelxsi.com</text:p>
          </table:table-cell>
          <table:table-cell office:value-type="string">
            <text:p/>
            <text:p><text:s/>Technopark Campus,</text:p>
            <text:p><text:s/></text:p>
          </table:table-cell>
          <table:table-cell/>
          <table:table-cell office:value-type="string">
            <text:p/>
            <text:p><text:s/>Technopark Campus,</text:p>
            <text:p><text:s/>Phone: 471-6661000 </text:p>
            <text:p><text:s/>Website: www.tataelxsi.com </text:p>
          </table:table-cell>
          <table:table-cell table:number-columns-repeated="1018"/>
        </table:table-row>
        <table:table-row table:style-name="ro3">
          <table:table-cell office:value-type="string">
            <text:p>TBF Technology Pvt Ltd</text:p>
          </table:table-cell>
          <table:table-cell office:value-type="string">
            <text:p>0471 3191122 , 3049073 </text:p>
          </table:table-cell>
          <table:table-cell office:value-type="string">
            <text:p>http://www.tbfgolive.com</text:p>
          </table:table-cell>
          <table:table-cell office:value-type="string">
            <text:p/>
            <text:p><text:s/>TBIC 9 , Basement Floor 2, Thejaswini ,</text:p>
            <text:p><text:s/>Technopark Campus </text:p>
            <text:p><text:s/></text:p>
          </table:table-cell>
          <table:table-cell office:value-type="string">
            <text:p>shajiajohn@tbfventures.com</text:p>
          </table:table-cell>
          <table:table-cell office:value-type="string">
            <text:p/>
            <text:p><text:s/>TBIC 9 , Basement Floor 2, Thejaswini ,</text:p>
            <text:p><text:s/>Technopark Campus </text:p>
            <text:p><text:s/>Phone: 0471 3191122 , 3049073 </text:p>
            <text:p><text:s/>Email: shajiajohn@tbfventures.com</text:p>
            <text:p><text:s/>Website: www.tbfgolive.com , www.metromatinee.com , </text:p>
          </table:table-cell>
          <table:table-cell table:number-columns-repeated="1018"/>
        </table:table-row>
        <table:table-row table:style-name="ro5">
          <table:table-cell office:value-type="string">
            <text:p>TDM Company India Pvt Ltd</text:p>
          </table:table-cell>
          <table:table-cell office:value-type="string">
            <text:p>0471-2700655 </text:p>
          </table:table-cell>
          <table:table-cell office:value-type="string">
            <text:p>http://www.tedema.org</text:p>
          </table:table-cell>
          <table:table-cell office:value-type="string">
            <text:p/>
            <text:p><text:s/>Amstor, Technopark Campus Trivandrum 695 581 ,</text:p>
            <text:p><text:s/></text:p>
          </table:table-cell>
          <table:table-cell office:value-type="string">
            <text:p>general@tedema.org</text:p>
          </table:table-cell>
          <table:table-cell office:value-type="string">
            <text:p/>
            <text:p><text:s/>Amstor, Technopark Campus Trivandrum 695 581 ,</text:p>
            <text:p><text:s/>Phone: 0471-2700655 </text:p>
            <text:p><text:s/>Email: general@tedema.org</text:p>
            <text:p><text:s/>Website: www.tedema.org </text:p>
          </table:table-cell>
          <table:table-cell table:number-columns-repeated="1018"/>
        </table:table-row>
        <table:table-row table:style-name="ro3">
          <table:table-cell office:value-type="string">
            <text:p>Tech 4 Travel (P) Ltd.</text:p>
          </table:table-cell>
          <table:table-cell office:value-type="string">
            <text:p>+91 471 4068880</text:p>
          </table:table-cell>
          <table:table-cell office:value-type="string">
            <text:p>http://www.tech4travel.in</text:p>
          </table:table-cell>
          <table:table-cell office:value-type="string">
            <text:p/>
            <text:p><text:s/>L-12B-A, Basement Floor, Thejaswini Building,,</text:p>
            <text:p><text:s/>Technopark Campus </text:p>
            <text:p><text:s/></text:p>
          </table:table-cell>
          <table:table-cell office:value-type="string">
            <text:p>info@tech4travel.in</text:p>
          </table:table-cell>
          <table:table-cell office:value-type="string">
            <text:p/>
            <text:p><text:s/>L-12B-A, Basement Floor, Thejaswini Building,,</text:p>
            <text:p><text:s/>Technopark Campus </text:p>
            <text:p><text:s/>Phone: +91 471 4068880</text:p>
            <text:p><text:s/>Email: info@tech4travel.in</text:p>
            <text:p><text:s/>Website: www.tech4travel.in </text:p>
          </table:table-cell>
          <table:table-cell table:number-columns-repeated="1018"/>
        </table:table-row>
        <table:table-row table:style-name="ro3">
          <table:table-cell office:value-type="string">
            <text:p>Tech4Sys Solutions Pvt Ltd</text:p>
          </table:table-cell>
          <table:table-cell office:value-type="string">
            <text:p>0471-4014446</text:p>
          </table:table-cell>
          <table:table-cell office:value-type="string">
            <text:p>http://www.t4ssolutions.com</text:p>
          </table:table-cell>
          <table:table-cell office:value-type="string">
            <text:p/>
            <text:p><text:s/>Module No:406 ,Fourth Floor , Thejaswini Building,</text:p>
            <text:p><text:s/>Technopark Campus </text:p>
            <text:p><text:s/></text:p>
          </table:table-cell>
          <table:table-cell office:value-type="string">
            <text:p>info@t4ssolutions.com</text:p>
          </table:table-cell>
          <table:table-cell office:value-type="string">
            <text:p/>
            <text:p><text:s/>Module No:406 ,Fourth Floor , Thejaswini Building,</text:p>
            <text:p><text:s/>Technopark Campus </text:p>
            <text:p><text:s/>Phone: 0471-4014446</text:p>
            <text:p><text:s/>Email: info@t4ssolutions.com</text:p>
            <text:p><text:s/>Website: www.t4ssolutions.com </text:p>
          </table:table-cell>
          <table:table-cell table:number-columns-repeated="1018"/>
        </table:table-row>
        <table:table-row table:style-name="ro6">
          <table:table-cell office:value-type="string">
            <text:p>Techband Technologies Pvt. Ltd.</text:p>
          </table:table-cell>
          <table:table-cell table:number-columns-repeated="2"/>
          <table:table-cell office:value-type="string">
            <text:p/>
            <text:p><text:s/>SBC No.19 ,Thejaswini,Technopark Campus Trivandrum,</text:p>
          </table:table-cell>
          <table:table-cell/>
          <table:table-cell office:value-type="string">
            <text:p/>
            <text:p><text:s/>SBC No.19 ,Thejaswini,Technopark Campus Trivandrum,</text:p>
          </table:table-cell>
          <table:table-cell table:number-columns-repeated="1018"/>
        </table:table-row>
        <table:table-row table:style-name="ro3">
          <table:table-cell office:value-type="string">
            <text:p>Technocuz Software Solutions Pvt Ltd.</text:p>
          </table:table-cell>
          <table:table-cell office:value-type="string">
            <text:p>+91 944 799 4240, +91 9037121322</text:p>
          </table:table-cell>
          <table:table-cell office:value-type="string">
            <text:p>http://www.technocuz.com</text:p>
          </table:table-cell>
          <table:table-cell office:value-type="string">
            <text:p/>
            <text:p><text:s/>Tejus A, TTBI, Park Centre,</text:p>
            <text:p><text:s/>Technopark Campus </text:p>
            <text:p><text:s/></text:p>
          </table:table-cell>
          <table:table-cell office:value-type="string">
            <text:p>info@technocuz.com</text:p>
          </table:table-cell>
          <table:table-cell office:value-type="string">
            <text:p/>
            <text:p><text:s/>Tejus A, TTBI, Park Centre,</text:p>
            <text:p><text:s/>Technopark Campus </text:p>
            <text:p><text:s/>Phone: +91 944 799 4240, +91 9037121322</text:p>
            <text:p><text:s/>Email: info@technocuz.com</text:p>
            <text:p><text:s/>Website: www.technocuz.com </text:p>
          </table:table-cell>
          <table:table-cell table:number-columns-repeated="1018"/>
        </table:table-row>
        <table:table-row table:style-name="ro2">
          <table:table-cell office:value-type="string">
            <text:p>Techping Internet SolutionsPvt Ltd</text:p>
          </table:table-cell>
          <table:table-cell table:number-columns-repeated="2"/>
          <table:table-cell office:value-type="string">
            <text:p/>
            <text:p><text:s/>SBC No.09,Thejaswini Technopark Campus, Trivandrum- 695581 Kerala, India. ,</text:p>
          </table:table-cell>
          <table:table-cell/>
          <table:table-cell office:value-type="string">
            <text:p/>
            <text:p><text:s/>SBC No.09,Thejaswini Technopark Campus, Trivandrum- 695581 Kerala, India. ,</text:p>
          </table:table-cell>
          <table:table-cell table:number-columns-repeated="1018"/>
        </table:table-row>
        <table:table-row table:style-name="ro3">
          <table:table-cell office:value-type="string">
            <text:p>Techrista Systems Pvt. Ltd</text:p>
          </table:table-cell>
          <table:table-cell office:value-type="string">
            <text:p>+91-471-4010410, +91-471-6525557</text:p>
          </table:table-cell>
          <table:table-cell office:value-type="string">
            <text:p>http://www.techrista.com</text:p>
          </table:table-cell>
          <table:table-cell office:value-type="string">
            <text:p/>
            <text:p><text:s/>B – 8 (A), T-TBI, 4th Floor, Nila,</text:p>
            <text:p><text:s/>Technopark Campus </text:p>
            <text:p><text:s/></text:p>
          </table:table-cell>
          <table:table-cell office:value-type="string">
            <text:p>contact@techrista.com</text:p>
          </table:table-cell>
          <table:table-cell office:value-type="string">
            <text:p/>
            <text:p><text:s/>B – 8 (A), T-TBI, 4th Floor, Nila,</text:p>
            <text:p><text:s/>Technopark Campus </text:p>
            <text:p><text:s/>Phone: +91-471-4010410, +91-471-6525557</text:p>
            <text:p><text:s/>Email: contact@techrista.com</text:p>
            <text:p><text:s/>Website: www.techrista.com </text:p>
          </table:table-cell>
          <table:table-cell table:number-columns-repeated="1018"/>
        </table:table-row>
        <table:table-row table:style-name="ro3">
          <table:table-cell office:value-type="string">
            <text:p>Techvantage Systems Pvt Ltd</text:p>
          </table:table-cell>
          <table:table-cell office:value-type="string">
            <text:p>+91 471 4064 751</text:p>
          </table:table-cell>
          <table:table-cell office:value-type="string">
            <text:p>http://www.techvantagesystems.com</text:p>
          </table:table-cell>
          <table:table-cell office:value-type="string">
            <text:p/>
            <text:p><text:s/>Module No. L -1A, Thejaswini Building, ,</text:p>
            <text:p><text:s/>Technopark Campus </text:p>
            <text:p><text:s/></text:p>
          </table:table-cell>
          <table:table-cell office:value-type="string">
            <text:p>info@techvantagesystems.com</text:p>
          </table:table-cell>
          <table:table-cell office:value-type="string">
            <text:p/>
            <text:p><text:s/>Module No. L -1A, Thejaswini Building, ,</text:p>
            <text:p><text:s/>Technopark Campus </text:p>
            <text:p><text:s/>Phone: +91 471 4064 751</text:p>
            <text:p><text:s/>Email: info@techvantagesystems.com</text:p>
            <text:p><text:s/>Website: www.techvantagesystems.com </text:p>
          </table:table-cell>
          <table:table-cell table:number-columns-repeated="1018"/>
        </table:table-row>
        <table:table-row table:style-name="ro3">
          <table:table-cell office:value-type="string">
            <text:p>Techversant Infotech Pvt. Ltd</text:p>
          </table:table-cell>
          <table:table-cell office:value-type="string">
            <text:p>+91-471-3273955</text:p>
          </table:table-cell>
          <table:table-cell office:value-type="string">
            <text:p>http://www.techversantinfotech.com</text:p>
          </table:table-cell>
          <table:table-cell office:value-type="string">
            <text:p/>
            <text:p><text:s/>First Floor, Amstor Annex Building,</text:p>
            <text:p><text:s/>Technopark Campus </text:p>
            <text:p><text:s/></text:p>
          </table:table-cell>
          <table:table-cell office:value-type="string">
            <text:p>info@techversantinfotech.com</text:p>
          </table:table-cell>
          <table:table-cell office:value-type="string">
            <text:p/>
            <text:p><text:s/>First Floor, Amstor Annex Building,</text:p>
            <text:p><text:s/>Technopark Campus </text:p>
            <text:p><text:s/>Phone: +91-471-3273955</text:p>
            <text:p><text:s/>Email: info@techversantinfotech.com</text:p>
            <text:p><text:s/>Website: www.techversantinfotech.com </text:p>
          </table:table-cell>
          <table:table-cell table:number-columns-repeated="1018"/>
        </table:table-row>
        <table:table-row table:style-name="ro3">
          <table:table-cell office:value-type="string">
            <text:p>Telmoco Development Labs Pvt Ltd</text:p>
          </table:table-cell>
          <table:table-cell office:value-type="string">
            <text:p>+91 471 6090999</text:p>
          </table:table-cell>
          <table:table-cell office:value-type="string">
            <text:p>http://www.telmoco.com</text:p>
          </table:table-cell>
          <table:table-cell office:value-type="string">
            <text:p/>
            <text:p><text:s/>Tejus D, Park Centre,</text:p>
            <text:p><text:s/>Technopark Campus </text:p>
            <text:p><text:s/></text:p>
          </table:table-cell>
          <table:table-cell office:value-type="string">
            <text:p>info@telmoco.com</text:p>
          </table:table-cell>
          <table:table-cell office:value-type="string">
            <text:p/>
            <text:p><text:s/>Tejus D, Park Centre,</text:p>
            <text:p><text:s/>Technopark Campus </text:p>
            <text:p><text:s/>Phone: +91 471 6090999</text:p>
            <text:p><text:s/>Email: info@telmoco.com</text:p>
            <text:p><text:s/>Website: www.telmoco.com </text:p>
          </table:table-cell>
          <table:table-cell table:number-columns-repeated="1018"/>
        </table:table-row>
        <table:table-row table:style-name="ro3">
          <table:table-cell office:value-type="string">
            <text:p>Testhouse India Pvt. Ltd.</text:p>
          </table:table-cell>
          <table:table-cell office:value-type="string">
            <text:p>+91 471 270 0117</text:p>
          </table:table-cell>
          <table:table-cell office:value-type="string">
            <text:p>http://www.testhouse.net</text:p>
          </table:table-cell>
          <table:table-cell office:value-type="string">
            <text:p/>
            <text:p><text:s/>II Floor, M-Squared Building,</text:p>
            <text:p><text:s/>Technopark Campus </text:p>
            <text:p><text:s/></text:p>
          </table:table-cell>
          <table:table-cell office:value-type="string">
            <text:p>in@testhouse.net</text:p>
          </table:table-cell>
          <table:table-cell office:value-type="string">
            <text:p/>
            <text:p><text:s/>II Floor, M-Squared Building,</text:p>
            <text:p><text:s/>Technopark Campus </text:p>
            <text:p><text:s/>Phone: +91 471 270 0117</text:p>
            <text:p><text:s/>Email: sales-in@testhouse.net</text:p>
            <text:p><text:s/>Website: www.testhouse.net </text:p>
          </table:table-cell>
          <table:table-cell table:number-columns-repeated="1018"/>
        </table:table-row>
        <table:table-row table:style-name="ro3">
          <table:table-cell office:value-type="string">
            <text:p>Tetra Tech India Ltd.</text:p>
          </table:table-cell>
          <table:table-cell office:value-type="string">
            <text:p>+91 471 3998520 - 530 </text:p>
          </table:table-cell>
          <table:table-cell office:value-type="string">
            <text:p>http://www.tetratech.com</text:p>
          </table:table-cell>
          <table:table-cell office:value-type="string">
            <text:p/>
            <text:p><text:s/>2nd Floor, Amstor House,</text:p>
            <text:p><text:s/>Technopark Campus, </text:p>
            <text:p><text:s/></text:p>
          </table:table-cell>
          <table:table-cell office:value-type="string">
            <text:p>ttilinfo@tetratech.com</text:p>
          </table:table-cell>
          <table:table-cell office:value-type="string">
            <text:p/>
            <text:p><text:s/>2nd Floor, Amstor House,</text:p>
            <text:p><text:s/>Technopark Campus, </text:p>
            <text:p><text:s/>Phone: +91 471 3998520 - 530 </text:p>
            <text:p><text:s/>Email: ttilinfo@tetratech.com</text:p>
            <text:p><text:s/>Website: www.tetratech.com , www.tetratechindia.com , </text:p>
          </table:table-cell>
          <table:table-cell table:number-columns-repeated="1018"/>
        </table:table-row>
        <table:table-row table:style-name="ro5">
          <table:table-cell office:value-type="string">
            <text:p>Thinkpalm Technologies Pvt. Ltd.</text:p>
          </table:table-cell>
          <table:table-cell office:value-type="float" office:value="9496252601">
            <text:p>9496252601</text:p>
          </table:table-cell>
          <table:table-cell/>
          <table:table-cell office:value-type="string">
            <text:p/>
            <text:p><text:s/>Module No. L-15, Thejaswini,</text:p>
            <text:p><text:s/>Technopark Campus </text:p>
            <text:p><text:s/></text:p>
          </table:table-cell>
          <table:table-cell office:value-type="string">
            <text:p>info@thinkpalm.com</text:p>
          </table:table-cell>
          <table:table-cell office:value-type="string">
            <text:p/>
            <text:p><text:s/>Module No. L-15, Thejaswini,</text:p>
            <text:p><text:s/>Technopark Campus </text:p>
            <text:p><text:s/>Phone: 9496252601</text:p>
            <text:p><text:s/>Email: info@thinkpalm.com</text:p>
          </table:table-cell>
          <table:table-cell table:number-columns-repeated="1018"/>
        </table:table-row>
        <table:table-row table:style-name="ro5">
          <table:table-cell office:value-type="string">
            <text:p>Thomas Commodity Resources &amp; Services Pvt. Ltd.</text:p>
          </table:table-cell>
          <table:table-cell office:value-type="string">
            <text:p>+91-85474-20549</text:p>
          </table:table-cell>
          <table:table-cell/>
          <table:table-cell office:value-type="string">
            <text:p/>
            <text:p><text:s/>Park Center,</text:p>
            <text:p><text:s/>Technopark Campus </text:p>
            <text:p><text:s/></text:p>
          </table:table-cell>
          <table:table-cell office:value-type="string">
            <text:p>info@reboundcapital.net</text:p>
          </table:table-cell>
          <table:table-cell office:value-type="string">
            <text:p/>
            <text:p><text:s/>Park Center,</text:p>
            <text:p><text:s/>Technopark Campus </text:p>
            <text:p><text:s/>Phone: +91-85474-20549</text:p>
            <text:p><text:s/>Email: info@reboundcapital.net</text:p>
          </table:table-cell>
          <table:table-cell table:number-columns-repeated="1018"/>
        </table:table-row>
        <table:table-row table:style-name="ro3">
          <table:table-cell office:value-type="string">
            <text:p>Thoughtline Technologies Pvt. Ltd</text:p>
          </table:table-cell>
          <table:table-cell office:value-type="string">
            <text:p>+91 471 4061914 </text:p>
          </table:table-cell>
          <table:table-cell office:value-type="string">
            <text:p>http://www.thoughtlinetech.com</text:p>
          </table:table-cell>
          <table:table-cell office:value-type="string">
            <text:p/>
            <text:p><text:s/>ABE-1, Thejaswini Annexe,</text:p>
            <text:p><text:s/>Technopark Campus </text:p>
            <text:p><text:s/></text:p>
          </table:table-cell>
          <table:table-cell office:value-type="string">
            <text:p>thoughts@thoughtlinetech.com</text:p>
          </table:table-cell>
          <table:table-cell office:value-type="string">
            <text:p/>
            <text:p><text:s/>ABE-1, Thejaswini Annexe,</text:p>
            <text:p><text:s/>Technopark Campus </text:p>
            <text:p><text:s/>Phone: +91 471 4061914 </text:p>
            <text:p><text:s/>Email: thoughts@thoughtlinetech.com</text:p>
            <text:p><text:s/>Website: www.thoughtlinetech.com </text:p>
          </table:table-cell>
          <table:table-cell table:number-columns-repeated="1018"/>
        </table:table-row>
        <table:table-row table:style-name="ro3">
          <table:table-cell office:value-type="string">
            <text:p>TKM Infotech Pvt Ltd</text:p>
          </table:table-cell>
          <table:table-cell office:value-type="string">
            <text:p>0471- 6060706</text:p>
          </table:table-cell>
          <table:table-cell office:value-type="string">
            <text:p>http://www.tkminfotech.com</text:p>
          </table:table-cell>
          <table:table-cell office:value-type="string">
            <text:p/>
            <text:p><text:s/>4th Floor Amstor House ,</text:p>
            <text:p><text:s/>Technopark Campus </text:p>
            <text:p><text:s/></text:p>
          </table:table-cell>
          <table:table-cell office:value-type="string">
            <text:p>info@tkminfotech.com</text:p>
          </table:table-cell>
          <table:table-cell office:value-type="string">
            <text:p/>
            <text:p><text:s/>4th Floor Amstor House ,</text:p>
            <text:p><text:s/>Technopark Campus </text:p>
            <text:p><text:s/>Phone: 0471- 6060706</text:p>
            <text:p><text:s/>Email: info@tkminfotech.com</text:p>
            <text:p><text:s/>Website: www.tkminfotech.com </text:p>
          </table:table-cell>
          <table:table-cell table:number-columns-repeated="1018"/>
        </table:table-row>
        <table:table-row table:style-name="ro2">
          <table:table-cell office:value-type="string">
            <text:p>TNGiCUBE Technology Resources (I) PVT LTD</text:p>
          </table:table-cell>
          <table:table-cell/>
          <table:table-cell office:value-type="string">
            <text:p>http://www.tngicube.co.in</text:p>
          </table:table-cell>
          <table:table-cell office:value-type="string">
            <text:p/>
            <text:p><text:s/>Unit GB, Ground Floor, Leela Infopark,</text:p>
            <text:p><text:s/>Technopark, Trivandrum </text:p>
            <text:p><text:s/>Website: www.tngicube.co.in </text:p>
          </table:table-cell>
          <table:table-cell/>
          <table:table-cell office:value-type="string">
            <text:p/>
            <text:p><text:s/>Unit GB, Ground Floor, Leela Infopark,</text:p>
            <text:p><text:s/>Technopark, Trivandrum </text:p>
            <text:p><text:s/>Website: www.tngicube.co.in </text:p>
          </table:table-cell>
          <table:table-cell table:number-columns-repeated="1018"/>
        </table:table-row>
        <table:table-row table:style-name="ro5">
          <table:table-cell office:value-type="string">
            <text:p>TOONZ Animation India Pvt. Ltd.</text:p>
          </table:table-cell>
          <table:table-cell office:value-type="string">
            <text:p>471- 3042500, 2700928 / 29 </text:p>
          </table:table-cell>
          <table:table-cell office:value-type="string">
            <text:p>http://www.toonzanimationindia.com</text:p>
          </table:table-cell>
          <table:table-cell office:value-type="string">
            <text:p/>
            <text:p><text:s/>731-735, NILA, Technopark Campus, Trivandrum 695 581 ,</text:p>
            <text:p><text:s/></text:p>
          </table:table-cell>
          <table:table-cell office:value-type="string">
            <text:p>toonz@toonzanimationindia.com</text:p>
          </table:table-cell>
          <table:table-cell office:value-type="string">
            <text:p/>
            <text:p><text:s/>731-735, NILA, Technopark Campus, Trivandrum 695 581 ,</text:p>
            <text:p><text:s/>Phone: 471- 3042500, 2700928 / 29 </text:p>
            <text:p><text:s/>Email: toonz@toonzanimationindia.com </text:p>
            <text:p><text:s/>Website: www.toonzanimationindia.com </text:p>
          </table:table-cell>
          <table:table-cell table:number-columns-repeated="1018"/>
        </table:table-row>
        <table:table-row table:style-name="ro3">
          <table:table-cell office:value-type="string">
            <text:p>Trailblazer Software Solutions Pvt Ltd</text:p>
          </table:table-cell>
          <table:table-cell office:value-type="string">
            <text:p>+91 471 4068141</text:p>
          </table:table-cell>
          <table:table-cell office:value-type="string">
            <text:p>http://www.tbzssl.com</text:p>
          </table:table-cell>
          <table:table-cell office:value-type="string">
            <text:p/>
            <text:p><text:s/>TBIC 10, TBIC, Thejaswini,</text:p>
            <text:p><text:s/>Technopark Campus, Trivandrum 695 581 </text:p>
            <text:p><text:s/></text:p>
          </table:table-cell>
          <table:table-cell office:value-type="string">
            <text:p>hr@tbzssl.com</text:p>
          </table:table-cell>
          <table:table-cell office:value-type="string">
            <text:p/>
            <text:p><text:s/>TBIC 10, TBIC, Thejaswini,</text:p>
            <text:p><text:s/>Technopark Campus, Trivandrum 695 581 </text:p>
            <text:p><text:s/>Phone: +91 471 4068141</text:p>
            <text:p><text:s/>Email: hr@tbzssl.com</text:p>
            <text:p><text:s/>Website: www.tbzssl.com </text:p>
          </table:table-cell>
          <table:table-cell table:number-columns-repeated="1018"/>
        </table:table-row>
        <table:table-row table:style-name="ro3">
          <table:table-cell office:value-type="string">
            <text:p>Transversal e Networks (P) Ltd</text:p>
          </table:table-cell>
          <table:table-cell office:value-type="string">
            <text:p>+91-471-2527221, 3043221, 3215448</text:p>
          </table:table-cell>
          <table:table-cell office:value-type="string">
            <text:p>http://www.ten.us.com</text:p>
          </table:table-cell>
          <table:table-cell office:value-type="string">
            <text:p/>
            <text:p><text:s/>Sea Facing Block, 4th Floor , Bhavani, Technopark Campus,</text:p>
            <text:p><text:s/>Trivandrum – 695 581, India </text:p>
            <text:p><text:s/></text:p>
          </table:table-cell>
          <table:table-cell office:value-type="string">
            <text:p>info@ten.us.com</text:p>
          </table:table-cell>
          <table:table-cell office:value-type="string">
            <text:p/>
            <text:p><text:s/>Sea Facing Block, 4th Floor , Bhavani, Technopark Campus,</text:p>
            <text:p><text:s/>Trivandrum – 695 581, India </text:p>
            <text:p><text:s/>Phone: +91-471-2527221, 3043221, 3215448</text:p>
            <text:p><text:s/>Email: info@ten.us.com</text:p>
            <text:p><text:s/>Website: www.ten.us.com </text:p>
          </table:table-cell>
          <table:table-cell table:number-columns-repeated="1018"/>
        </table:table-row>
        <table:table-row table:style-name="ro5">
          <table:table-cell office:value-type="string">
            <text:p>Travancore Analytics Pvt. Ltd</text:p>
          </table:table-cell>
          <table:table-cell office:value-type="string">
            <text:p>+91 471 406 11 22/33</text:p>
          </table:table-cell>
          <table:table-cell office:value-type="string">
            <text:p>http://www.travancoreanalytics.com</text:p>
          </table:table-cell>
          <table:table-cell office:value-type="string">
            <text:p/>
            <text:p><text:s/>First Floor, M-Squared Building,</text:p>
            <text:p><text:s/>Technopark Campus </text:p>
            <text:p><text:s/></text:p>
          </table:table-cell>
          <table:table-cell/>
          <table:table-cell office:value-type="string">
            <text:p/>
            <text:p><text:s/>First Floor, M-Squared Building,</text:p>
            <text:p><text:s/>Technopark Campus </text:p>
            <text:p><text:s/>Phone: +91 471 406 11 22/33</text:p>
            <text:p><text:s/>Website: www.travancoreanalytics.com </text:p>
          </table:table-cell>
          <table:table-cell table:number-columns-repeated="1018"/>
        </table:table-row>
        <table:table-row table:style-name="ro5">
          <table:table-cell office:value-type="string">
            <text:p>Triassic Solutions Private Limited</text:p>
          </table:table-cell>
          <table:table-cell office:value-type="string">
            <text:p>+91 – 471 – 2700050</text:p>
          </table:table-cell>
          <table:table-cell office:value-type="string">
            <text:p>http://www.triassicsolutions.com</text:p>
          </table:table-cell>
          <table:table-cell office:value-type="string">
            <text:p/>
            <text:p><text:s/>Plot 2, 1G, Leela Infopark,</text:p>
            <text:p><text:s/>Technopark Campus </text:p>
            <text:p><text:s/></text:p>
          </table:table-cell>
          <table:table-cell/>
          <table:table-cell office:value-type="string">
            <text:p/>
            <text:p><text:s/>Plot 2, 1G, Leela Infopark,</text:p>
            <text:p><text:s/>Technopark Campus </text:p>
            <text:p><text:s/>Phone: +91 – 471 – 2700050</text:p>
            <text:p><text:s/>Website: www.triassicsolutions.com </text:p>
          </table:table-cell>
          <table:table-cell table:number-columns-repeated="1018"/>
        </table:table-row>
        <table:table-row table:style-name="ro5">
          <table:table-cell office:value-type="string">
            <text:p>TRIV Software Pvt Ltd</text:p>
          </table:table-cell>
          <table:table-cell office:value-type="string">
            <text:p>0471-3096185 </text:p>
          </table:table-cell>
          <table:table-cell office:value-type="string">
            <text:p>http://www.argent.com</text:p>
          </table:table-cell>
          <table:table-cell office:value-type="string">
            <text:p/>
            <text:p><text:s/>III Floor Nila, Technopark Campus Trivandrum 695 581 ,</text:p>
            <text:p><text:s/></text:p>
          </table:table-cell>
          <table:table-cell office:value-type="string">
            <text:p>shyamk@argent.com</text:p>
          </table:table-cell>
          <table:table-cell office:value-type="string">
            <text:p/>
            <text:p><text:s/>III Floor Nila, Technopark Campus Trivandrum 695 581 ,</text:p>
            <text:p><text:s/>Phone: 0471-3096185 </text:p>
            <text:p><text:s/>Email: shyamk@argent.com </text:p>
            <text:p><text:s/>Website: www.argent.com </text:p>
          </table:table-cell>
          <table:table-cell table:number-columns-repeated="1018"/>
        </table:table-row>
        <table:table-row table:style-name="ro5">
          <table:table-cell office:value-type="string">
            <text:p>Twenty20 Solutions Pvt Ltd</text:p>
          </table:table-cell>
          <table:table-cell office:value-type="string">
            <text:p>0471–4062343</text:p>
          </table:table-cell>
          <table:table-cell/>
          <table:table-cell office:value-type="string">
            <text:p/>
            <text:p><text:s/>Module No: 341 &amp;amp; 342, 3rd Floor, Nila ,</text:p>
            <text:p><text:s/>Technopark Campus </text:p>
            <text:p><text:s/></text:p>
          </table:table-cell>
          <table:table-cell/>
          <table:table-cell office:value-type="string">
            <text:p/>
            <text:p><text:s/>Module No: 341 &amp;amp; 342, 3rd Floor, Nila ,</text:p>
            <text:p><text:s/>Technopark Campus </text:p>
            <text:p><text:s/>Phone: 0471–4062343</text:p>
          </table:table-cell>
          <table:table-cell table:number-columns-repeated="1018"/>
        </table:table-row>
        <table:table-row table:style-name="ro3">
          <table:table-cell office:value-type="string">
            <text:p>Uniware Solutions Pvt Ltd</text:p>
          </table:table-cell>
          <table:table-cell office:value-type="string">
            <text:p>08129499063, 8129499060</text:p>
          </table:table-cell>
          <table:table-cell office:value-type="string">
            <text:p>http://www.uniware.in</text:p>
          </table:table-cell>
          <table:table-cell office:value-type="string">
            <text:p/>
            <text:p><text:s/>A-13, T TBI, 4th Floor Nila,</text:p>
            <text:p><text:s/>Technopark Campus </text:p>
            <text:p><text:s/></text:p>
          </table:table-cell>
          <table:table-cell office:value-type="string">
            <text:p>info@uniware.in</text:p>
          </table:table-cell>
          <table:table-cell office:value-type="string">
            <text:p/>
            <text:p><text:s/>A-13, T TBI, 4th Floor Nila,</text:p>
            <text:p><text:s/>Technopark Campus </text:p>
            <text:p><text:s/>Phone: 08129499063, 8129499060</text:p>
            <text:p><text:s/>Email: info@uniware.in</text:p>
            <text:p><text:s/>Website: www.uniware.in </text:p>
          </table:table-cell>
          <table:table-cell table:number-columns-repeated="1018"/>
        </table:table-row>
        <table:table-row table:style-name="ro3">
          <table:table-cell office:value-type="string">
            <text:p>Uroleaf Technologies Pvt Ltd</text:p>
          </table:table-cell>
          <table:table-cell office:value-type="string">
            <text:p>+91-471-4215800/01</text:p>
          </table:table-cell>
          <table:table-cell office:value-type="string">
            <text:p>http://www.uroleaf.com</text:p>
          </table:table-cell>
          <table:table-cell office:value-type="string">
            <text:p/>
            <text:p><text:s/>2nd Floor Amstor Building, Technopark Campus,</text:p>
            <text:p><text:s/>Technopark Campus </text:p>
            <text:p><text:s/></text:p>
          </table:table-cell>
          <table:table-cell office:value-type="string">
            <text:p>hr@uroleaf.com</text:p>
          </table:table-cell>
          <table:table-cell office:value-type="string">
            <text:p/>
            <text:p><text:s/>2nd Floor Amstor Building, Technopark Campus,</text:p>
            <text:p><text:s/>Technopark Campus </text:p>
            <text:p><text:s/>Phone: +91-471-4215800/01</text:p>
            <text:p><text:s/>Email: hr@uroleaf.com</text:p>
            <text:p><text:s/>Website: www.uroleaf.com </text:p>
          </table:table-cell>
          <table:table-cell table:number-columns-repeated="1018"/>
        </table:table-row>
        <table:table-row table:style-name="ro5">
          <table:table-cell office:value-type="string">
            <text:p>UST Global</text:p>
          </table:table-cell>
          <table:table-cell office:value-type="string">
            <text:p>(91) 0471 2335777, 949.716.8757 </text:p>
          </table:table-cell>
          <table:table-cell office:value-type="string">
            <text:p>http://www.ust-global.com/</text:p>
          </table:table-cell>
          <table:table-cell office:value-type="string">
            <text:p/>
            <text:p><text:s/>721, NILA, Technopark Campus Trivandrum 695 581 India,</text:p>
            <text:p><text:s/>120 Vantis, Suite 500 Aliso Viejo </text:p>
            <text:p><text:s/></text:p>
          </table:table-cell>
          <table:table-cell/>
          <table:table-cell office:value-type="string">
            <text:p/>
            <text:p><text:s/>721, NILA, Technopark Campus Trivandrum 695 581 India,</text:p>
            <text:p><text:s/>120 Vantis, Suite 500 Aliso Viejo </text:p>
            <text:p><text:s/>Phone: (91) 0471 2335777, 949.716.8757 </text:p>
            <text:p><text:s/>Website: http://www.ust-global.com/ </text:p>
          </table:table-cell>
          <table:table-cell table:number-columns-repeated="1018"/>
        </table:table-row>
        <table:table-row table:style-name="ro6">
          <table:table-cell office:value-type="string">
            <text:p>Vanilla Networks Pvt Ltd</text:p>
          </table:table-cell>
          <table:table-cell table:number-columns-repeated="2"/>
          <table:table-cell office:value-type="string">
            <text:p/>
            <text:p><text:s/>#012, Nila, Technopark Campus Trivandrum 695 581 ,</text:p>
          </table:table-cell>
          <table:table-cell/>
          <table:table-cell office:value-type="string">
            <text:p/>
            <text:p><text:s/>#012, Nila, Technopark Campus Trivandrum 695 581 ,</text:p>
          </table:table-cell>
          <table:table-cell table:number-columns-repeated="1018"/>
        </table:table-row>
        <table:table-row table:style-name="ro3">
          <table:table-cell office:value-type="string">
            <text:p>Veristics Networks Pvt Ltd</text:p>
          </table:table-cell>
          <table:table-cell office:value-type="string">
            <text:p>+91471 2700333, +91484 6444467</text:p>
          </table:table-cell>
          <table:table-cell office:value-type="string">
            <text:p>http://www.veristics.in</text:p>
          </table:table-cell>
          <table:table-cell office:value-type="string">
            <text:p/>
            <text:p><text:s/>TBIC, Tejus-B, Park Center,</text:p>
            <text:p><text:s/>Technopark Campus </text:p>
            <text:p><text:s/></text:p>
          </table:table-cell>
          <table:table-cell office:value-type="string">
            <text:p>info@veristics.in</text:p>
          </table:table-cell>
          <table:table-cell office:value-type="string">
            <text:p/>
            <text:p><text:s/>TBIC, Tejus-B, Park Center,</text:p>
            <text:p><text:s/>Technopark Campus </text:p>
            <text:p><text:s/>Phone: +91471 2700333, +91484 6444467</text:p>
            <text:p><text:s/>Email: info@veristics.in</text:p>
            <text:p><text:s/>Website: www.veristics.in </text:p>
          </table:table-cell>
          <table:table-cell table:number-columns-repeated="1018"/>
        </table:table-row>
        <table:table-row table:style-name="ro3">
          <table:table-cell office:value-type="string">
            <text:p>vimeg square Technologies Pvt Ltd</text:p>
          </table:table-cell>
          <table:table-cell office:value-type="string">
            <text:p>+91-471-2700-522</text:p>
          </table:table-cell>
          <table:table-cell office:value-type="string">
            <text:p>http://www.vimegsquare.com</text:p>
          </table:table-cell>
          <table:table-cell office:value-type="string">
            <text:p/>
            <text:p><text:s/>Amstor Building,</text:p>
            <text:p><text:s/>Technopark Campus </text:p>
            <text:p><text:s/></text:p>
          </table:table-cell>
          <table:table-cell office:value-type="string">
            <text:p>info@vimegsquare.com</text:p>
          </table:table-cell>
          <table:table-cell office:value-type="string">
            <text:p/>
            <text:p><text:s/>Amstor Building,</text:p>
            <text:p><text:s/>Technopark Campus </text:p>
            <text:p><text:s/>Phone: +91-471-2700-522</text:p>
            <text:p><text:s/>Email: info@vimegsquare.com</text:p>
            <text:p><text:s/>Website: www.vimegsquare.com </text:p>
          </table:table-cell>
          <table:table-cell table:number-columns-repeated="1018"/>
        </table:table-row>
        <table:table-row table:style-name="ro5">
          <table:table-cell office:value-type="string">
            <text:p>Vinvish Technologies Pvt Ltd</text:p>
          </table:table-cell>
          <table:table-cell office:value-type="string">
            <text:p>91- 471- 4061938/ 39/ 40</text:p>
          </table:table-cell>
          <table:table-cell office:value-type="string">
            <text:p>http://www.vinvish.com</text:p>
          </table:table-cell>
          <table:table-cell office:value-type="string">
            <text:p/>
            <text:p><text:s/>C-16, Thejaswini , Technopark Campus Trivandrum 695 581 ,</text:p>
            <text:p><text:s/></text:p>
          </table:table-cell>
          <table:table-cell office:value-type="string">
            <text:p>info@vinvish.com</text:p>
          </table:table-cell>
          <table:table-cell office:value-type="string">
            <text:p/>
            <text:p><text:s/>C-16, Thejaswini , Technopark Campus Trivandrum 695 581 ,</text:p>
            <text:p><text:s/>Phone: 91- 471- 4061938/ 39/ 40</text:p>
            <text:p><text:s/>Email: info@vinvish.com</text:p>
            <text:p><text:s/>Website: www.vinvish.com </text:p>
          </table:table-cell>
          <table:table-cell table:number-columns-repeated="1018"/>
        </table:table-row>
        <table:table-row table:style-name="ro5">
          <table:table-cell office:value-type="string">
            <text:p>VIRTUS IT SERVICES PVT LTD</text:p>
          </table:table-cell>
          <table:table-cell office:value-type="string">
            <text:p>0471-3048987/3048989</text:p>
          </table:table-cell>
          <table:table-cell office:value-type="string">
            <text:p>http://www.virtusindia.com</text:p>
          </table:table-cell>
          <table:table-cell office:value-type="string">
            <text:p/>
            <text:p><text:s/>A20-21, Gayatri, Technopark Campus Trivandrum 695 581 ,</text:p>
            <text:p><text:s/></text:p>
          </table:table-cell>
          <table:table-cell office:value-type="string">
            <text:p>info@virtusindia.com</text:p>
          </table:table-cell>
          <table:table-cell office:value-type="string">
            <text:p/>
            <text:p><text:s/>A20-21, Gayatri, Technopark Campus Trivandrum 695 581 ,</text:p>
            <text:p><text:s/>Phone: 0471-3048987/3048989</text:p>
            <text:p><text:s/>Email: info@virtusindia.com </text:p>
            <text:p><text:s/>Website: www.virtusindia.com , www.mdiarch.com , </text:p>
          </table:table-cell>
          <table:table-cell table:number-columns-repeated="1018"/>
        </table:table-row>
        <table:table-row table:style-name="ro2">
          <table:table-cell office:value-type="string">
            <text:p>Visionics India Pvt. Ltd.</text:p>
          </table:table-cell>
          <table:table-cell office:value-type="string">
            <text:p>471-2700673 </text:p>
          </table:table-cell>
          <table:table-cell office:value-type="string">
            <text:p>http://www.visionics.a.se</text:p>
          </table:table-cell>
          <table:table-cell office:value-type="string">
            <text:p/>
            <text:p><text:s/>A2, Periyar, Technopark Campus ,</text:p>
            <text:p><text:s/></text:p>
          </table:table-cell>
          <table:table-cell/>
          <table:table-cell office:value-type="string">
            <text:p/>
            <text:p><text:s/>A2, Periyar, Technopark Campus ,</text:p>
            <text:p><text:s/>Phone: 471-2700673 </text:p>
            <text:p><text:s/>Website: http://www.visionics.a.se </text:p>
          </table:table-cell>
          <table:table-cell table:number-columns-repeated="1018"/>
        </table:table-row>
        <table:table-row table:style-name="ro5">
          <table:table-cell office:value-type="string">
            <text:p>Visual Graphics Computing Services India P Ltd</text:p>
          </table:table-cell>
          <table:table-cell office:value-type="string">
            <text:p>471-2700997 / 998 / 943 / 919</text:p>
          </table:table-cell>
          <table:table-cell office:value-type="string">
            <text:p>http://www.mckinsey.com</text:p>
          </table:table-cell>
          <table:table-cell office:value-type="string">
            <text:p/>
            <text:p><text:s/>C4-C6, Gayatri, Technopark Campus Trivandrum 695 581 ,</text:p>
            <text:p><text:s/></text:p>
          </table:table-cell>
          <table:table-cell office:value-type="string">
            <text:p>Vgcs.tvm.recruit@mckinsey.com</text:p>
          </table:table-cell>
          <table:table-cell office:value-type="string">
            <text:p/>
            <text:p><text:s/>C4-C6, Gayatri, Technopark Campus Trivandrum 695 581 ,</text:p>
            <text:p><text:s/>Phone: 471-2700997 / 998 / 943 / 919</text:p>
            <text:p><text:s/>Email: Vgcs.tvm.recruit@mckinsey.com</text:p>
            <text:p><text:s/>Website: www.mckinsey.com </text:p>
          </table:table-cell>
          <table:table-cell table:number-columns-repeated="1018"/>
        </table:table-row>
        <table:table-row table:style-name="ro3">
          <table:table-cell office:value-type="string">
            <text:p>Volmacht Business Solutions Pvt. Ltd.</text:p>
          </table:table-cell>
          <table:table-cell office:value-type="string">
            <text:p>0471 – 2700270</text:p>
          </table:table-cell>
          <table:table-cell office:value-type="string">
            <text:p>http://www.vbs-global.com</text:p>
          </table:table-cell>
          <table:table-cell office:value-type="string">
            <text:p/>
            <text:p><text:s/>1A, Padmanabham,</text:p>
            <text:p><text:s/>Technopark Campus </text:p>
            <text:p><text:s/></text:p>
          </table:table-cell>
          <table:table-cell office:value-type="string">
            <text:p>admin@vbs-global.com</text:p>
          </table:table-cell>
          <table:table-cell office:value-type="string">
            <text:p/>
            <text:p><text:s/>1A, Padmanabham,</text:p>
            <text:p><text:s/>Technopark Campus </text:p>
            <text:p><text:s/>Phone: 0471 – 2700270</text:p>
            <text:p><text:s/>Email: admin@vbs-global.com</text:p>
            <text:p><text:s/>Website: www.vbs-global.com </text:p>
          </table:table-cell>
          <table:table-cell table:number-columns-repeated="1018"/>
        </table:table-row>
        <table:table-row table:style-name="ro6">
          <table:table-cell office:value-type="string">
            <text:p>Vyga Animation Systems Pvt Ltd</text:p>
          </table:table-cell>
          <table:table-cell table:number-columns-repeated="2"/>
          <table:table-cell office:value-type="string">
            <text:p/>
            <text:p><text:s/>G3B,Thejaswini,Technopark Campus Trivandrum ,</text:p>
          </table:table-cell>
          <table:table-cell/>
          <table:table-cell office:value-type="string">
            <text:p/>
            <text:p><text:s/>G3B,Thejaswini,Technopark Campus Trivandrum ,</text:p>
          </table:table-cell>
          <table:table-cell table:number-columns-repeated="1018"/>
        </table:table-row>
        <table:table-row table:style-name="ro3">
          <table:table-cell office:value-type="string">
            <text:p>Waybeo Technology Solutions <text:s/>Pvt Ltd</text:p>
          </table:table-cell>
          <table:table-cell office:value-type="string">
            <text:p>91-471-4015020, 91-471-4016020</text:p>
          </table:table-cell>
          <table:table-cell office:value-type="string">
            <text:p>http://www.waybeo.com</text:p>
          </table:table-cell>
          <table:table-cell office:value-type="string">
            <text:p/>
            <text:p><text:s/>A – 8, T-TBI, Nila,</text:p>
            <text:p><text:s/>Technopark Campus </text:p>
            <text:p><text:s/></text:p>
          </table:table-cell>
          <table:table-cell office:value-type="string">
            <text:p>mail@waybeo.com</text:p>
          </table:table-cell>
          <table:table-cell office:value-type="string">
            <text:p/>
            <text:p><text:s/>A – 8, T-TBI, Nila,</text:p>
            <text:p><text:s/>Technopark Campus </text:p>
            <text:p><text:s/>Phone: 91-471-4015020, 91-471-4016020</text:p>
            <text:p><text:s/>Email: mail@waybeo.com</text:p>
            <text:p><text:s/>Website: www.waybeo.com </text:p>
          </table:table-cell>
          <table:table-cell table:number-columns-repeated="1018"/>
        </table:table-row>
        <table:table-row table:style-name="ro3">
          <table:table-cell office:value-type="string">
            <text:p>Webture Technologies Pvt. Ltd.</text:p>
          </table:table-cell>
          <table:table-cell office:value-type="float" office:value="4714010992">
            <text:p>4714010992</text:p>
          </table:table-cell>
          <table:table-cell office:value-type="string">
            <text:p>http://www.webturetechnologies.com</text:p>
          </table:table-cell>
          <table:table-cell office:value-type="string">
            <text:p/>
            <text:p><text:s/>A - 12, T-TBI, 4th Floor, Nila,</text:p>
            <text:p><text:s/>Technopark Campus </text:p>
            <text:p><text:s/></text:p>
          </table:table-cell>
          <table:table-cell office:value-type="string">
            <text:p>info@webturetechnologies.com</text:p>
          </table:table-cell>
          <table:table-cell office:value-type="string">
            <text:p/>
            <text:p><text:s/>A - 12, T-TBI, 4th Floor, Nila,</text:p>
            <text:p><text:s/>Technopark Campus </text:p>
            <text:p><text:s/>Phone: 04714010992</text:p>
            <text:p><text:s/>Email: info@webturetechnologies.com</text:p>
            <text:p><text:s/>Website: www.webturetechnologies.com </text:p>
          </table:table-cell>
          <table:table-cell table:number-columns-repeated="1018"/>
        </table:table-row>
        <table:table-row table:style-name="ro3">
          <table:table-cell office:value-type="string">
            <text:p>White Oval Technologies Pvt Ltd</text:p>
          </table:table-cell>
          <table:table-cell office:value-type="string">
            <text:p>+91 471-2700051, 4097700</text:p>
          </table:table-cell>
          <table:table-cell office:value-type="string">
            <text:p>http://www.whiteovaltechnologies.com</text:p>
          </table:table-cell>
          <table:table-cell office:value-type="string">
            <text:p/>
            <text:p><text:s/>SBC -26, C-Level, Thejaswini Technopark,,</text:p>
            <text:p><text:s/>Technopark Campus, Technopark </text:p>
            <text:p><text:s/></text:p>
          </table:table-cell>
          <table:table-cell office:value-type="string">
            <text:p>info@whiteovaltechnologies.com</text:p>
          </table:table-cell>
          <table:table-cell office:value-type="string">
            <text:p/>
            <text:p><text:s/>SBC -26, C-Level, Thejaswini Technopark,,</text:p>
            <text:p><text:s/>Technopark Campus, Technopark </text:p>
            <text:p><text:s/>Phone: +91 471-2700051, 4097700</text:p>
            <text:p><text:s/>Email: info@whiteovaltechnologies.com</text:p>
            <text:p><text:s/>Website: www.whiteovaltechnologies.com </text:p>
          </table:table-cell>
          <table:table-cell table:number-columns-repeated="1018"/>
        </table:table-row>
        <table:table-row table:style-name="ro3">
          <table:table-cell office:value-type="string">
            <text:p>Winwrench <text:s/>Software <text:s/>Solutions Pvt. Ltd</text:p>
          </table:table-cell>
          <table:table-cell office:value-type="string">
            <text:p>0471 - 3012636</text:p>
          </table:table-cell>
          <table:table-cell office:value-type="string">
            <text:p>http://www.infowinwrench.com</text:p>
          </table:table-cell>
          <table:table-cell office:value-type="string">
            <text:p/>
            <text:p><text:s/>L-12B, Basement Floor,Thejaswini Building,</text:p>
            <text:p><text:s/>Technopark Campus, Technopark </text:p>
            <text:p><text:s/></text:p>
          </table:table-cell>
          <table:table-cell office:value-type="string">
            <text:p>hr@infowinwrench.com</text:p>
          </table:table-cell>
          <table:table-cell office:value-type="string">
            <text:p/>
            <text:p><text:s/>L-12B, Basement Floor,Thejaswini Building,</text:p>
            <text:p><text:s/>Technopark Campus, Technopark </text:p>
            <text:p><text:s/>Phone: 0471 - 3012636</text:p>
            <text:p><text:s/>Email: hr@infowinwrench.com</text:p>
            <text:p><text:s/>Website: www.infowinwrench.com </text:p>
          </table:table-cell>
          <table:table-cell table:number-columns-repeated="1018"/>
        </table:table-row>
        <table:table-row table:style-name="ro3">
          <table:table-cell office:value-type="string">
            <text:p>Xminds Infotech Pvt. Ltd</text:p>
          </table:table-cell>
          <table:table-cell office:value-type="string">
            <text:p>+91 471-2165663 </text:p>
          </table:table-cell>
          <table:table-cell office:value-type="string">
            <text:p>http://www.xminds.com</text:p>
          </table:table-cell>
          <table:table-cell office:value-type="string">
            <text:p/>
            <text:p><text:s/>SBC-02 Level C Thejaswini,</text:p>
            <text:p><text:s/>Technopark Campus </text:p>
            <text:p><text:s/></text:p>
          </table:table-cell>
          <table:table-cell office:value-type="string">
            <text:p>sales@xminds.com ,hr@xminds.in, hr@x-minds.com</text:p>
          </table:table-cell>
          <table:table-cell office:value-type="string">
            <text:p/>
            <text:p><text:s/>SBC-02 Level C Thejaswini,</text:p>
            <text:p><text:s/>Technopark Campus </text:p>
            <text:p><text:s/>Phone: +91 471-2165663 </text:p>
            <text:p><text:s/>Email: sales@xminds.com ,hr@xminds.in, hr@x-minds.com</text:p>
            <text:p><text:s/>Website: www.xminds.com </text:p>
          </table:table-cell>
          <table:table-cell table:number-columns-repeated="1018"/>
        </table:table-row>
        <table:table-row table:style-name="ro3">
          <table:table-cell office:value-type="string">
            <text:p>Xpetize Technology Solutions Pvt Ltd.</text:p>
          </table:table-cell>
          <table:table-cell office:value-type="float" office:value="9846051566">
            <text:p>9846051566</text:p>
          </table:table-cell>
          <table:table-cell office:value-type="string">
            <text:p>http://www.xpetize.com</text:p>
          </table:table-cell>
          <table:table-cell office:value-type="string">
            <text:p/>
            <text:p><text:s/>A-10, TBIC, Nila 4th Floor,</text:p>
            <text:p><text:s/>Technopark Campus </text:p>
            <text:p><text:s/></text:p>
          </table:table-cell>
          <table:table-cell office:value-type="string">
            <text:p>contactus@xpetize.com</text:p>
          </table:table-cell>
          <table:table-cell office:value-type="string">
            <text:p/>
            <text:p><text:s/>A-10, TBIC, Nila 4th Floor,</text:p>
            <text:p><text:s/>Technopark Campus </text:p>
            <text:p><text:s/>Phone: 9846051566</text:p>
            <text:p><text:s/>Email: contactus@xpetize.com</text:p>
            <text:p><text:s/>Website: www.xpetize.com </text:p>
          </table:table-cell>
          <table:table-cell table:number-columns-repeated="1018"/>
        </table:table-row>
        <table:table-row table:style-name="ro3">
          <table:table-cell office:value-type="string">
            <text:p>Yarab Technologies Pvt. Ltd.</text:p>
          </table:table-cell>
          <table:table-cell office:value-type="string">
            <text:p>0471 – 6410145</text:p>
          </table:table-cell>
          <table:table-cell office:value-type="string">
            <text:p>http://www.yarabltd.co.uk</text:p>
          </table:table-cell>
          <table:table-cell office:value-type="string">
            <text:p/>
            <text:p><text:s/>1E, PADMANABHAM,</text:p>
            <text:p><text:s/>Technopark Campus </text:p>
            <text:p><text:s/></text:p>
          </table:table-cell>
          <table:table-cell office:value-type="string">
            <text:p>info@yarabltd.co.uk</text:p>
          </table:table-cell>
          <table:table-cell office:value-type="string">
            <text:p/>
            <text:p><text:s/>1E, PADMANABHAM,</text:p>
            <text:p><text:s/>Technopark Campus </text:p>
            <text:p><text:s/>Phone: 0471 – 6410145</text:p>
            <text:p><text:s/>Email: info@yarabltd.co.uk</text:p>
            <text:p><text:s/>Website: www.yarabltd.co.uk </text:p>
          </table:table-cell>
          <table:table-cell table:number-columns-repeated="1018"/>
        </table:table-row>
        <table:table-row table:style-name="ro3">
          <table:table-cell office:value-type="string">
            <text:p>YLEM INFOTECH PVT. LTD</text:p>
          </table:table-cell>
          <table:table-cell office:value-type="string">
            <text:p>+91 (0) 471 401 1717, 18</text:p>
          </table:table-cell>
          <table:table-cell office:value-type="string">
            <text:p>http://www.ylem.in</text:p>
          </table:table-cell>
          <table:table-cell office:value-type="string">
            <text:p/>
            <text:p><text:s/>C1, Ground Floor , Pamba,</text:p>
            <text:p><text:s/>Technopark Campus </text:p>
            <text:p><text:s/></text:p>
          </table:table-cell>
          <table:table-cell office:value-type="string">
            <text:p>info@ylem.in</text:p>
          </table:table-cell>
          <table:table-cell office:value-type="string">
            <text:p/>
            <text:p><text:s/>C1, Ground Floor , Pamba,</text:p>
            <text:p><text:s/>Technopark Campus </text:p>
            <text:p><text:s/>Phone: +91 (0) 471 401 1717, 18</text:p>
            <text:p><text:s/>Email: info@ylem.in</text:p>
            <text:p><text:s/>Website: www.ylem.in </text:p>
          </table:table-cell>
          <table:table-cell table:number-columns-repeated="1018"/>
        </table:table-row>
        <table:table-row table:style-name="ro3">
          <table:table-cell office:value-type="string">
            <text:p>YMA Soft Integrate Delivery Pvt Ltd</text:p>
          </table:table-cell>
          <table:table-cell office:value-type="string">
            <text:p>0471-3001689</text:p>
          </table:table-cell>
          <table:table-cell office:value-type="string">
            <text:p>http://www.integratedelivery.com</text:p>
          </table:table-cell>
          <table:table-cell office:value-type="string">
            <text:p/>
            <text:p><text:s/>Ground Floor, Amstor House ,Annexe,</text:p>
            <text:p><text:s/>Technopark Campus </text:p>
            <text:p><text:s/></text:p>
          </table:table-cell>
          <table:table-cell office:value-type="string">
            <text:p>info@integrateDelivery.com</text:p>
          </table:table-cell>
          <table:table-cell office:value-type="string">
            <text:p/>
            <text:p><text:s/>Ground Floor, Amstor House ,Annexe,</text:p>
            <text:p><text:s/>Technopark Campus </text:p>
            <text:p><text:s/>Phone: 0471-3001689</text:p>
            <text:p><text:s/>Email: info@integrateDelivery.com</text:p>
            <text:p><text:s/>Website: www.integratedelivery.com </text:p>
          </table:table-cell>
          <table:table-cell table:number-columns-repeated="1018"/>
        </table:table-row>
        <table:table-row table:style-name="ro5">
          <table:table-cell office:value-type="string">
            <text:p>Ymates Technologies Limited Liability Partnership</text:p>
          </table:table-cell>
          <table:table-cell office:value-type="float" office:value="4714089200">
            <text:p>4714089200</text:p>
          </table:table-cell>
          <table:table-cell office:value-type="string">
            <text:p>http://www.ymates.com</text:p>
          </table:table-cell>
          <table:table-cell office:value-type="string">
            <text:p/>
            <text:p><text:s/>Park Centre,</text:p>
            <text:p><text:s/>Technopark Campus </text:p>
            <text:p><text:s/></text:p>
          </table:table-cell>
          <table:table-cell/>
          <table:table-cell office:value-type="string">
            <text:p/>
            <text:p><text:s/>Park Centre,</text:p>
            <text:p><text:s/>Technopark Campus </text:p>
            <text:p><text:s/>Phone: 04714089200</text:p>
            <text:p><text:s/>Website: www.ymates.com </text:p>
          </table:table-cell>
          <table:table-cell table:number-columns-repeated="1018"/>
        </table:table-row>
        <table:table-row table:style-name="ro5">
          <table:table-cell office:value-type="string">
            <text:p>YSC Engineering Services Pvt Ltd</text:p>
          </table:table-cell>
          <table:table-cell office:value-type="string">
            <text:p>3042300 /4098888 </text:p>
          </table:table-cell>
          <table:table-cell office:value-type="string">
            <text:p>http://www.yscindia.com</text:p>
          </table:table-cell>
          <table:table-cell office:value-type="string">
            <text:p/>
            <text:p><text:s/>B2-C3, Thejaswini, Technopark Campus Trivandrum 695 581,</text:p>
            <text:p><text:s/></text:p>
          </table:table-cell>
          <table:table-cell office:value-type="string">
            <text:p>mail@yscindia.com</text:p>
          </table:table-cell>
          <table:table-cell office:value-type="string">
            <text:p/>
            <text:p><text:s/>B2-C3, Thejaswini, Technopark Campus Trivandrum 695 581,</text:p>
            <text:p><text:s/>Phone: 3042300 /4098888 </text:p>
            <text:p><text:s/>Email: mail@yscindia.com </text:p>
            <text:p><text:s/>Website: www.yscindia.com </text:p>
          </table:table-cell>
          <table:table-cell table:number-columns-repeated="1018"/>
        </table:table-row>
        <table:table-row table:style-name="ro2">
          <table:table-cell office:value-type="string">
            <text:p>Zafin Centre of Excellence Pvt. Ltd.</text:p>
          </table:table-cell>
          <table:table-cell office:value-type="string">
            <text:p>+91-471-2700301/2700302 </text:p>
          </table:table-cell>
          <table:table-cell office:value-type="string">
            <text:p>http://www.zafinlabs.com</text:p>
          </table:table-cell>
          <table:table-cell office:value-type="string">
            <text:p/>
            <text:p><text:s/>G 4 , Thejaswini Technopark, Trivandrum,</text:p>
            <text:p><text:s/></text:p>
          </table:table-cell>
          <table:table-cell/>
          <table:table-cell office:value-type="string">
            <text:p/>
            <text:p><text:s/>G 4 , Thejaswini Technopark, Trivandrum,</text:p>
            <text:p><text:s/>Phone: +91-471-2700301/2700302 </text:p>
            <text:p><text:s/>Website: www.zafinlabs.com </text:p>
          </table:table-cell>
          <table:table-cell table:number-columns-repeated="1018"/>
        </table:table-row>
        <table:table-row table:style-name="ro3">
          <table:table-cell office:value-type="string">
            <text:p>ZestyBeanz Technologies Pvt Ltd</text:p>
          </table:table-cell>
          <table:table-cell office:value-type="string">
            <text:p>0471-4063254</text:p>
          </table:table-cell>
          <table:table-cell office:value-type="string">
            <text:p>http://www.zbeanztech.com</text:p>
          </table:table-cell>
          <table:table-cell office:value-type="string">
            <text:p/>
            <text:p><text:s/>TBIC – 7 &amp;amp; TBIC-8, TBIC, Thejaswini,</text:p>
            <text:p><text:s/>Technopark Campus </text:p>
            <text:p><text:s/></text:p>
          </table:table-cell>
          <table:table-cell office:value-type="string">
            <text:p>contact@zbeanztech.com</text:p>
          </table:table-cell>
          <table:table-cell office:value-type="string">
            <text:p/>
            <text:p><text:s/>TBIC – 7 &amp;amp; TBIC-8, TBIC, Thejaswini,</text:p>
            <text:p><text:s/>Technopark Campus </text:p>
            <text:p><text:s/>Phone: 0471-4063254</text:p>
            <text:p><text:s/>Email: contact@zbeanztech.com</text:p>
            <text:p><text:s/>Website: www.zbeanztech.com </text:p>
          </table:table-cell>
          <table:table-cell table:number-columns-repeated="1018"/>
        </table:table-row>
        <table:table-row table:style-name="ro5">
          <table:table-cell office:value-type="string">
            <text:p>Zoondia Software Pvt Ltd</text:p>
          </table:table-cell>
          <table:table-cell/>
          <table:table-cell office:value-type="string">
            <text:p>http://www.zoondia.com</text:p>
          </table:table-cell>
          <table:table-cell office:value-type="string">
            <text:p/>
            <text:p><text:s/>Thejaswini, Technopark Campus, Trivandrum 695 581 ,</text:p>
            <text:p><text:s/>Email: info@zoondia.in</text:p>
            <text:p><text:s/>Website: www.zoondia.com </text:p>
          </table:table-cell>
          <table:table-cell office:value-type="string">
            <text:p>info@zoondia.in</text:p>
          </table:table-cell>
          <table:table-cell office:value-type="string">
            <text:p/>
            <text:p><text:s/>Thejaswini, Technopark Campus, Trivandrum 695 581 ,</text:p>
            <text:p><text:s/>Email: info@zoondia.in</text:p>
            <text:p><text:s/>Website: www.zoondia.com </text:p>
          </table:table-cell>
          <table:table-cell table:number-columns-repeated="1018"/>
        </table:table-row>
        <table:table-row table:style-name="ro3">
          <table:table-cell office:value-type="string">
            <text:p>Zorus Technologies Pvt Ltd.</text:p>
          </table:table-cell>
          <table:table-cell office:value-type="string">
            <text:p>0471-4017307</text:p>
          </table:table-cell>
          <table:table-cell office:value-type="string">
            <text:p>http://www.zorus.in</text:p>
          </table:table-cell>
          <table:table-cell office:value-type="string">
            <text:p/>
            <text:p><text:s/>TBIC-18, Basement 2 Floor, Thejaswini building,</text:p>
            <text:p><text:s/>Technopark Campus </text:p>
            <text:p><text:s/></text:p>
          </table:table-cell>
          <table:table-cell office:value-type="string">
            <text:p>info@zorus.in</text:p>
          </table:table-cell>
          <table:table-cell office:value-type="string">
            <text:p/>
            <text:p><text:s/>TBIC-18, Basement 2 Floor, Thejaswini building,</text:p>
            <text:p><text:s/>Technopark Campus </text:p>
            <text:p><text:s/>Phone: 0471-4017307</text:p>
            <text:p><text:s/>Email: info@zorus.in</text:p>
            <text:p><text:s/>Website: www.zorus.in </text:p>
          </table:table-cell>
          <table:table-cell table:number-columns-repeated="1018"/>
        </table:table-row>
        <table:table-row table:style-name="ro3">
          <table:table-cell office:value-type="string">
            <text:p>Zyphix Technology Pvt Ltd</text:p>
          </table:table-cell>
          <table:table-cell office:value-type="float" office:value="4713273636">
            <text:p>4713273636</text:p>
          </table:table-cell>
          <table:table-cell office:value-type="string">
            <text:p>http://www.zyphixsolutions.com</text:p>
          </table:table-cell>
          <table:table-cell office:value-type="string">
            <text:p/>
            <text:p><text:s/>C-9 , Gayathri Building ,</text:p>
            <text:p><text:s/>Technopark Campus </text:p>
            <text:p><text:s/></text:p>
          </table:table-cell>
          <table:table-cell office:value-type="string">
            <text:p>info@zyphixsolutions.com</text:p>
          </table:table-cell>
          <table:table-cell office:value-type="string">
            <text:p/>
            <text:p><text:s/>C-9 , Gayathri Building ,</text:p>
            <text:p><text:s/>Technopark Campus </text:p>
            <text:p><text:s/>Phone: 04713273636</text:p>
            <text:p><text:s/>Email: info@zyphixsolutions.com</text:p>
            <text:p><text:s/>Website: www.zyphixsolutions.com </text:p>
          </table:table-cell>
          <table:table-cell table:number-columns-repeated="1018"/>
        </table:table-row>
        <table:table-row table:style-name="ro8" table:number-rows-repeated="104828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2T14:11:26.46</dc:date>
    <meta:generator>LibreOffice/3.6$Windows_x86 LibreOffice_project/2ef5aff-a6fb0ff-166bdff-cf087ad-0f1389</meta:generator>
    <meta:editing-duration>P0D</meta:editing-duration>
    <meta:editing-cycles>1</meta:editing-cycles>
    <meta:document-statistic meta:table-count="1" meta:cell-count="1602" meta:object-count="0"/>
  </office:meta>
</office:document-meta>
</file>